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ahoma" svg:font-family="Tahom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0cm" fo:line-height="100%" fo:margin-top="0.423cm" fo:margin-left="0cm" fo:margin-right="0cm" fo:keep-with-next="always" fo:orphans="2" fo:widows="2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justify" fo:break-before="auto" fo:text-indent="0cm" fo:line-height="100%" fo:margin-top="0.212cm" fo:margin-bottom="0.106cm" fo:margin-left="0cm" fo:margin-right="0cm" fo:keep-with-next="always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break-before="auto" fo:text-indent="0cm" fo:line-height="100%" fo:margin-top="0cm" fo:margin-left="1.27cm" fo:margin-right="0cm" fo:keep-together="always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0cm" fo:line-height="100%" fo:margin-top="0.212cm" fo:margin-bottom="0.106cm" fo:margin-left="0cm" fo:margin-right="0cm" fo:keep-with-next="always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5" style:family="paragraph" style:parent-style-name="Standard">
      <style:paragraph-properties fo:text-align="justify" fo:break-before="auto" fo:text-indent="1.27cm" fo:line-height="100%" fo:margin-top="0cm" fo:margin-left="0cm" fo:margin-right="0cm" fo:keep-with-next="always" fo:orphans="2" fo:widows="2" style:writing-mode="lr-tb"/>
    </style:style>
    <style:style style:name="T5_1" style:family="text">
      <style:text-properties style:font-name="Arial" fo:font-size="11pt" style:font-name-asian="Arial" style:font-size-asian="11pt" style:font-name-complex="Arial" style:font-size-complex="11pt"/>
    </style:style>
    <style:style style:name="T5_2" style:family="text">
      <style:text-properties style:font-name="Arial" fo:font-size="11pt" style:font-name-asian="Arial" style:font-size-asian="11pt" style:font-name-complex="Arial" style:font-size-complex="11pt"/>
    </style:style>
    <style:style style:name="T5_3" style:family="text">
      <style:text-properties style:font-name="Arial" fo:font-size="11pt" style:font-name-asian="Arial" style:font-size-asian="11pt" style:font-name-complex="Arial" style:font-size-complex="11pt"/>
    </style:style>
    <style:style style:name="T5_4" style:family="text">
      <style:text-properties style:font-name="Arial" fo:font-size="11pt" style:font-name-asian="Arial" style:font-size-asian="11pt" style:font-name-complex="Arial" style:font-size-complex="11pt"/>
    </style:style>
    <style:style style:name="T5_5" style:family="text">
      <style:text-properties style:font-name="Arial" fo:font-size="11pt" style:font-name-asian="Arial" style:font-size-asian="11pt" style:font-name-complex="Arial" style:font-size-complex="11pt"/>
    </style:style>
    <style:style style:name="T5_6" style:family="text">
      <style:text-properties style:font-name="Arial" fo:font-size="11pt" style:font-name-asian="Arial" style:font-size-asian="11pt" style:font-name-complex="Arial" style:font-size-complex="11pt"/>
    </style:style>
    <style:style style:name="T5_7" style:family="text">
      <style:text-properties style:font-name="Arial" fo:font-size="11pt" style:font-name-asian="Arial" style:font-size-asian="11pt" style:font-name-complex="Arial" style:font-size-complex="11pt"/>
    </style:style>
    <style:style style:name="T5_8" style:family="text">
      <style:text-properties style:font-name="Arial" fo:font-size="11pt" style:font-name-asian="Arial" style:font-size-asian="11pt" style:font-name-complex="Arial" style:font-size-complex="11pt"/>
    </style:style>
    <style:style style:name="T5_9" style:family="text">
      <style:text-properties style:font-name="Arial" fo:font-size="11pt" style:font-name-asian="Arial" style:font-size-asian="11pt" style:font-name-complex="Arial" style:font-size-complex="11pt"/>
    </style:style>
    <style:style style:name="T5_10" style:family="text">
      <style:text-properties style:font-name="Arial" fo:font-size="11pt" style:font-name-asian="Arial" style:font-size-asian="11pt" style:font-name-complex="Arial" style:font-size-complex="11pt"/>
    </style:style>
    <style:style style:name="T5_11" style:family="text">
      <style:text-properties style:font-name="Arial" fo:font-size="11pt" style:font-name-asian="Arial" style:font-size-asian="11pt" style:font-name-complex="Arial" style:font-size-complex="11pt"/>
    </style:style>
    <style:style style:name="T5_12" style:family="text">
      <style:text-properties style:font-name="Arial" fo:font-size="11pt" style:font-name-asian="Arial" style:font-size-asian="11pt" style:font-name-complex="Arial" style:font-size-complex="11pt"/>
    </style:style>
    <style:style style:name="T5_13" style:family="text">
      <style:text-properties style:font-name="Arial" fo:font-size="11pt" style:font-name-asian="Arial" style:font-size-asian="11pt" style:font-name-complex="Arial" style:font-size-complex="11pt"/>
    </style:style>
    <style:style style:name="T5_14" style:family="text">
      <style:text-properties style:font-name="Arial" fo:font-size="11pt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justify" fo:break-before="auto" fo:text-indent="0cm" fo:line-height="100%" fo:margin-top="0.212cm" fo:margin-bottom="0.106cm" fo:margin-left="0cm" fo:margin-right="0cm" fo:keep-with-next="always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7" style:family="paragraph" style:parent-style-name="Standard">
      <style:paragraph-properties fo:text-align="justify" fo:break-before="auto" fo:text-indent="0cm" fo:line-height="100%" fo:margin-top="0cm" fo:margin-left="1.27cm" fo:margin-right="0cm" fo:keep-together="always" fo:orphans="2" fo:widows="2" style:writing-mode="lr-tb"/>
    </style:style>
    <style:style style:name="T7_1" style:family="text"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text-align="justify" fo:break-before="auto" fo:text-indent="0cm" fo:line-height="100%" fo:margin-top="0.212cm" fo:margin-bottom="0.106cm" fo:margin-left="0cm" fo:margin-right="0cm" fo:keep-with-next="always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9" style:family="paragraph" style:parent-style-name="Standard">
      <style:paragraph-properties fo:text-align="justify" fo:break-before="auto" fo:line-height="100%" fo:margin-top="0cm" fo:margin-right="0cm" fo:keep-together="always" fo:orphans="2" fo:widows="2" style:writing-mode="lr-tb"/>
    </style:style>
    <style:style style:name="T9_1" style:family="text">
      <style:text-properties style:font-name="Arial" fo:font-size="11pt" style:font-name-asian="Arial" style:font-size-asian="11pt" style:font-name-complex="Arial" style:font-size-complex="11pt"/>
    </style:style>
    <style:style style:name="T9_2" style:family="text">
      <style:text-properties style:font-name="Arial" fo:font-size="11pt" style:font-name-asian="Arial" style:font-size-asian="11pt" style:font-name-complex="Arial" style:font-size-complex="11pt"/>
    </style:style>
    <style:style style:name="T9_3" style:family="text">
      <style:text-properties style:font-name="Arial" fo:font-size="11pt" style:font-name-asian="Arial" style:font-size-asian="11pt" style:font-name-complex="Arial" style:font-size-complex="11pt"/>
    </style:style>
    <style:style style:name="T9_4" style:family="text">
      <style:text-properties style:font-name="Arial" fo:font-size="11pt" style:font-name-asian="Arial" style:font-size-asian="11pt" style:font-name-complex="Arial" style:font-size-complex="11pt"/>
    </style:style>
    <style:style style:name="T9_5" style:family="text">
      <style:text-properties style:font-name="Arial" fo:font-size="11pt" style:font-name-asian="Arial" style:font-size-asian="11pt" style:font-name-complex="Arial" style:font-size-complex="11pt"/>
    </style:style>
    <style:style style:name="T9_6" style:family="text">
      <style:text-properties style:font-name="Arial" fo:font-size="11pt" style:font-name-asian="Arial" style:font-size-asian="11pt" style:font-name-complex="Arial" style:font-size-complex="11pt"/>
    </style:style>
    <style:style style:name="T9_7" style:family="text">
      <style:text-properties style:font-name="Arial" fo:font-size="11pt" style:font-name-asian="Arial" style:font-size-asian="11pt" style:font-name-complex="Arial" style:font-size-complex="11pt"/>
    </style:style>
    <style:style style:name="T9_8" style:family="text">
      <style:text-properties style:font-name="Arial" fo:font-size="11pt" style:font-name-asian="Arial" style:font-size-asian="11pt" style:font-name-complex="Arial" style:font-size-complex="11pt"/>
    </style:style>
    <style:style style:name="T9_9" style:family="text">
      <style:text-properties style:font-name="Arial" fo:font-size="11pt" style:font-name-asian="Arial" style:font-size-asian="11pt" style:font-name-complex="Arial" style:font-size-complex="11pt"/>
    </style:style>
    <style:style style:name="T9_10" style:family="text">
      <style:text-properties style:font-name="Arial" fo:font-size="11pt" style:font-name-asian="Arial" style:font-size-asian="11pt" style:font-name-complex="Arial" style:font-size-complex="11pt"/>
    </style:style>
    <style:style style:name="T9_11" style:family="text">
      <style:text-properties style:font-name="Arial" fo:font-size="11pt" style:font-name-asian="Arial" style:font-size-asian="11pt" style:font-name-complex="Arial" style:font-size-complex="11pt"/>
    </style:style>
    <style:style style:name="T9_12" style:family="text">
      <style:text-properties style:font-name="Arial" fo:font-size="11pt" style:font-name-asian="Arial" style:font-size-asian="11pt" style:font-name-complex="Arial" style:font-size-complex="11pt"/>
    </style:style>
    <style:style style:name="T9_13" style:family="text">
      <style:text-properties style:font-name="Arial" fo:font-size="11pt" style:font-name-asian="Arial" style:font-size-asian="11pt" style:font-name-complex="Arial" style:font-size-complex="11pt"/>
    </style:style>
    <style:style style:name="T9_14" style:family="text">
      <style:text-properties style:font-name="Arial" fo:font-size="11pt" style:font-name-asian="Arial" style:font-size-asian="11pt" style:font-name-complex="Arial" style:font-size-complex="11pt"/>
    </style:style>
    <style:style style:name="T9_15" style:family="text">
      <style:text-properties style:font-name="Arial" fo:font-size="11pt" style:font-name-asian="Arial" style:font-size-asian="11pt" style:font-name-complex="Arial" style:font-size-complex="11pt"/>
    </style:style>
    <style:style style:name="T9_16" style:family="text">
      <style:text-properties style:font-name="Arial" fo:font-size="11pt" style:font-name-asian="Arial" style:font-size-asian="11pt" style:font-name-complex="Arial" style:font-size-complex="11pt"/>
    </style:style>
    <style:style style:name="T9_17" style:family="text">
      <style:text-properties style:font-name="Arial" fo:font-size="11pt" style:font-name-asian="Arial" style:font-size-asian="11pt" style:font-name-complex="Arial" style:font-size-complex="11pt"/>
    </style:style>
    <style:style style:name="T9_18" style:family="text">
      <style:text-properties style:font-name="Arial" fo:font-size="11pt" style:font-name-asian="Arial" style:font-size-asian="11pt" style:font-name-complex="Arial" style:font-size-complex="11pt"/>
    </style:style>
    <style:style style:name="T9_19" style:family="text">
      <style:text-properties style:font-name="Arial" fo:font-size="11pt" style:font-name-asian="Arial" style:font-size-asian="11pt" style:font-name-complex="Arial" style:font-size-complex="11pt"/>
    </style:style>
    <style:style style:name="T9_20" style:family="text">
      <style:text-properties style:font-name="Arial" fo:font-size="11pt" style:font-name-asian="Arial" style:font-size-asian="11pt" style:font-name-complex="Arial" style:font-size-complex="11pt"/>
    </style:style>
    <style:style style:name="T9_21" style:family="text">
      <style:text-properties style:font-name="Arial" fo:font-size="11pt" style:font-name-asian="Arial" style:font-size-asian="11pt" style:font-name-complex="Arial" style:font-size-complex="11pt"/>
    </style:style>
    <style:style style:name="T9_22" style:family="text">
      <style:text-properties style:font-name="Arial" fo:font-size="11pt" style:font-name-asian="Arial" style:font-size-asian="11pt" style:font-name-complex="Arial" style:font-size-complex="11pt"/>
    </style:style>
    <style:style style:name="T9_23" style:family="text">
      <style:text-properties style:font-name="Arial" fo:font-size="11pt" style:font-name-asian="Arial" style:font-size-asian="11pt" style:font-name-complex="Arial" style:font-size-complex="11pt"/>
    </style:style>
    <style:style style:name="T9_24" style:family="text">
      <style:text-properties style:font-name="Arial" fo:font-size="11pt" style:font-name-asian="Arial" style:font-size-asian="11pt" style:font-name-complex="Arial" style:font-size-complex="11pt"/>
    </style:style>
    <style:style style:name="T9_25" style:family="text">
      <style:text-properties style:font-name="Arial" fo:font-size="11pt" style:font-name-asian="Arial" style:font-size-asian="11pt" style:font-name-complex="Arial" style:font-size-complex="11pt"/>
    </style:style>
    <style:style style:name="T9_26" style:family="text">
      <style:text-properties style:font-name="Arial" fo:font-size="11pt" style:font-name-asian="Arial" style:font-size-asian="11pt" style:font-name-complex="Arial" style:font-size-complex="11pt"/>
    </style:style>
    <style:style style:name="T9_27" style:family="text">
      <style:text-properties style:font-name="Arial" fo:font-size="11pt" style:font-name-asian="Arial" style:font-size-asian="11pt" style:font-name-complex="Arial" style:font-size-complex="11pt"/>
    </style:style>
    <style:style style:name="T9_28" style:family="text">
      <style:text-properties style:font-name="Arial" fo:font-size="11pt" style:font-name-asian="Arial" style:font-size-asian="11pt" style:font-name-complex="Arial" style:font-size-complex="11pt"/>
    </style:style>
    <style:style style:name="T9_29" style:family="text">
      <style:text-properties style:font-name="Arial" fo:font-size="11pt" style:font-name-asian="Arial" style:font-size-asian="11pt" style:font-name-complex="Arial" style:font-size-complex="11pt"/>
    </style:style>
    <style:style style:name="T9_30" style:family="text">
      <style:text-properties style:font-name="Arial" fo:font-size="11pt" style:font-name-asian="Arial" style:font-size-asian="11pt" style:font-name-complex="Arial" style:font-size-complex="11pt"/>
    </style:style>
    <style:style style:name="T9_31" style:family="text">
      <style:text-properties style:font-name="Arial" fo:font-size="11pt" style:font-name-asian="Arial" style:font-size-asian="11pt" style:font-name-complex="Arial" style:font-size-complex="11pt"/>
    </style:style>
    <style:style style:name="T9_32" style:family="text">
      <style:text-properties style:font-name="Arial" fo:font-size="11pt" style:font-name-asian="Arial" style:font-size-asian="11pt" style:font-name-complex="Arial" style:font-size-complex="11pt"/>
    </style:style>
    <style:style style:name="T9_33" style:family="text">
      <style:text-properties style:font-name="Arial" fo:font-size="11pt" style:font-name-asian="Arial" style:font-size-asian="11pt" style:font-name-complex="Arial" style:font-size-complex="11pt"/>
    </style:style>
    <style:style style:name="T9_34" style:family="text">
      <style:text-properties style:font-name="Arial" fo:font-size="11pt" style:font-name-asian="Arial" style:font-size-asian="11pt" style:font-name-complex="Arial" style:font-size-complex="11pt"/>
    </style:style>
    <style:style style:name="T9_35" style:family="text">
      <style:text-properties style:font-name="Arial" fo:font-size="11pt" style:font-name-asian="Arial" style:font-size-asian="11pt" style:font-name-complex="Arial" style:font-size-complex="11pt"/>
    </style:style>
    <style:style style:name="T9_36" style:family="text">
      <style:text-properties style:font-name="Arial" fo:font-size="11pt" style:font-name-asian="Arial" style:font-size-asian="11pt" style:font-name-complex="Arial" style:font-size-complex="11pt"/>
    </style:style>
    <style:style style:name="T9_37" style:family="text">
      <style:text-properties style:font-name="Arial" fo:font-size="11pt" style:font-name-asian="Arial" style:font-size-asian="11pt" style:font-name-complex="Arial" style:font-size-complex="11pt"/>
    </style:style>
    <style:style style:name="T9_38" style:family="text">
      <style:text-properties style:font-name="Arial" fo:font-size="11pt" style:font-name-asian="Arial" style:font-size-asian="11pt" style:font-name-complex="Arial" style:font-size-complex="11pt"/>
    </style:style>
    <style:style style:name="T9_39" style:family="text">
      <style:text-properties style:font-name="Arial" fo:font-size="11pt" style:font-name-asian="Arial" style:font-size-asian="11pt" style:font-name-complex="Arial" style:font-size-complex="11pt"/>
    </style:style>
    <style:style style:name="T9_40" style:family="text">
      <style:text-properties style:font-name="Arial" fo:font-size="11pt" style:font-name-asian="Arial" style:font-size-asian="11pt" style:font-name-complex="Arial" style:font-size-complex="11pt"/>
    </style:style>
    <style:style style:name="P10" style:family="paragraph" style:parent-style-name="Standard">
      <style:paragraph-properties fo:text-align="justify" fo:break-before="auto" fo:text-indent="0cm" fo:line-height="100%" fo:margin-top="0cm" fo:margin-bottom="0.212cm" fo:margin-left="1.27cm" fo:margin-right="0cm" fo:keep-together="always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justify" fo:break-before="auto" fo:text-indent="0cm" fo:line-height="100%" fo:margin-top="0cm" fo:margin-bottom="0.212cm" fo:margin-left="1.27cm" fo:margin-right="0cm" fo:keep-together="always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Standard">
      <style:paragraph-properties fo:text-align="justify" fo:break-before="auto" fo:text-indent="0cm" fo:line-height="100%" fo:margin-top="0cm" fo:margin-bottom="0.212cm" fo:margin-left="1.27cm" fo:margin-right="0cm" fo:keep-together="always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justify" fo:break-before="auto" fo:text-indent="0cm" fo:line-height="100%" fo:margin-top="0cm" fo:margin-bottom="0.212cm" fo:margin-left="1.27cm" fo:margin-right="0cm" fo:keep-together="always" fo:orphans="2" fo:widows="2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justify" fo:break-before="auto" fo:text-indent="0cm" fo:line-height="100%" fo:margin-top="0cm" fo:margin-bottom="0.212cm" fo:margin-left="1.27cm" fo:margin-right="0cm" fo:keep-together="always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justify" fo:break-before="auto" fo:text-indent="0cm" fo:line-height="100%" fo:margin-top="0cm" fo:margin-bottom="0.212cm" fo:margin-left="1.27cm" fo:margin-right="0cm" fo:keep-together="always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justify" fo:break-before="auto" fo:text-indent="0cm" fo:line-height="100%" fo:margin-top="0cm" fo:margin-bottom="0.212cm" fo:margin-left="1.27cm" fo:margin-right="0cm" fo:keep-together="always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justify" fo:break-before="auto" fo:text-indent="0cm" fo:line-height="100%" fo:margin-top="0cm" fo:margin-bottom="0.212cm" fo:margin-left="1.27cm" fo:margin-right="0cm" fo:keep-together="always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justify" fo:break-before="auto" fo:text-indent="0cm" fo:line-height="100%" fo:margin-top="0cm" fo:margin-bottom="0.212cm" fo:margin-left="1.27cm" fo:margin-right="0cm" fo:keep-together="always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justify" fo:break-before="auto" fo:text-indent="0cm" fo:line-height="100%" fo:margin-top="0cm" fo:margin-bottom="0.212cm" fo:margin-left="1.27cm" fo:margin-right="0cm" fo:keep-together="always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justify" fo:break-before="auto" fo:text-indent="0cm" fo:line-height="100%" fo:margin-top="0cm" fo:margin-bottom="0.212cm" fo:margin-left="1.27cm" fo:margin-right="0cm" fo:keep-together="always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justify" fo:break-before="auto" fo:text-indent="0cm" fo:line-height="100%" fo:margin-top="0cm" fo:margin-bottom="0.212cm" fo:margin-left="1.27cm" fo:margin-right="0cm" fo:keep-together="always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font-name="Arial" fo:font-size="11pt" style:font-name-asian="Arial" style:font-size-asian="11pt" style:font-name-complex="Arial" style:font-size-complex="11pt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9" style:family="text">
      <style:text-properties style:font-name="Arial" fo:font-size="11pt" style:font-name-asian="Arial" style:font-size-asian="11pt" style:font-name-complex="Arial" style:font-size-complex="11pt"/>
    </style:style>
    <style:style style:name="T2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justify" fo:break-before="auto" fo:text-indent="0cm" fo:line-height="100%" fo:margin-top="0cm" fo:margin-bottom="0.212cm" fo:margin-left="1.27cm" fo:margin-right="0cm" fo:keep-together="always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justify" fo:break-before="auto" fo:line-height="100%" fo:margin-top="0cm" fo:margin-right="0cm" fo:keep-together="always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justify" fo:break-before="auto" fo:line-height="100%" fo:margin-top="0cm" fo:margin-right="0cm" fo:keep-together="always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justify" fo:break-before="auto" fo:line-height="100%" fo:margin-top="0cm" fo:margin-right="0cm" fo:keep-together="always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>
      <style:text-properties style:font-name="Arial" fo:font-size="11pt" style:font-name-asian="Arial" style:font-size-asian="11pt" style:font-name-complex="Arial" style:font-size-complex="11pt"/>
    </style:style>
    <style:style style:name="T25_12" style:family="text">
      <style:text-properties style:font-name="Arial" fo:font-size="11pt" style:font-name-asian="Arial" style:font-size-asian="11pt" style:font-name-complex="Arial" style:font-size-complex="11pt"/>
    </style:style>
    <style:style style:name="T25_13" style:family="text">
      <style:text-properties style:font-name="Arial" fo:font-size="11pt" style:font-name-asian="Arial" style:font-size-asian="11pt" style:font-name-complex="Arial" style:font-size-complex="11pt"/>
    </style:style>
    <style:style style:name="T25_14" style:family="text">
      <style:text-properties style:font-name="Arial" fo:font-size="11pt" style:font-name-asian="Arial" style:font-size-asian="11pt" style:font-name-complex="Arial" style:font-size-complex="11pt"/>
    </style:style>
    <style:style style:name="T25_15" style:family="text">
      <style:text-properties style:font-name="Arial" fo:font-size="11pt" style:font-name-asian="Arial" style:font-size-asian="11pt" style:font-name-complex="Arial" style:font-size-complex="11pt"/>
    </style:style>
    <style:style style:name="T25_16" style:family="text">
      <style:text-properties style:font-name="Arial" fo:font-size="11pt" style:font-name-asian="Arial" style:font-size-asian="11pt" style:font-name-complex="Arial" style:font-size-complex="11pt"/>
    </style:style>
    <style:style style:name="T25_17" style:family="text">
      <style:text-properties style:font-name="Arial" fo:font-size="11pt" style:font-name-asian="Arial" style:font-size-asian="11pt" style:font-name-complex="Arial" style:font-size-complex="11pt"/>
    </style:style>
    <style:style style:name="T25_18" style:family="text">
      <style:text-properties style:font-name="Arial" fo:font-size="11pt" style:font-name-asian="Arial" style:font-size-asian="11pt" style:font-name-complex="Arial" style:font-size-complex="11pt"/>
    </style:style>
    <style:style style:name="T25_19" style:family="text">
      <style:text-properties style:font-name="Arial" fo:font-size="11pt" style:font-name-asian="Arial" style:font-size-asian="11pt" style:font-name-complex="Arial" style:font-size-complex="11pt"/>
    </style:style>
    <style:style style:name="T25_20" style:family="text">
      <style:text-properties style:font-name="Arial" fo:font-size="11pt" style:font-name-asian="Arial" style:font-size-asian="11pt" style:font-name-complex="Arial" style:font-size-complex="11pt"/>
    </style:style>
    <style:style style:name="T25_21" style:family="text">
      <style:text-properties style:font-name="Arial" fo:font-size="11pt" style:font-name-asian="Arial" style:font-size-asian="11pt" style:font-name-complex="Arial" style:font-size-complex="11pt"/>
    </style:style>
    <style:style style:name="T25_22" style:family="text">
      <style:text-properties style:font-name="Arial" fo:font-size="11pt" style:font-name-asian="Arial" style:font-size-asian="11pt" style:font-name-complex="Arial" style:font-size-complex="11pt"/>
    </style:style>
    <style:style style:name="T25_23" style:family="text">
      <style:text-properties style:font-name="Arial" fo:font-size="11pt" style:font-name-asian="Arial" style:font-size-asian="11pt" style:font-name-complex="Arial" style:font-size-complex="11pt"/>
    </style:style>
    <style:style style:name="T25_24" style:family="text">
      <style:text-properties style:font-name="Arial" fo:font-size="11pt" style:font-name-asian="Arial" style:font-size-asian="11pt" style:font-name-complex="Arial" style:font-size-complex="11pt"/>
    </style:style>
    <style:style style:name="T25_25" style:family="text">
      <style:text-properties style:font-name="Arial" fo:font-size="11pt" style:font-name-asian="Arial" style:font-size-asian="11pt" style:font-name-complex="Arial" style:font-size-complex="11pt"/>
    </style:style>
    <style:style style:name="T25_26" style:family="text">
      <style:text-properties style:font-name="Arial" fo:font-size="11pt" style:font-name-asian="Arial" style:font-size-asian="11pt" style:font-name-complex="Arial" style:font-size-complex="11pt"/>
    </style:style>
    <style:style style:name="T2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justify" fo:break-before="auto" fo:line-height="100%" fo:margin-top="0cm" fo:margin-right="0cm" fo:keep-together="always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>
      <style:text-properties style:font-name="Arial" fo:font-size="11pt" style:font-name-asian="Arial" style:font-size-asian="11pt" style:font-name-complex="Arial" style:font-size-complex="11pt"/>
    </style:style>
    <style:style style:name="P27" style:family="paragraph" style:parent-style-name="Standard">
      <style:paragraph-properties fo:text-align="justify" fo:break-before="auto" fo:text-indent="0cm" fo:line-height="100%" fo:margin-top="0.212cm" fo:margin-bottom="0.106cm" fo:margin-left="0cm" fo:margin-right="0cm" fo:keep-with-next="always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8" style:family="paragraph" style:parent-style-name="Standard">
      <style:paragraph-properties fo:text-align="justify" fo:break-before="auto" fo:text-indent="0cm" fo:line-height="100%" fo:margin-top="0cm" fo:margin-left="0cm" fo:margin-right="0cm" fo:keep-with-next="always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9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justify" fo:break-before="auto" fo:text-indent="0cm" fo:line-height="100%" fo:margin-top="0cm" fo:margin-left="0cm" fo:margin-right="0cm" fo:keep-with-next="always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3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justify" fo:break-before="auto" fo:text-indent="0cm" fo:line-height="100%" fo:margin-top="0cm" fo:margin-bottom="0.212cm" fo:margin-left="1.773cm" fo:margin-right="0cm" fo:keep-together="always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justify" fo:break-before="auto" fo:text-indent="1.249cm" fo:line-height="100%" fo:margin-top="0cm" fo:margin-bottom="0.212cm" fo:margin-left="1.249cm" fo:margin-right="0cm" fo:keep-together="always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justify" fo:break-before="auto" fo:text-indent="0cm" fo:line-height="100%" fo:margin-top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justify" fo:break-before="auto" fo:text-indent="0cm" fo:line-height="100%" fo:margin-top="0cm" fo:margin-left="1.288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9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font-name="Arial" fo:font-size="11pt" style:font-name-asian="Arial" style:font-size-asian="11pt" style:font-name-complex="Arial" style:font-size-complex="11pt"/>
    </style:style>
    <style:style style:name="T40_9" style:family="text">
      <style:text-properties style:font-name="Arial" fo:font-size="11pt" style:font-name-asian="Arial" style:font-size-asian="11pt" style:font-name-complex="Arial" style:font-size-complex="11pt"/>
    </style:style>
    <style:style style:name="T40_10" style:family="text">
      <style:text-properties style:font-name="Arial" fo:font-size="11pt" style:font-name-asian="Arial" style:font-size-asian="11pt" style:font-name-complex="Arial" style:font-size-complex="11pt"/>
    </style:style>
    <style:style style:name="T40_11" style:family="text">
      <style:text-properties style:font-name="Arial" fo:font-size="11pt" style:font-name-asian="Arial" style:font-size-asian="11pt" style:font-name-complex="Arial" style:font-size-complex="11pt"/>
    </style:style>
    <style:style style:name="T40_12" style:family="text">
      <style:text-properties style:font-name="Arial" fo:font-size="11pt" style:font-name-asian="Arial" style:font-size-asian="11pt" style:font-name-complex="Arial" style:font-size-complex="11pt"/>
    </style:style>
    <style:style style:name="T40_13" style:family="text">
      <style:text-properties style:font-name="Arial" fo:font-size="11pt" style:font-name-asian="Arial" style:font-size-asian="11pt" style:font-name-complex="Arial" style:font-size-complex="11pt"/>
    </style:style>
    <style:style style:name="T40_14" style:family="text">
      <style:text-properties style:font-name="Arial" fo:font-size="11pt" style:font-name-asian="Arial" style:font-size-asian="11pt" style:font-name-complex="Arial" style:font-size-complex="11pt"/>
    </style:style>
    <style:style style:name="T40_15" style:family="text">
      <style:text-properties style:font-name="Arial" fo:font-size="11pt" style:font-name-asian="Arial" style:font-size-asian="11pt" style:font-name-complex="Arial" style:font-size-complex="11pt"/>
    </style:style>
    <style:style style:name="T40_16" style:family="text">
      <style:text-properties style:font-name="Arial" fo:font-size="11pt" style:font-name-asian="Arial" style:font-size-asian="11pt" style:font-name-complex="Arial" style:font-size-complex="11pt"/>
    </style:style>
    <style:style style:name="T4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justify" fo:break-before="auto" fo:text-indent="0cm" fo:line-height="100%" fo:margin-top="0cm" fo:margin-left="1.288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justify" fo:break-before="auto" fo:text-indent="0cm" fo:line-height="100%" fo:margin-top="0.212cm" fo:margin-bottom="0.106cm" fo:margin-left="0cm" fo:margin-right="0cm" fo:keep-with-next="always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43" style:family="paragraph" style:parent-style-name="Standard">
      <style:paragraph-properties fo:text-align="justify" fo:break-before="auto" fo:line-height="100%" fo:margin-top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7" style:family="text">
      <style:text-properties style:font-name="Arial" fo:font-size="11pt" style:font-name-asian="Arial" style:font-size-asian="11pt" style:font-name-complex="Arial" style:font-size-complex="11pt"/>
    </style:style>
    <style:style style:name="T43_18" style:family="text">
      <style:text-properties style:font-name="Arial" fo:font-size="11pt" style:font-name-asian="Arial" style:font-size-asian="11pt" style:font-name-complex="Arial" style:font-size-complex="11pt"/>
    </style:style>
    <style:style style:name="T43_19" style:family="text">
      <style:text-properties style:font-name="Arial" fo:font-size="11pt" style:font-name-asian="Arial" style:font-size-asian="11pt" style:font-name-complex="Arial" style:font-size-complex="11pt"/>
    </style:style>
    <style:style style:name="T43_20" style:family="text">
      <style:text-properties style:font-name="Arial" fo:font-size="11pt" style:font-name-asian="Arial" style:font-size-asian="11pt" style:font-name-complex="Arial" style:font-size-complex="11pt"/>
    </style:style>
    <style:style style:name="T43_21" style:family="text">
      <style:text-properties style:font-name="Arial" fo:font-size="11pt" style:font-name-asian="Arial" style:font-size-asian="11pt" style:font-name-complex="Arial" style:font-size-complex="11pt"/>
    </style:style>
    <style:style style:name="T43_22" style:family="text">
      <style:text-properties style:font-name="Arial" fo:font-size="11pt" style:font-name-asian="Arial" style:font-size-asian="11pt" style:font-name-complex="Arial" style:font-size-complex="11pt"/>
    </style:style>
    <style:style style:name="T43_23" style:family="text">
      <style:text-properties style:font-name="Arial" fo:font-size="11pt" style:font-name-asian="Arial" style:font-size-asian="11pt" style:font-name-complex="Arial" style:font-size-complex="11pt"/>
    </style:style>
    <style:style style:name="T43_24" style:family="text">
      <style:text-properties style:font-name="Arial" fo:font-size="11pt" style:font-name-asian="Arial" style:font-size-asian="11pt" style:font-name-complex="Arial" style:font-size-complex="11pt"/>
    </style:style>
    <style:style style:name="T43_25" style:family="text">
      <style:text-properties style:font-name="Arial" fo:font-size="11pt" style:font-name-asian="Arial" style:font-size-asian="11pt" style:font-name-complex="Arial" style:font-size-complex="11pt"/>
    </style:style>
    <style:style style:name="T43_26" style:family="text">
      <style:text-properties style:font-name="Arial" fo:font-size="11pt" style:font-name-asian="Arial" style:font-size-asian="11pt" style:font-name-complex="Arial" style:font-size-complex="11pt"/>
    </style:style>
    <style:style style:name="P44" style:family="paragraph" style:parent-style-name="Standard">
      <style:paragraph-properties fo:text-align="justify" fo:break-before="auto" fo:line-height="100%" fo:margin-top="0cm" fo:margin-right="0cm" fo:orphans="2" fo:widows="2" style:writing-mode="lr-tb"/>
    </style:style>
    <style:style style:name="T44_1" style:family="text">
      <style:text-properties style:font-name="Arial" fo:font-size="11pt" style:font-name-asian="Arial" style:font-size-asian="11pt" style:font-name-complex="Arial" style:font-size-complex="11pt"/>
    </style:style>
    <style:style style:name="T44_2" style:family="text">
      <style:text-properties style:font-name="Arial" fo:font-size="11pt" style:font-name-asian="Arial" style:font-size-asian="11pt" style:font-name-complex="Arial" style:font-size-complex="11pt"/>
    </style:style>
    <style:style style:name="T44_3" style:family="text">
      <style:text-properties style:font-name="Arial" fo:font-size="11pt" style:font-name-asian="Arial" style:font-size-asian="11pt" style:font-name-complex="Arial" style:font-size-complex="11pt"/>
    </style:style>
    <style:style style:name="T44_4" style:family="text">
      <style:text-properties style:font-name="Arial" fo:font-size="11pt" style:font-name-asian="Arial" style:font-size-asian="11pt" style:font-name-complex="Arial" style:font-size-complex="11pt"/>
    </style:style>
    <style:style style:name="T44_5" style:family="text">
      <style:text-properties style:font-name="Arial" fo:font-size="11pt" style:font-name-asian="Arial" style:font-size-asian="11pt" style:font-name-complex="Arial" style:font-size-complex="11pt"/>
    </style:style>
    <style:style style:name="T44_6" style:family="text">
      <style:text-properties style:font-name="Arial" fo:font-size="11pt" style:font-name-asian="Arial" style:font-size-asian="11pt" style:font-name-complex="Arial" style:font-size-complex="11pt"/>
    </style:style>
    <style:style style:name="T44_7" style:family="text">
      <style:text-properties style:font-name="Arial" fo:font-size="11pt" style:font-name-asian="Arial" style:font-size-asian="11pt" style:font-name-complex="Arial" style:font-size-complex="11pt"/>
    </style:style>
    <style:style style:name="T44_8" style:family="text">
      <style:text-properties style:font-name="Arial" fo:font-size="11pt" style:font-name-asian="Arial" style:font-size-asian="11pt" style:font-name-complex="Arial" style:font-size-complex="11pt"/>
    </style:style>
    <style:style style:name="T44_9" style:family="text">
      <style:text-properties style:font-name="Arial" fo:font-size="11pt" style:font-name-asian="Arial" style:font-size-asian="11pt" style:font-name-complex="Arial" style:font-size-complex="11pt"/>
    </style:style>
    <style:style style:name="T44_10" style:family="text">
      <style:text-properties style:font-name="Arial" fo:font-size="11pt" style:font-name-asian="Arial" style:font-size-asian="11pt" style:font-name-complex="Arial" style:font-size-complex="11pt"/>
    </style:style>
    <style:style style:name="P45" style:family="paragraph" style:parent-style-name="Standard">
      <style:paragraph-properties fo:text-align="justify" fo:break-before="auto" fo:line-height="100%" fo:margin-top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justify" fo:break-before="auto" fo:line-height="100%" fo:margin-top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justify" fo:break-before="auto" fo:text-indent="0cm" fo:line-height="100%" fo:margin-top="0cm" fo:margin-left="0cm" fo:margin-right="0cm" fo:keep-with-next="always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justify" fo:break-before="auto" fo:text-indent="0cm" fo:line-height="100%" fo:margin-top="0.212cm" fo:margin-bottom="0.106cm" fo:margin-left="0cm" fo:margin-right="0cm" fo:keep-with-next="always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49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justify" fo:break-before="auto" fo:line-height="100%" fo:margin-top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1.887cm"/>
        </style:tab-stops>
      </style:paragraph-properties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1.887cm"/>
        </style:tab-stops>
      </style:paragraph-properties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1.887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1.887cm"/>
        </style:tab-stops>
      </style:paragraph-properties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1.887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1.887cm"/>
        </style:tab-stops>
      </style:paragraph-properties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1.887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3.104cm"/>
          <style:tab-stop style:type="left" style:leader-style="none" style:position="3.316cm"/>
        </style:tab-stops>
      </style:paragraph-properties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3.104cm"/>
          <style:tab-stop style:type="left" style:leader-style="none" style:position="3.369cm"/>
        </style:tab-stops>
      </style:paragraph-properties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1.905cm"/>
          <style:tab-stop style:type="left" style:leader-style="none" style:position="3.334cm"/>
        </style:tab-stops>
      </style:paragraph-properties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1.905cm"/>
          <style:tab-stop style:type="left" style:leader-style="none" style:position="3.334cm"/>
        </style:tab-stops>
      </style:paragraph-properties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2.575cm"/>
          <style:tab-stop style:type="left" style:leader-style="none" style:position="3.334cm"/>
        </style:tab-stops>
      </style:paragraph-properties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2.575cm"/>
          <style:tab-stop style:type="left" style:leader-style="none" style:position="3.334cm"/>
        </style:tab-stops>
      </style:paragraph-properties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1.905cm"/>
          <style:tab-stop style:type="left" style:leader-style="none" style:position="3.334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3.193cm"/>
        </style:tab-stops>
      </style:paragraph-properties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font-name="Arial" fo:font-size="11pt" style:font-name-asian="Arial" style:font-size-asian="11pt" style:font-name-complex="Arial" style:font-size-complex="11pt"/>
    </style:style>
    <style:style style:name="P69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3.157cm"/>
        </style:tab-stops>
      </style:paragraph-properties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3.157cm"/>
        </style:tab-stops>
      </style:paragraph-properties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3.157cm"/>
        </style:tab-stops>
      </style:paragraph-properties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3.157cm"/>
        </style:tab-stops>
      </style:paragraph-properties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3.157cm"/>
        </style:tab-stops>
      </style:paragraph-properties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3.157cm"/>
        </style:tab-stops>
      </style:paragraph-properties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3.157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justify" fo:break-before="auto" fo:text-indent="0cm" fo:line-height="100%" fo:margin-top="0cm" fo:margin-left="3.157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justify" fo:break-before="auto" fo:text-indent="0cm" fo:line-height="100%" fo:margin-top="0cm" fo:margin-left="3.157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justify" fo:break-before="auto" fo:text-indent="-0.635cm" fo:line-height="100%" fo:margin-top="0cm" fo:margin-left="3.881cm" fo:margin-right="0cm" fo:orphans="2" fo:widows="2" style:writing-mode="lr-tb">
        <style:tab-stops>
          <style:tab-stop style:type="left" style:leader-style="none" style:position="3.898cm"/>
        </style:tab-stops>
      </style:paragraph-properties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font-name="Arial" fo:font-size="11pt" style:font-name-asian="Arial" style:font-size-asian="11pt" style:font-name-complex="Arial" style:font-size-complex="11pt"/>
    </style:style>
    <style:style style:name="P94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font-name="Arial" fo:font-size="11pt" style:font-name-asian="Arial" style:font-size-asian="11pt" style:font-name-complex="Arial" style:font-size-complex="11pt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font-name="Arial" fo:font-size="11pt" style:font-name-asian="Arial" style:font-size-asian="11pt" style:font-name-complex="Arial" style:font-size-complex="11pt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font-name="Arial" fo:font-size="11pt" style:font-name-asian="Arial" style:font-size-asian="11pt" style:font-name-complex="Arial" style:font-size-complex="11pt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font-name="Arial" fo:font-size="11pt" style:font-name-asian="Arial" style:font-size-asian="11pt" style:font-name-complex="Arial" style:font-size-complex="11pt"/>
    </style:style>
    <style:style style:name="T97_3" style:family="text">
      <style:text-properties style:font-name="Arial" fo:font-size="11pt" style:font-name-asian="Arial" style:font-size-asian="11pt" style:font-name-complex="Arial" style:font-size-complex="11pt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justify" fo:break-before="auto" fo:text-indent="0cm" fo:line-height="100%" fo:margin-top="0cm" fo:margin-left="3.828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justify" fo:break-before="auto" fo:text-indent="0cm" fo:line-height="100%" fo:margin-top="0cm" fo:margin-left="3.828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justify" fo:break-before="auto" fo:text-indent="0cm" fo:line-height="100%" fo:margin-top="0cm" fo:margin-left="1.905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justify" fo:break-before="auto" fo:text-indent="0cm" fo:line-height="100%" fo:margin-top="0cm" fo:margin-left="1.905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justify" fo:break-before="auto" fo:line-height="100%" fo:margin-top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justify" fo:break-before="auto" fo:text-indent="0cm" fo:line-height="100%" fo:margin-top="0cm" fo:margin-left="1.905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justify" fo:break-before="auto" fo:text-indent="0cm" fo:line-height="100%" fo:margin-top="0cm" fo:margin-left="1.905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justify" fo:break-before="auto" fo:text-indent="0cm" fo:line-height="100%" fo:margin-top="0cm" fo:margin-left="1.905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justify" fo:break-before="auto" fo:text-indent="0cm" fo:line-height="100%" fo:margin-top="0cm" fo:margin-left="1.905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justify" fo:break-before="auto" fo:text-indent="0cm" fo:line-height="100%" fo:margin-top="0cm" fo:margin-left="1.905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justify" fo:break-before="auto" fo:line-height="100%" fo:margin-top="0cm" fo:margin-right="0cm" fo:orphans="2" fo:widows="2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justify" fo:break-before="auto" fo:text-indent="0cm" fo:line-height="100%" fo:margin-top="0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justify" fo:break-before="auto" fo:text-indent="0cm" fo:line-height="100%" fo:margin-top="0cm" fo:margin-right="0cm" fo:orphans="2" fo:widows="2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justify" fo:break-before="auto" fo:text-indent="0cm" fo:line-height="100%" fo:margin-top="0cm" fo:margin-right="0cm" fo:orphans="2" fo:widows="2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justify" fo:break-before="auto" fo:text-indent="0cm" fo:line-height="100%" fo:margin-top="0cm" fo:margin-right="0cm" fo:orphans="2" fo:widows="2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justify" fo:break-before="auto" fo:text-indent="0cm" fo:line-height="100%" fo:margin-top="0cm" fo:margin-left="1.887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justify" fo:break-before="auto" fo:line-height="100%" fo:margin-top="0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61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4" style:family="text">
      <style:text-properties style:font-name="Arial" fo:font-size="11pt" style:font-name-asian="Arial" style:font-size-asian="11pt" style:font-name-complex="Arial" style:font-size-complex="11pt"/>
    </style:style>
    <style:style style:name="P165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68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76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83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86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89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1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6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97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" style:family="text">
      <style:text-properties style:font-name="Arial" fo:font-size="11pt" style:font-name-asian="Arial" style:font-size-asian="11pt" style:font-name-complex="Arial" style:font-size-complex="11pt"/>
    </style:style>
    <style:style style:name="P201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3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04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5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6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07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8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9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0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1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2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13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4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2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5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6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4" style:family="text">
      <style:text-properties style:font-name="Arial" fo:font-size="11pt" style:font-name-asian="Arial" style:font-size-asian="11pt" style:font-name-complex="Arial" style:font-size-complex="11pt"/>
    </style:style>
    <style:style style:name="P217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8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9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20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1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2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23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4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5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25_4" style:family="text">
      <style:text-properties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P226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7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8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29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0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1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2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3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4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5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36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7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8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39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0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1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42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3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4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5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6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7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48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49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0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1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2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3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4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5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6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7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8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9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0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61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1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61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61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61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61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61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61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61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61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61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62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6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62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62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62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62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62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62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62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62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62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62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62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62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62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62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62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62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62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62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62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62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63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64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64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64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64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65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65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66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66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67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67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68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6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68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69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70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0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71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1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1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1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72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73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3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3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3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3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3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74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7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4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4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4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75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76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77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27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7_2" style:family="text">
      <style:text-properties style:font-name="Arial" style:font-name-asian="Arial" style:font-name-complex="Arial"/>
    </style:style>
    <style:style style:name="P278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79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27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9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9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9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9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9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9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9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9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9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9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9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9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9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9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9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9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9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9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9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9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79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80" style:family="paragraph" style:parent-style-name="Standard">
      <style:paragraph-properties fo:text-align="justify" fo:break-before="auto" fo:text-indent="1.182cm" fo:line-height="100%" fo:margin-top="0cm" fo:margin-left="0.071cm" fo:margin-right="0cm" fo:orphans="2" fo:widows="2" style:writing-mode="lr-tb"/>
    </style:style>
    <style:style style:name="T28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0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0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0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0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0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0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0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0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0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0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0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0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0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0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0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0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0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0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0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0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0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0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0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0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0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0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0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0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0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0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0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0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0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0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0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0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81" style:family="paragraph" style:parent-style-name="Standard">
      <style:paragraph-properties fo:text-align="justify" fo:break-before="auto" fo:text-indent="1.182cm" fo:line-height="100%" fo:margin-top="0cm" fo:margin-left="0.071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82" style:family="paragraph" style:parent-style-name="Standard">
      <style:paragraph-properties fo:text-align="justify" fo:break-before="auto" fo:text-indent="1.182cm" fo:line-height="100%" fo:margin-top="0cm" fo:margin-left="0.071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83" style:family="paragraph" style:parent-style-name="Standard">
      <style:paragraph-properties fo:text-align="justify" fo:break-before="auto" fo:text-indent="1.182cm" fo:line-height="100%" fo:margin-top="0cm" fo:margin-left="0.071cm" fo:margin-right="0cm" fo:orphans="2" fo:widows="2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84" style:family="paragraph" style:parent-style-name="Standard">
      <style:paragraph-properties fo:text-align="justify" fo:break-before="auto" fo:text-indent="1.182cm" fo:line-height="100%" fo:margin-top="0cm" fo:margin-left="0.071cm" fo:margin-right="0cm" fo:orphans="2" fo:widows="2" style:writing-mode="lr-tb"/>
    </style:style>
    <style:style style:name="T28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4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4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4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85" style:family="paragraph" style:parent-style-name="Standard">
      <style:paragraph-properties fo:text-align="justify" fo:break-before="auto" fo:text-indent="1.182cm" fo:line-height="100%" fo:margin-top="0cm" fo:margin-left="0.071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86" style:family="paragraph" style:parent-style-name="Standard">
      <style:paragraph-properties fo:text-align="justify" fo:break-before="auto" fo:text-indent="1.182cm" fo:line-height="100%" fo:margin-top="0cm" fo:margin-left="0.071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87" style:family="paragraph" style:parent-style-name="Standard">
      <style:paragraph-properties fo:text-align="justify" fo:break-before="auto" fo:text-indent="1.182cm" fo:line-height="100%" fo:margin-top="0cm" fo:margin-left="0.071cm" fo:margin-right="0cm" fo:orphans="2" fo:widows="2" style:writing-mode="lr-tb"/>
    </style:style>
    <style:style style:name="T28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88" style:family="paragraph" style:parent-style-name="Standard">
      <style:paragraph-properties fo:text-align="justify" fo:break-before="auto" fo:text-indent="1.182cm" fo:line-height="100%" fo:margin-top="0cm" fo:margin-left="0.071cm" fo:margin-right="0cm" fo:orphans="2" fo:widows="2" style:writing-mode="lr-tb"/>
    </style:style>
    <style:style style:name="T28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8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8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8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8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89" style:family="paragraph" style:parent-style-name="Standard">
      <style:paragraph-properties fo:text-align="justify" fo:break-before="auto" fo:text-indent="-0.053cm" fo:line-height="100%" fo:margin-top="0cm" fo:margin-left="1.852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90" style:family="paragraph" style:parent-style-name="Standard">
      <style:paragraph-properties fo:text-align="justify" fo:break-before="auto" fo:text-indent="-0.053cm" fo:line-height="100%" fo:margin-top="0cm" fo:margin-left="1.852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91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</style:style>
    <style:style style:name="T29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1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1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1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1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1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92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93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</style:style>
    <style:style style:name="T29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3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3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3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3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3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3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3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3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3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94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</style:style>
    <style:style style:name="T29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4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4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4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95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</style:style>
    <style:style style:name="T29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96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</style:style>
    <style:style style:name="T29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6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T296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T296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T296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T296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P297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</style:style>
    <style:style style:name="T29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7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7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7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7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7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7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7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7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7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7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7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7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7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7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7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98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</style:style>
    <style:style style:name="T29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8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99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</style:style>
    <style:style style:name="T29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9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9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9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300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</style:style>
    <style:style style:name="T30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0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0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0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301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</style:style>
    <style:style style:name="T30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1_2" style:family="text">
      <style:text-properties style:font-name="Arial" style:font-name-asian="Arial" style:font-name-complex="Arial"/>
    </style:style>
    <style:style style:name="P302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303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</style:style>
    <style:style style:name="T30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3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T303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T303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T303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T303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P304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</style:style>
    <style:style style:name="T30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4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4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4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4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4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4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4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4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4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4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4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4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4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4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4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305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</style:style>
    <style:style style:name="T30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5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306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</style:style>
    <style:style style:name="T30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6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307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</style:style>
    <style:style style:name="T30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8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</style:style>
    <style:style style:name="T3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9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0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</style:style>
    <style:style style:name="T3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1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</style:style>
    <style:style style:name="T3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2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3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4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</style:style>
    <style:style style:name="T3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5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</style:style>
    <style:style style:name="T3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6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7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8" style:family="paragraph" style:parent-style-name="Standard">
      <style:paragraph-properties fo:text-align="justify" fo:break-before="auto" fo:text-indent="0cm" fo:line-height="100%" fo:margin-top="0cm" fo:margin-left="1.799cm" fo:margin-right="0cm" fo:orphans="2" fo:widows="2" style:writing-mode="lr-tb"/>
    </style:style>
    <style:style style:name="T3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9" style:family="paragraph" style:parent-style-name="Standard">
      <style:paragraph-properties fo:text-align="justify" fo:break-before="auto" fo:text-indent="0cm" fo:line-height="100%" fo:margin-top="0cm" fo:margin-left="1.799cm" fo:margin-right="0cm" fo:orphans="2" fo:widows="2" style:writing-mode="lr-tb"/>
    </style:style>
    <style:style style:name="T3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0" style:family="paragraph" style:parent-style-name="Standard">
      <style:paragraph-properties fo:text-align="justify" fo:break-before="auto" fo:text-indent="0cm" fo:line-height="100%" fo:margin-top="0cm" fo:margin-left="1.799cm" fo:margin-right="0cm" fo:orphans="2" fo:widows="2" style:writing-mode="lr-tb"/>
    </style:style>
    <style:style style:name="T3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1" style:family="paragraph" style:parent-style-name="Standard">
      <style:paragraph-properties fo:text-align="justify" fo:break-before="auto" fo:text-indent="0cm" fo:line-height="100%" fo:margin-top="0cm" fo:margin-left="1.799cm" fo:margin-right="0cm" fo:orphans="2" fo:widows="2" style:writing-mode="lr-tb"/>
    </style:style>
    <style:style style:name="T3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2" style:family="paragraph" style:parent-style-name="Standard">
      <style:paragraph-properties fo:text-align="justify" fo:break-before="auto" fo:text-indent="0cm" fo:line-height="100%" fo:margin-top="0cm" fo:margin-left="1.799cm" fo:margin-right="0cm" fo:orphans="2" fo:widows="2" style:writing-mode="lr-tb"/>
    </style:style>
    <style:style style:name="T3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3" style:family="paragraph" style:parent-style-name="Standard">
      <style:paragraph-properties fo:text-align="justify" fo:break-before="auto" fo:text-indent="0cm" fo:line-height="100%" fo:margin-top="0cm" fo:margin-left="1.799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4" style:family="paragraph" style:parent-style-name="Standard">
      <style:paragraph-properties fo:text-align="justify" fo:break-before="auto" fo:text-indent="0cm" fo:line-height="100%" fo:margin-top="0cm" fo:margin-left="1.799cm" fo:margin-right="0cm" fo:orphans="2" fo:widows="2" style:writing-mode="lr-tb"/>
    </style:style>
    <style:style style:name="T3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5" style:family="paragraph" style:parent-style-name="Standard">
      <style:paragraph-properties fo:text-align="justify" fo:break-before="auto" fo:text-indent="0cm" fo:line-height="100%" fo:margin-top="0cm" fo:margin-left="1.799cm" fo:margin-right="0cm" fo:orphans="2" fo:widows="2" style:writing-mode="lr-tb"/>
    </style:style>
    <style:style style:name="T3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6" style:family="paragraph" style:parent-style-name="Standard">
      <style:paragraph-properties fo:text-align="justify" fo:break-before="auto" fo:text-indent="0cm" fo:line-height="100%" fo:margin-top="0cm" fo:margin-left="1.799cm" fo:margin-right="0cm" fo:orphans="2" fo:widows="2" style:writing-mode="lr-tb"/>
    </style:style>
    <style:style style:name="T3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7" style:family="paragraph" style:parent-style-name="Standard">
      <style:paragraph-properties fo:text-align="justify" fo:break-before="auto" fo:text-indent="0cm" fo:line-height="100%" fo:margin-top="0cm" fo:margin-left="1.799cm" fo:margin-right="0cm" fo:orphans="2" fo:widows="2" style:writing-mode="lr-tb"/>
    </style:style>
    <style:style style:name="T3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8" style:family="paragraph" style:parent-style-name="Standard">
      <style:paragraph-properties fo:text-align="justify" fo:break-before="auto" fo:text-indent="0cm" fo:line-height="100%" fo:margin-top="0cm" fo:margin-left="1.799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9" style:family="paragraph" style:parent-style-name="Standard">
      <style:paragraph-properties fo:text-align="justify" fo:break-before="auto" fo:text-indent="0cm" fo:line-height="100%" fo:margin-top="0cm" fo:margin-left="0.67cm" fo:margin-right="0cm" fo:orphans="2" fo:widows="2" style:writing-mode="lr-tb"/>
    </style:style>
    <style:style style:name="T3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0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1" style:family="paragraph" style:parent-style-name="Standard">
      <style:paragraph-properties fo:text-align="justify" fo:break-before="auto" fo:text-indent="0cm" fo:line-height="100%" fo:margin-top="0cm" fo:margin-left="1.799cm" fo:margin-right="0cm" fo:orphans="2" fo:widows="2" style:writing-mode="lr-tb"/>
    </style:style>
    <style:style style:name="T3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32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3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4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5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6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7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8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9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0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1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42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3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4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4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5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6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7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8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9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0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51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2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3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4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5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6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7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8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59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0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1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2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3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4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5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66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7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8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69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2.575cm"/>
        </style:tab-stops>
      </style:paragraph-properties>
    </style:style>
    <style:style style:name="T3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0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1" style:family="paragraph" style:parent-style-name="Standard">
      <style:paragraph-properties fo:text-align="justify" fo:break-before="auto" fo:text-indent="0cm" fo:line-height="100%" fo:margin-top="0cm" fo:margin-left="1.799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2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3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4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75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6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7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8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9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0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1" style:family="paragraph" style:parent-style-name="Standard">
      <style:paragraph-properties fo:text-align="justify" fo:break-before="auto" fo:text-indent="0cm" fo:line-height="100%" fo:margin-top="0cm" fo:margin-left="1.817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2" style:family="paragraph" style:parent-style-name="Standard">
      <style:paragraph-properties fo:text-align="justify" fo:break-before="auto" fo:text-indent="0cm" fo:line-height="100%" fo:margin-top="0cm" fo:margin-left="1.817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3" style:family="paragraph" style:parent-style-name="Standard">
      <style:paragraph-properties fo:text-align="justify" fo:break-before="auto" fo:text-indent="0cm" fo:line-height="100%" fo:margin-top="0cm" fo:margin-left="1.817cm" fo:margin-right="0cm" fo:orphans="2" fo:widows="2" style:writing-mode="lr-tb"/>
    </style:style>
    <style:style style:name="T3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84" style:family="paragraph" style:parent-style-name="Standard">
      <style:paragraph-properties fo:text-align="justify" fo:break-before="auto" fo:text-indent="0cm" fo:line-height="100%" fo:margin-top="0cm" fo:margin-left="1.817cm" fo:margin-right="0cm" fo:orphans="2" fo:widows="2" style:writing-mode="lr-tb"/>
    </style:style>
    <style:style style:name="T3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5" style:family="paragraph" style:parent-style-name="Standard">
      <style:paragraph-properties fo:text-align="justify" fo:break-before="auto" fo:text-indent="0cm" fo:line-height="100%" fo:margin-top="0cm" fo:margin-left="1.817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6" style:family="paragraph" style:parent-style-name="Standard">
      <style:paragraph-properties fo:text-align="justify" fo:break-before="auto" fo:text-indent="0cm" fo:line-height="100%" fo:margin-top="0cm" fo:margin-left="1.817cm" fo:margin-right="0cm" fo:orphans="2" fo:widows="2" style:writing-mode="lr-tb"/>
    </style:style>
    <style:style style:name="T3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87" style:family="paragraph" style:parent-style-name="Standard">
      <style:paragraph-properties fo:text-align="justify" fo:break-before="auto" fo:text-indent="0cm" fo:line-height="100%" fo:margin-top="0cm" fo:margin-left="1.817cm" fo:margin-right="0cm" fo:orphans="2" fo:widows="2" style:writing-mode="lr-tb"/>
    </style:style>
    <style:style style:name="T3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8" style:family="paragraph" style:parent-style-name="Standard">
      <style:paragraph-properties fo:text-align="justify" fo:break-before="auto" fo:text-indent="0cm" fo:line-height="100%" fo:margin-top="0cm" fo:margin-left="1.817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9" style:family="paragraph" style:parent-style-name="Standard">
      <style:paragraph-properties fo:text-align="justify" fo:break-before="auto" fo:text-indent="0cm" fo:line-height="100%" fo:margin-top="0cm" fo:margin-left="1.817cm" fo:margin-right="0cm" fo:orphans="2" fo:widows="2" style:writing-mode="lr-tb"/>
    </style:style>
    <style:style style:name="T3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90" style:family="paragraph" style:parent-style-name="Standard">
      <style:paragraph-properties fo:text-align="justify" fo:break-before="auto" fo:text-indent="0cm" fo:line-height="100%" fo:margin-top="0cm" fo:margin-left="1.817cm" fo:margin-right="0cm" fo:orphans="2" fo:widows="2" style:writing-mode="lr-tb"/>
    </style:style>
    <style:style style:name="T3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1" style:family="paragraph" style:parent-style-name="Standard">
      <style:paragraph-properties fo:text-align="justify" fo:break-before="auto" fo:text-indent="0cm" fo:line-height="100%" fo:margin-top="0cm" fo:margin-left="1.817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2" style:family="paragraph" style:parent-style-name="Standard">
      <style:paragraph-properties fo:text-align="justify" fo:break-before="auto" fo:text-indent="0cm" fo:line-height="100%" fo:margin-top="0cm" fo:margin-left="1.817cm" fo:margin-right="0cm" fo:orphans="2" fo:widows="2" style:writing-mode="lr-tb"/>
    </style:style>
    <style:style style:name="T3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93" style:family="paragraph" style:parent-style-name="Standard">
      <style:paragraph-properties fo:text-align="justify" fo:break-before="auto" fo:text-indent="0cm" fo:line-height="100%" fo:margin-top="0cm" fo:margin-left="1.817cm" fo:margin-right="0cm" fo:orphans="2" fo:widows="2" style:writing-mode="lr-tb"/>
    </style:style>
    <style:style style:name="T3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4" style:family="paragraph" style:parent-style-name="Standard">
      <style:paragraph-properties fo:text-align="justify" fo:break-before="auto" fo:text-indent="0cm" fo:line-height="100%" fo:margin-top="0cm" fo:margin-left="1.817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5" style:family="paragraph" style:parent-style-name="Standard">
      <style:paragraph-properties fo:text-align="justify" fo:break-before="auto" fo:text-indent="0cm" fo:line-height="100%" fo:margin-top="0cm" fo:margin-left="1.817cm" fo:margin-right="0cm" fo:orphans="2" fo:widows="2" style:writing-mode="lr-tb"/>
    </style:style>
    <style:style style:name="T3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96" style:family="paragraph" style:parent-style-name="Standard">
      <style:paragraph-properties fo:text-align="justify" fo:break-before="auto" fo:text-indent="0cm" fo:line-height="100%" fo:margin-top="0cm" fo:margin-left="1.817cm" fo:margin-right="0cm" fo:orphans="2" fo:widows="2" style:writing-mode="lr-tb"/>
    </style:style>
    <style:style style:name="T3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7" style:family="paragraph" style:parent-style-name="Standard">
      <style:paragraph-properties fo:text-align="justify" fo:break-before="auto" fo:text-indent="0cm" fo:line-height="100%" fo:margin-top="0cm" fo:margin-left="1.817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8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9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0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1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4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2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4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3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4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4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5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4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6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7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4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8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4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9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4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0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1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2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4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3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4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4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5" style:family="paragraph" style:parent-style-name="Standard">
      <style:paragraph-properties fo:text-align="justify" fo:break-before="auto" fo:text-indent="0cm" fo:line-height="100%" fo:margin-top="0cm" fo:margin-left="1.799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6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4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7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8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4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9" style:family="paragraph" style:parent-style-name="Standard">
      <style:paragraph-properties fo:text-align="justify" fo:break-before="auto" fo:text-indent="0cm" fo:line-height="100%" fo:margin-top="0cm" fo:margin-left="1.817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0" style:family="paragraph" style:parent-style-name="Standard">
      <style:paragraph-properties fo:text-align="justify" fo:break-before="auto" fo:text-indent="0cm" fo:line-height="100%" fo:margin-top="0cm" fo:margin-left="1.817cm" fo:margin-right="0cm" fo:orphans="2" fo:widows="2" style:writing-mode="lr-tb"/>
    </style:style>
    <style:style style:name="T4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1" style:family="paragraph" style:parent-style-name="Standard">
      <style:paragraph-properties fo:text-align="justify" fo:break-before="auto" fo:text-indent="0cm" fo:line-height="100%" fo:margin-top="0cm" fo:margin-left="1.817cm" fo:margin-right="0cm" fo:orphans="2" fo:widows="2" style:writing-mode="lr-tb"/>
    </style:style>
    <style:style style:name="T4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2" style:family="paragraph" style:parent-style-name="Standard">
      <style:paragraph-properties fo:text-align="justify" fo:break-before="auto" fo:text-indent="0cm" fo:line-height="100%" fo:margin-top="0cm" fo:margin-left="1.817cm" fo:margin-right="0cm" fo:orphans="2" fo:widows="2" style:writing-mode="lr-tb"/>
    </style:style>
    <style:style style:name="T4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3" style:family="paragraph" style:parent-style-name="Standard">
      <style:paragraph-properties fo:text-align="justify" fo:break-before="auto" fo:text-indent="0cm" fo:line-height="100%" fo:margin-top="0cm" fo:margin-left="1.817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4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4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5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26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27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28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29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Memória</text:span><text:span text:style-name="T1_2"><text:s/></text:span><text:span text:style-name="T1_3">Virtual</text:span><text:span text:style-name="T1_4"><text:line-break/></text:span><text:span text:style-name="T1_5">Caso</text:span><text:span text:style-name="T1_6"><text:s/></text:span><text:span text:style-name="T1_7">de</text:span><text:span text:style-name="T1_8"><text:s/></text:span><text:span text:style-name="T1_9">Uso</text:span><text:span text:style-name="T1_10">:<text:s/></text:span><text:span text:style-name="T1_11">Cadastrar</text:span><text:span text:style-name="T1_12"><text:s/></text:span><text:span text:style-name="T1_13">Bem</text:span><text:span text:style-name="T1_14"><text:s/></text:span><text:span text:style-name="T1_15">Patrimonial</text:span></text:p>
      <text:p text:style-name="P2"><text:span text:style-name="T2_1">Breve</text:span><text:span text:style-name="T2_2"><text:s/></text:span><text:span text:style-name="T2_3">Descrição</text:span></text:p>
      <text:p text:style-name="P3"><text:span text:style-name="T3_1">Este</text:span><text:span text:style-name="T3_2"><text:s/></text:span><text:span text:style-name="T3_3">caso</text:span><text:span text:style-name="T3_4"><text:s/></text:span><text:span text:style-name="T3_5">de</text:span><text:span text:style-name="T3_6"><text:s/></text:span><text:span text:style-name="T3_7">uso</text:span><text:span text:style-name="T3_8"><text:s/></text:span><text:span text:style-name="T3_9">permite</text:span><text:span text:style-name="T3_10"><text:s/></text:span><text:span text:style-name="T3_11">que</text:span><text:span text:style-name="T3_12"><text:s/></text:span><text:span text:style-name="T3_13">um</text:span><text:span text:style-name="T3_14"><text:s/></text:span><text:span text:style-name="T3_15">novo</text:span><text:span text:style-name="T3_16"><text:s/></text:span><text:span text:style-name="T3_17">bem</text:span><text:span text:style-name="T3_18"><text:s/></text:span><text:span text:style-name="T3_19">patrimonial</text:span><text:span text:style-name="T3_20"><text:s/></text:span><text:span text:style-name="T3_21">seja</text:span><text:span text:style-name="T3_22"><text:s/></text:span><text:span text:style-name="T3_23">cadastrado</text:span><text:span text:style-name="T3_24"><text:s/></text:span><text:span text:style-name="T3_25">no</text:span><text:span text:style-name="T3_26"><text:s/></text:span><text:span text:style-name="T3_27">sistema</text:span><text:span text:style-name="T3_28">.</text:span></text:p>
      <text:p text:style-name="P4"><text:span text:style-name="T4_1">Breve</text:span><text:span text:style-name="T4_2"><text:s/></text:span><text:span text:style-name="T4_3">Descrição</text:span><text:span text:style-name="T4_4"><text:s/></text:span><text:span text:style-name="T4_5">dos</text:span><text:span text:style-name="T4_6"><text:s/></text:span><text:span text:style-name="T4_7">Atores</text:span></text:p>
      <text:p text:style-name="P5"><text:span text:style-name="T5_1">Usuário</text:span><text:span text:style-name="T5_2">:<text:s/></text:span><text:span text:style-name="T5_3">Pode</text:span><text:span text:style-name="T5_4"><text:s/></text:span><text:span text:style-name="T5_5">cadastrar</text:span><text:span text:style-name="T5_6"><text:s/></text:span><text:span text:style-name="T5_7">um</text:span><text:span text:style-name="T5_8"><text:s/></text:span><text:span text:style-name="T5_9">novo</text:span><text:span text:style-name="T5_10"><text:s/></text:span><text:span text:style-name="T5_11">bem</text:span><text:span text:style-name="T5_12"><text:s/></text:span><text:span text:style-name="T5_13">patrimônio</text:span><text:span text:style-name="T5_14">.</text:span></text:p>
      <text:p text:style-name="P6"><text:span text:style-name="T6_1">Pré</text:span><text:span text:style-name="T6_2">-</text:span><text:span text:style-name="T6_3">condições</text:span></text:p>
      <text:p text:style-name="P7"><text:span text:style-name="T7_1">--</text:span></text:p>
      <text:p text:style-name="P8"><text:span text:style-name="T8_1">Fluxo</text:span><text:span text:style-name="T8_2"><text:s/></text:span><text:span text:style-name="T8_3">Básico</text:span><text:span text:style-name="T8_4"><text:s/></text:span><text:span text:style-name="T8_5">de</text:span><text:span text:style-name="T8_6"><text:s/></text:span><text:span text:style-name="T8_7">eventos</text:span></text:p>
      <text:list text:style-name="LS1" xml:id="list0">
        <text:list-item>
          <text:p text:style-name="P9"><text:span text:style-name="T9_1">O</text:span><text:span text:style-name="T9_2"><text:s/></text:span><text:span text:style-name="T9_3">usuário</text:span><text:span text:style-name="T9_4"><text:s/></text:span><text:span text:style-name="T9_5">escolhe</text:span><text:span text:style-name="T9_6"><text:s/></text:span><text:span text:style-name="T9_7">a</text:span><text:span text:style-name="T9_8"><text:s/></text:span><text:span text:style-name="T9_9">opção</text:span><text:span text:style-name="T9_10"><text:s/>"</text:span><text:span text:style-name="T9_11">Cadastrar</text:span><text:span text:style-name="T9_12"><text:s/></text:span><text:span text:style-name="T9_13">novo</text:span><text:span text:style-name="T9_14"><text:s/></text:span><text:span text:style-name="T9_15">bem</text:span><text:span text:style-name="T9_16"><text:s/></text:span><text:span text:style-name="T9_17">patrimonial</text:span><text:span text:style-name="T9_18">",<text:s/></text:span><text:span text:style-name="T9_19">será</text:span><text:span text:style-name="T9_20"><text:s/></text:span><text:span text:style-name="T9_21">aberta</text:span><text:span text:style-name="T9_22"><text:s/></text:span><text:span text:style-name="T9_23">uma</text:span><text:span text:style-name="T9_24"><text:s/></text:span><text:span text:style-name="T9_25">nova</text:span><text:span text:style-name="T9_26"><text:s/></text:span><text:span text:style-name="T9_27">tela</text:span><text:span text:style-name="T9_28"><text:s/></text:span><text:span text:style-name="T9_29">com</text:span><text:span text:style-name="T9_30"><text:s/></text:span><text:span text:style-name="T9_31">os</text:span><text:span text:style-name="T9_32"><text:s/></text:span><text:span text:style-name="T9_33">seguintes</text:span><text:span text:style-name="T9_34"><text:s/></text:span><text:span text:style-name="T9_35">campos</text:span><text:span text:style-name="T9_36"><text:s/></text:span><text:span text:style-name="T9_37">para</text:span><text:span text:style-name="T9_38"><text:s/></text:span><text:span text:style-name="T9_39">preenchimento</text:span><text:span text:style-name="T9_40">.</text:span></text:p>
        </text:list-item>
      </text:list>
      <text:p text:style-name="P10"><text:span text:style-name="T10_1">-<text:s/></text:span><text:span text:style-name="T10_2">Informações</text:span><text:span text:style-name="T10_3"><text:s/></text:span><text:span text:style-name="T10_4">Gerais</text:span><text:span text:style-name="T10_5"><text:s/></text:span><text:span text:style-name="T10_6">do</text:span><text:span text:style-name="T10_7"><text:s/></text:span><text:span text:style-name="T10_8">Bem</text:span><text:span text:style-name="T10_9"><text:s/></text:span><text:span text:style-name="T10_10">Patrimonial</text:span></text:p>
      <text:p text:style-name="P11"><text:span text:style-name="T11_1">-<text:s/></text:span><text:span text:style-name="T11_2">Autoria</text:span><text:span text:style-name="T11_3">;</text:span></text:p>
      <text:p text:style-name="P12"><text:span text:style-name="T12_1">-<text:s/></text:span><text:span text:style-name="T12_2">Produção</text:span><text:span text:style-name="T12_3">.</text:span></text:p>
      <text:p text:style-name="P13"><text:span text:style-name="T13_1">-<text:s/></text:span><text:span text:style-name="T13_2">Descrição</text:span><text:span text:style-name="T13_3">.</text:span></text:p>
      <text:p text:style-name="P14"><text:span text:style-name="T14_1">-<text:s/></text:span><text:span text:style-name="T14_2">Diagnóstico</text:span><text:span text:style-name="T14_3"><text:s/></text:span><text:span text:style-name="T14_4">e</text:span><text:span text:style-name="T14_5"><text:s/></text:span><text:span text:style-name="T14_6">Intervenção</text:span></text:p>
      <text:p text:style-name="P15"><text:span text:style-name="T15_1">-<text:s/></text:span><text:span text:style-name="T15_2">Condições</text:span><text:span text:style-name="T15_3"><text:s/></text:span><text:span text:style-name="T15_4">de</text:span><text:span text:style-name="T15_5"><text:s/></text:span><text:span text:style-name="T15_6">disponibilidade</text:span><text:span text:style-name="T15_7">,<text:s/></text:span><text:span text:style-name="T15_8">uso</text:span><text:span text:style-name="T15_9"><text:s/></text:span><text:span text:style-name="T15_10">e</text:span><text:span text:style-name="T15_11"><text:s/></text:span><text:span text:style-name="T15_12">proteção</text:span></text:p>
      <text:p text:style-name="P16"><text:span text:style-name="T16_1">-<text:s/></text:span><text:span text:style-name="T16_2">Histórico</text:span><text:span text:style-name="T16_3"><text:s/></text:span><text:span text:style-name="T16_4">da</text:span><text:span text:style-name="T16_5"><text:s/></text:span><text:span text:style-name="T16_6">Procedência</text:span></text:p>
      <text:p text:style-name="P17"><text:span text:style-name="T17_1">-<text:s/></text:span><text:span text:style-name="T17_2">Assunto</text:span><text:span text:style-name="T17_3"><text:s/></text:span><text:span text:style-name="T17_4">e</text:span><text:span text:style-name="T17_5"><text:s/></text:span><text:span text:style-name="T17_6">Descritores</text:span></text:p>
      <text:p text:style-name="P18"><text:span text:style-name="T18_1">-<text:s/></text:span><text:span text:style-name="T18_2">Fonte</text:span><text:span text:style-name="T18_3"><text:s/></text:span><text:span text:style-name="T18_4">de</text:span><text:span text:style-name="T18_5"><text:s/></text:span><text:span text:style-name="T18_6">Informação</text:span></text:p>
      <text:p text:style-name="P19"><text:span text:style-name="T19_1">-<text:s/></text:span><text:span text:style-name="T19_2">Responsável</text:span><text:span text:style-name="T19_3"><text:s/></text:span><text:span text:style-name="T19_4">pela</text:span><text:span text:style-name="T19_5"><text:s/></text:span><text:span text:style-name="T19_6">Pesquisa</text:span></text:p>
      <text:p text:style-name="P20"><text:span text:style-name="T20_1">-<text:s/></text:span><text:span text:style-name="T20_2">Relacionar</text:span><text:span text:style-name="T20_3"><text:s/></text:span><text:span text:style-name="T20_4">com</text:span><text:span text:style-name="T20_5"><text:s/></text:span><text:span text:style-name="T20_6">Bem</text:span><text:span text:style-name="T20_7"><text:s/></text:span><text:span text:style-name="T20_8">Patrimonial</text:span><text:span text:style-name="T20_9"><text:s/></text:span><text:span text:style-name="T20_10">existente</text:span></text:p>
      <text:p text:style-name="P21"><text:span text:style-name="T21_1">-<text:s/></text:span><text:span text:style-name="T21_2">C</text:span><text:span text:style-name="T21_3">ampo</text:span><text:span text:style-name="T21_4"><text:s/>“</text:span><text:span text:style-name="T21_5">Revisado</text:span><text:span text:style-name="T21_6">”<text:s/></text:span><text:span text:style-name="T21_7">do</text:span><text:span text:style-name="T21_8"><text:s/></text:span><text:span text:style-name="T21_9">tipo</text:span><text:span text:style-name="T21_10"><text:s/>“</text:span><text:span text:style-name="T21_11">checkbox</text:span><text:span text:style-name="T21_12">”.<text:s/></text:span><text:span text:style-name="T21_13">Esse</text:span><text:span text:style-name="T21_14"><text:s/></text:span><text:span text:style-name="T21_15">campo</text:span><text:span text:style-name="T21_16"><text:s/></text:span><text:span text:style-name="T21_17">deve</text:span><text:span text:style-name="T21_18"><text:s/></text:span><text:span text:style-name="T21_19">ser</text:span><text:span text:style-name="T21_20"><text:s/></text:span><text:span text:style-name="T21_21">marcado</text:span><text:span text:style-name="T21_22"><text:s/></text:span><text:span text:style-name="T21_23">caso</text:span><text:span text:style-name="T21_24"><text:s/></text:span><text:span text:style-name="T21_25">o</text:span><text:span text:style-name="T21_26"><text:s/></text:span><text:span text:style-name="T21_27">bem</text:span><text:span text:style-name="T21_28"><text:s/></text:span><text:span text:style-name="T21_29">patrimonial</text:span><text:span text:style-name="T21_30"><text:s/></text:span><text:span text:style-name="T21_31">esteja</text:span><text:span text:style-name="T21_32"><text:s/></text:span><text:span text:style-name="T21_33">revisado</text:span><text:span text:style-name="T21_34"><text:s/></text:span><text:span text:style-name="T21_35">e</text:span><text:span text:style-name="T21_36"><text:s/></text:span><text:span text:style-name="T21_37">disponível</text:span><text:span text:style-name="T21_38"><text:s/></text:span><text:span text:style-name="T21_39">para</text:span><text:span text:style-name="T21_40"><text:s/></text:span><text:span text:style-name="T21_41">visualização</text:span><text:span text:style-name="T21_42">.</text:span></text:p>
      <text:p text:style-name="P22"><text:span text:style-name="T22_1">Ao</text:span><text:span text:style-name="T22_2"><text:s/></text:span><text:span text:style-name="T22_3">selecionar</text:span><text:span text:style-name="T22_4"><text:s/></text:span><text:span text:style-name="T22_5">um</text:span><text:span text:style-name="T22_6"><text:s/></text:span><text:span text:style-name="T22_7">campo</text:span><text:span text:style-name="T22_8">,<text:s/></text:span><text:span text:style-name="T22_9">o</text:span><text:span text:style-name="T22_10"><text:s/></text:span><text:span text:style-name="T22_11">sistema</text:span><text:span text:style-name="T22_12"><text:s/></text:span><text:span text:style-name="T22_13">deve</text:span><text:span text:style-name="T22_14"><text:s/></text:span><text:span text:style-name="T22_15">mostrar</text:span><text:span text:style-name="T22_16"><text:s/></text:span><text:span text:style-name="T22_17">todos</text:span><text:span text:style-name="T22_18"><text:s/></text:span><text:span text:style-name="T22_19">os</text:span><text:span text:style-name="T22_20"><text:s/></text:span><text:span text:style-name="T22_21">campos</text:span><text:span text:style-name="T22_22"><text:s/></text:span><text:span text:style-name="T22_23">editáveis</text:span><text:span text:style-name="T22_24"><text:s/></text:span><text:span text:style-name="T22_25">relacionados</text:span><text:span text:style-name="T22_26">.<text:s/></text:span><text:span text:style-name="T22_27">Pode</text:span><text:span text:style-name="T22_28"><text:s/></text:span><text:span text:style-name="T22_29">ser</text:span><text:span text:style-name="T22_30"><text:s/></text:span><text:span text:style-name="T22_31">que</text:span><text:span text:style-name="T22_32"><text:s/></text:span><text:span text:style-name="T22_33">haja</text:span><text:span text:style-name="T22_34"><text:s/></text:span><text:span text:style-name="T22_35">um</text:span><text:span text:style-name="T22_36"><text:s/></text:span><text:span text:style-name="T22_37">menu</text:span><text:span text:style-name="T22_38"><text:s/></text:span><text:span text:style-name="T22_39">secundário</text:span><text:span text:style-name="T22_40"><text:s/></text:span><text:span text:style-name="T22_41">dentro</text:span><text:span text:style-name="T22_42"><text:s/></text:span><text:span text:style-name="T22_43">de</text:span><text:span text:style-name="T22_44"><text:s/></text:span><text:span text:style-name="T22_45">um</text:span><text:span text:style-name="T22_46"><text:s/></text:span><text:span text:style-name="T22_47">campo</text:span><text:span text:style-name="T22_48">,<text:s/></text:span><text:span text:style-name="T22_49">devendo</text:span><text:span text:style-name="T22_50"><text:s/></text:span><text:span text:style-name="T22_51">funcionar</text:span><text:span text:style-name="T22_52"><text:s/></text:span><text:span text:style-name="T22_53">da</text:span><text:span text:style-name="T22_54"><text:s/></text:span><text:span text:style-name="T22_55">mesma</text:span><text:span text:style-name="T22_56"><text:s/></text:span><text:span text:style-name="T22_57">forma</text:span><text:span text:style-name="T22_58">.<text:s/></text:span><text:span text:style-name="T22_59">A</text:span><text:span text:style-name="T22_60"><text:s/></text:span><text:span text:style-name="T22_61">descrição</text:span><text:span text:style-name="T22_62"><text:s/></text:span><text:span text:style-name="T22_63">dos</text:span><text:span text:style-name="T22_64"><text:s/></text:span><text:span text:style-name="T22_65">Campos</text:span><text:span text:style-name="T22_66"><text:s/></text:span><text:span text:style-name="T22_67">acima</text:span><text:span text:style-name="T22_68">,<text:s/></text:span><text:span text:style-name="T22_69">juntamente</text:span><text:span text:style-name="T22_70"><text:s/></text:span><text:span text:style-name="T22_71">com</text:span><text:span text:style-name="T22_72"><text:s/></text:span><text:span text:style-name="T22_73">seu</text:span><text:span text:style-name="T22_74"><text:s/></text:span><text:span text:style-name="T22_75">conteúdo</text:span><text:span text:style-name="T22_76"><text:s/></text:span><text:span text:style-name="T22_77">estão</text:span><text:span text:style-name="T22_78"><text:s/></text:span><text:span text:style-name="T22_79">listadas</text:span><text:span text:style-name="T22_80"><text:s/></text:span><text:span text:style-name="T22_81">na</text:span><text:span text:style-name="T22_82"><text:s/></text:span><text:span text:style-name="T22_83">Seção</text:span><text:span text:style-name="T22_84"><text:s/></text:span><text:span text:style-name="T22_85">I</text:span><text:span text:style-name="T22_86"><text:s/></text:span><text:span text:style-name="T22_87">deste</text:span><text:span text:style-name="T22_88"><text:s/></text:span><text:span text:style-name="T22_89">documento</text:span><text:span text:style-name="T22_90">.</text:span></text:p>
      <text:list text:style-name="LS1" xml:id="list1" text:continue-list="list0">
        <text:list-item>
          <text:p text:style-name="P23"><text:span text:style-name="T23_1">Após</text:span><text:span text:style-name="T23_2"><text:s/></text:span><text:span text:style-name="T23_3">preencher</text:span><text:span text:style-name="T23_4"><text:s/></text:span><text:span text:style-name="T23_5">todos</text:span><text:span text:style-name="T23_6"><text:s/></text:span><text:span text:style-name="T23_7">os</text:span><text:span text:style-name="T23_8"><text:s/></text:span><text:span text:style-name="T23_9">dados</text:span><text:span text:style-name="T23_10"><text:s/></text:span><text:span text:style-name="T23_11">desejados</text:span><text:span text:style-name="T23_12">,<text:s/></text:span><text:span text:style-name="T23_13">o</text:span><text:span text:style-name="T23_14"><text:s/></text:span><text:span text:style-name="T23_15">usuário</text:span><text:span text:style-name="T23_16"><text:s/></text:span><text:span text:style-name="T23_17">confirma</text:span><text:span text:style-name="T23_18"><text:s/></text:span><text:span text:style-name="T23_19">a</text:span><text:span text:style-name="T23_20"><text:s/></text:span><text:span text:style-name="T23_21">operação</text:span><text:span text:style-name="T23_22">,<text:s/></text:span><text:span text:style-name="T23_23">selecionando</text:span><text:span text:style-name="T23_24"><text:s/></text:span><text:span text:style-name="T23_25">a</text:span><text:span text:style-name="T23_26"><text:s/></text:span><text:span text:style-name="T23_27">opção</text:span><text:span text:style-name="T23_28"><text:s/>“</text:span><text:span text:style-name="T23_29">Salvar</text:span><text:span text:style-name="T23_30">”.<text:s/></text:span></text:p>
        </text:list-item>
        <text:list-item>
          <text:p text:style-name="P24"><text:span text:style-name="T24_1">O</text:span><text:span text:style-name="T24_2"><text:s/></text:span><text:span text:style-name="T24_3">sistema</text:span><text:span text:style-name="T24_4"><text:s/></text:span><text:span text:style-name="T24_5">Salva</text:span><text:span text:style-name="T24_6"><text:s/></text:span><text:span text:style-name="T24_7">o</text:span><text:span text:style-name="T24_8"><text:s/></text:span><text:span text:style-name="T24_9">registro</text:span><text:span text:style-name="T24_10"><text:s/></text:span><text:span text:style-name="T24_11">e</text:span><text:span text:style-name="T24_12"><text:s/></text:span><text:span text:style-name="T24_13">exibe</text:span><text:span text:style-name="T24_14"><text:s/></text:span><text:span text:style-name="T24_15">mensagem</text:span><text:span text:style-name="T24_16"><text:s/>“</text:span><text:span text:style-name="T24_17">Bem</text:span><text:span text:style-name="T24_18"><text:s/></text:span><text:span text:style-name="T24_19">Patrimonial</text:span><text:span text:style-name="T24_20"><text:s/></text:span><text:span text:style-name="T24_21">cadastrado</text:span><text:span text:style-name="T24_22"><text:s/></text:span><text:span text:style-name="T24_23">com</text:span><text:span text:style-name="T24_24"><text:s/></text:span><text:span text:style-name="T24_25">sucesso</text:span><text:span text:style-name="T24_26">”</text:span></text:p>
        </text:list-item>
        <text:list-item>
          <text:p text:style-name="P25"><text:span text:style-name="T25_1">O</text:span><text:span text:style-name="T25_2"><text:s/></text:span><text:span text:style-name="T25_3">Sistema</text:span><text:span text:style-name="T25_4"><text:s/></text:span><text:span text:style-name="T25_5">exibirá</text:span><text:span text:style-name="T25_6"><text:s/></text:span><text:span text:style-name="T25_7">a</text:span><text:span text:style-name="T25_8"><text:s/></text:span><text:span text:style-name="T25_9">tela</text:span><text:span text:style-name="T25_10"><text:s/></text:span><text:span text:style-name="T25_11">que</text:span><text:span text:style-name="T25_12"><text:s/></text:span><text:span text:style-name="T25_13">permite</text:span><text:span text:style-name="T25_14"><text:s/></text:span><text:span text:style-name="T25_15">associar</text:span><text:span text:style-name="T25_16"><text:s/></text:span><text:span text:style-name="T25_17">vídeos</text:span><text:span text:style-name="T25_18"><text:s/></text:span><text:span text:style-name="T25_19">e</text:span><text:span text:style-name="T25_20"><text:s/></text:span><text:span text:style-name="T25_21">imagens</text:span><text:span text:style-name="T25_22"><text:s/></text:span><text:span text:style-name="T25_23">ao</text:span><text:span text:style-name="T25_24"><text:s/></text:span><text:span text:style-name="T25_25">bem</text:span><text:span text:style-name="T25_26">.</text:span><text:span text:style-name="T25_27"><text:s/></text:span></text:p>
        </text:list-item>
        <text:list-item>
          <text:p text:style-name="P26"><text:span text:style-name="T26_1">O</text:span><text:span text:style-name="T26_2"><text:s/></text:span><text:span text:style-name="T26_3">usuário</text:span><text:span text:style-name="T26_4"><text:s/></text:span><text:span text:style-name="T26_5">seleciona</text:span><text:span text:style-name="T26_6"><text:s/></text:span><text:span text:style-name="T26_7">a</text:span><text:span text:style-name="T26_8"><text:s/></text:span><text:span text:style-name="T26_9">opção</text:span><text:span text:style-name="T26_10"><text:s/>“</text:span><text:span text:style-name="T26_11">Salvar</text:span><text:span text:style-name="T26_12">”</text:span><text:span text:style-name="T26_13">.</text:span></text:p>
        </text:list-item>
      </text:list>
      <text:p text:style-name="P27"><text:span text:style-name="T27_1">Fluxos</text:span><text:span text:style-name="T27_2"><text:s/></text:span><text:span text:style-name="T27_3">Alternativos</text:span></text:p>
      <text:p text:style-name="P28"><text:span text:style-name="T28_1">Fluxo</text:span><text:span text:style-name="T28_2"><text:s/></text:span><text:span text:style-name="T28_3">Alternativo</text:span><text:span text:style-name="T28_4"><text:s/>1</text:span></text:p>
      <text:p text:style-name="P29"><text:span text:style-name="T29_1"><text:tab/></text:span><text:span text:style-name="T29_2">Se</text:span><text:span text:style-name="T29_3"><text:s/></text:span><text:span text:style-name="T29_4">no</text:span><text:span text:style-name="T29_5"><text:s/></text:span><text:span text:style-name="T29_6">Fluxo</text:span><text:span text:style-name="T29_7"><text:s/></text:span><text:span text:style-name="T29_8">Básico</text:span><text:span text:style-name="T29_9"><text:s/></text:span><text:span text:style-name="T29_10">a</text:span><text:span text:style-name="T29_11"><text:s/></text:span><text:span text:style-name="T29_12">qualquer</text:span><text:span text:style-name="T29_13"><text:s/></text:span><text:span text:style-name="T29_14">momento</text:span><text:span text:style-name="T29_15"><text:s/></text:span><text:span text:style-name="T29_16">o</text:span><text:span text:style-name="T29_17"><text:s/></text:span><text:span text:style-name="T29_18">usuário</text:span><text:span text:style-name="T29_19"><text:s/></text:span><text:span text:style-name="T29_20">selecionar</text:span><text:span text:style-name="T29_21"><text:s/></text:span><text:span text:style-name="T29_22">a</text:span><text:span text:style-name="T29_23"><text:s/></text:span><text:span text:style-name="T29_24">opção</text:span><text:span text:style-name="T29_25"><text:s/>“</text:span><text:span text:style-name="T29_26">Cancelar</text:span><text:span text:style-name="T29_27">”</text:span></text:p>
      <text:p text:style-name="P30"><text:span text:style-name="T30_1">O</text:span><text:span text:style-name="T30_2"><text:s/></text:span><text:span text:style-name="T30_3">sistema</text:span><text:span text:style-name="T30_4"><text:s/></text:span><text:span text:style-name="T30_5">retorna</text:span><text:span text:style-name="T30_6"><text:s/></text:span><text:span text:style-name="T30_7">à</text:span><text:span text:style-name="T30_8"><text:s/></text:span><text:span text:style-name="T30_9">página</text:span><text:span text:style-name="T30_10"><text:s/></text:span><text:span text:style-name="T30_11">inicial</text:span><text:span text:style-name="T30_12"><text:s/></text:span><text:span text:style-name="T30_13">e</text:span><text:span text:style-name="T30_14"><text:s/></text:span><text:span text:style-name="T30_15">o</text:span><text:span text:style-name="T30_16"><text:s/></text:span><text:span text:style-name="T30_17">caso</text:span><text:span text:style-name="T30_18"><text:s/></text:span><text:span text:style-name="T30_19">de</text:span><text:span text:style-name="T30_20"><text:s/></text:span><text:span text:style-name="T30_21">uso</text:span><text:span text:style-name="T30_22"><text:s/></text:span><text:span text:style-name="T30_23">termina</text:span><text:span text:style-name="T30_24">.</text:span></text:p>
      <text:p text:style-name="P31"/>
      <text:p text:style-name="P32"><text:span text:style-name="T32_1">Fluxo</text:span><text:span text:style-name="T32_2"><text:s/></text:span><text:span text:style-name="T32_3">Alternativo</text:span><text:span text:style-name="T32_4"><text:s/>2</text:span></text:p>
      <text:p text:style-name="P33"><text:span text:style-name="T33_1"><text:tab/></text:span><text:span text:style-name="T33_2">Se</text:span><text:span text:style-name="T33_3"><text:s/></text:span><text:span text:style-name="T33_4">no</text:span><text:span text:style-name="T33_5"><text:s/></text:span><text:span text:style-name="T33_6">passo</text:span><text:span text:style-name="T33_7"><text:s/>2<text:s/></text:span><text:span text:style-name="T33_8">do</text:span><text:span text:style-name="T33_9"><text:s/></text:span><text:span text:style-name="T33_10">Fluxo</text:span><text:span text:style-name="T33_11"><text:s/></text:span><text:span text:style-name="T33_12">Básico</text:span><text:span text:style-name="T33_13"><text:s/></text:span><text:span text:style-name="T33_14">o</text:span><text:span text:style-name="T33_15"><text:s/></text:span><text:span text:style-name="T33_16">catalogador</text:span><text:span text:style-name="T33_17"><text:s/></text:span><text:span text:style-name="T33_18">clica</text:span><text:span text:style-name="T33_19"><text:s/></text:span><text:span text:style-name="T33_20">em</text:span><text:span text:style-name="T33_21"><text:s/>"</text:span><text:span text:style-name="T33_22">Salvar</text:span><text:span text:style-name="T33_23">”<text:s/></text:span><text:span text:style-name="T33_24">sem</text:span><text:span text:style-name="T33_25"><text:s/></text:span><text:span text:style-name="T33_26">ter</text:span><text:span text:style-name="T33_27"><text:s/></text:span><text:span text:style-name="T33_28">preenchido</text:span><text:span text:style-name="T33_29"><text:s/></text:span><text:span text:style-name="T33_30">ou</text:span><text:span text:style-name="T33_31"><text:s/></text:span><text:span text:style-name="T33_32">selecionado</text:span><text:span text:style-name="T33_33"><text:s/></text:span><text:span text:style-name="T33_34">todos</text:span><text:span text:style-name="T33_35"><text:s/></text:span><text:span text:style-name="T33_36">os</text:span><text:span text:style-name="T33_37"><text:s/></text:span><text:span text:style-name="T33_38">campos</text:span><text:span text:style-name="T33_39"><text:s/></text:span><text:span text:style-name="T33_40">obrigatórios</text:span><text:span text:style-name="T33_41">,<text:s/></text:span><text:span text:style-name="T33_42">então</text:span><text:span text:style-name="T33_43">:</text:span></text:p>
      <text:p text:style-name="P34"><text:span text:style-name="T34_1"><text:s/>1.<text:s/><text:tab/><text:s/></text:span><text:span text:style-name="T34_2">O</text:span><text:span text:style-name="T34_3"><text:s/></text:span><text:span text:style-name="T34_4">sistema</text:span><text:span text:style-name="T34_5"><text:s/></text:span><text:span text:style-name="T34_6">exibe</text:span><text:span text:style-name="T34_7"><text:s/></text:span><text:span text:style-name="T34_8">a</text:span><text:span text:style-name="T34_9"><text:s/></text:span><text:span text:style-name="T34_10">mensagem</text:span><text:span text:style-name="T34_11">:</text:span></text:p>
      <text:p text:style-name="P35"><text:span text:style-name="T35_1">a</text:span><text:span text:style-name="T35_2">.<text:s/>“</text:span><text:span text:style-name="T35_3">O</text:span><text:span text:style-name="T35_4"><text:s/></text:span><text:span text:style-name="T35_5">campo</text:span><text:span text:style-name="T35_6"><text:s/>&lt;</text:span><text:span text:style-name="T35_7">nome</text:span><text:span text:style-name="T35_8"><text:s/></text:span><text:span text:style-name="T35_9">do</text:span><text:span text:style-name="T35_10"><text:s/></text:span><text:span text:style-name="T35_11">campo</text:span><text:span text:style-name="T35_12">&gt;<text:s/></text:span><text:span text:style-name="T35_13">não</text:span><text:span text:style-name="T35_14"><text:s/></text:span><text:span text:style-name="T35_15">foi</text:span><text:span text:style-name="T35_16"><text:s/></text:span><text:span text:style-name="T35_17">preenchido</text:span><text:span text:style-name="T35_18">”;</text:span></text:p>
      <text:list text:style-name="LS2" xml:id="list5">
        <text:list-item>
          <text:p text:style-name="P36"><text:span text:style-name="T36_1">O</text:span><text:span text:style-name="T36_2"><text:s/></text:span><text:span text:style-name="T36_3">caso</text:span><text:span text:style-name="T36_4"><text:s/></text:span><text:span text:style-name="T36_5">de</text:span><text:span text:style-name="T36_6"><text:s/></text:span><text:span text:style-name="T36_7">uso</text:span><text:span text:style-name="T36_8"><text:s/></text:span><text:span text:style-name="T36_9">retorna</text:span><text:span text:style-name="T36_10"><text:s/></text:span><text:span text:style-name="T36_11">ao</text:span><text:span text:style-name="T36_12"><text:s/></text:span><text:span text:style-name="T36_13">passo</text:span><text:span text:style-name="T36_14"><text:s/>1<text:s/></text:span><text:span text:style-name="T36_15">do</text:span><text:span text:style-name="T36_16"><text:s/></text:span><text:span text:style-name="T36_17">fluxo</text:span><text:span text:style-name="T36_18"><text:s/></text:span><text:span text:style-name="T36_19">básico</text:span><text:span text:style-name="T36_20">.</text:span></text:p>
        </text:list-item>
      </text:list>
      <text:p text:style-name="P37"/>
      <text:p text:style-name="P38"><text:span text:style-name="T38_1">Fluxo</text:span><text:span text:style-name="T38_2"><text:s/></text:span><text:span text:style-name="T38_3">Alternativo</text:span><text:span text:style-name="T38_4"><text:s/></text:span><text:span text:style-name="T38_5">3</text:span></text:p>
      <text:p text:style-name="P39"><text:span text:style-name="T39_1"><text:tab/></text:span><text:span text:style-name="T39_2">Se</text:span><text:span text:style-name="T39_3"><text:s/></text:span><text:span text:style-name="T39_4">no</text:span><text:span text:style-name="T39_5"><text:s/></text:span><text:span text:style-name="T39_6">passo</text:span><text:span text:style-name="T39_7"><text:s/>5<text:s/></text:span><text:span text:style-name="T39_8">do</text:span><text:span text:style-name="T39_9"><text:s/></text:span><text:span text:style-name="T39_10">Fluxo</text:span><text:span text:style-name="T39_11"><text:s/></text:span><text:span text:style-name="T39_12">Básico</text:span><text:span text:style-name="T39_13">,<text:s/></text:span><text:span text:style-name="T39_14">a</text:span><text:span text:style-name="T39_15"><text:s/></text:span><text:span text:style-name="T39_16">Usuário</text:span><text:span text:style-name="T39_17"><text:s/></text:span><text:span text:style-name="T39_18">clicar</text:span><text:span text:style-name="T39_19"><text:s/></text:span><text:span text:style-name="T39_20">em</text:span><text:span text:style-name="T39_21"><text:s/>“</text:span><text:span text:style-name="T39_22">Cancelar</text:span><text:span text:style-name="T39_23">”:</text:span></text:p>
      <text:p text:style-name="P40"><text:span text:style-name="T40_1"><text:tab/><text:tab/>1.<text:s/></text:span><text:span text:style-name="T40_2">É</text:span><text:span text:style-name="T40_3"><text:s/></text:span><text:span text:style-name="T40_4">cancelado</text:span><text:span text:style-name="T40_5"><text:s/></text:span><text:span text:style-name="T40_6">apenas</text:span><text:span text:style-name="T40_7"><text:s/></text:span><text:span text:style-name="T40_8">a</text:span><text:span text:style-name="T40_9"><text:s/></text:span><text:span text:style-name="T40_10">inclusão</text:span><text:span text:style-name="T40_11"><text:s/></text:span><text:span text:style-name="T40_12">dos</text:span><text:span text:style-name="T40_13"><text:s/></text:span><text:span text:style-name="T40_14">dados</text:span><text:span text:style-name="T40_15"><text:s/></text:span><text:span text:style-name="T40_16">audiovisuais</text:span><text:span text:style-name="T40_17"><text:s/></text:span><text:span text:style-name="T40_18">incluídos</text:span><text:span text:style-name="T40_19"><text:s/></text:span><text:span text:style-name="T40_20">naquele</text:span><text:span text:style-name="T40_21"><text:s/></text:span><text:span text:style-name="T40_22">momento</text:span><text:span text:style-name="T40_23">,<text:s/></text:span><text:span text:style-name="T40_24">o</text:span><text:span text:style-name="T40_25"><text:s/></text:span><text:span text:style-name="T40_26">Bem</text:span><text:span text:style-name="T40_27"><text:s/></text:span><text:span text:style-name="T40_28">Patrimonial</text:span><text:span text:style-name="T40_29"><text:s/></text:span><text:span text:style-name="T40_30">deverá</text:span><text:span text:style-name="T40_31"><text:s/></text:span><text:span text:style-name="T40_32">continuar</text:span><text:span text:style-name="T40_33"><text:s/></text:span><text:span text:style-name="T40_34">salvo</text:span><text:span text:style-name="T40_35"><text:s/></text:span><text:span text:style-name="T40_36">no</text:span><text:span text:style-name="T40_37"><text:s/></text:span><text:span text:style-name="T40_38">Sistema</text:span><text:span text:style-name="T40_39">.</text:span></text:p>
      <text:p text:style-name="P41"/>
      <text:p text:style-name="P42"><text:span text:style-name="T42_1">Pós</text:span><text:span text:style-name="T42_2">-</text:span><text:span text:style-name="T42_3">condições</text:span></text:p>
      <text:list text:style-name="LS3" xml:id="list6">
        <text:list-item>
          <text:list>
            <text:list-item>
              <text:p text:style-name="P43"><text:span text:style-name="T43_1">Fluxo</text:span><text:span text:style-name="T43_2"><text:s/></text:span><text:span text:style-name="T43_3">Básico</text:span><text:span text:style-name="T43_4">:<text:s/></text:span><text:span text:style-name="T43_5">Um</text:span><text:span text:style-name="T43_6"><text:s/></text:span><text:span text:style-name="T43_7">novo</text:span><text:span text:style-name="T43_8"><text:s/></text:span><text:span text:style-name="T43_9">bem</text:span><text:span text:style-name="T43_10"><text:s/></text:span><text:span text:style-name="T43_11">patrimonial</text:span><text:span text:style-name="T43_12"><text:s/></text:span><text:span text:style-name="T43_13">está</text:span><text:span text:style-name="T43_14"><text:s/></text:span><text:span text:style-name="T43_15">cadastrado</text:span><text:span text:style-name="T43_16"><text:s/></text:span><text:span text:style-name="T43_17">no</text:span><text:span text:style-name="T43_18"><text:s/></text:span><text:span text:style-name="T43_19">cache</text:span><text:span text:style-name="T43_20"><text:s/></text:span><text:span text:style-name="T43_21">interno</text:span><text:span text:style-name="T43_22"><text:s/></text:span><text:span text:style-name="T43_23">do</text:span><text:span text:style-name="T43_24"><text:s/></text:span><text:span text:style-name="T43_25">celular</text:span><text:span text:style-name="T43_26">.</text:span></text:p>
            </text:list-item>
            <text:list-item>
              <text:p text:style-name="P44"><text:span text:style-name="T44_1">Fluxo</text:span><text:span text:style-name="T44_2"><text:s/></text:span><text:span text:style-name="T44_3">Alternativo</text:span><text:span text:style-name="T44_4"><text:s/>1:<text:s/></text:span><text:span text:style-name="T44_5">Não</text:span><text:span text:style-name="T44_6"><text:s/></text:span><text:span text:style-name="T44_7">há</text:span><text:span text:style-name="T44_8"><text:s/></text:span><text:span text:style-name="T44_9">mudanças</text:span><text:span text:style-name="T44_10">.</text:span></text:p>
            </text:list-item>
            <text:list-item>
              <text:p text:style-name="P45"><text:span text:style-name="T45_1">Fluxo</text:span><text:span text:style-name="T45_2"><text:s/></text:span><text:span text:style-name="T45_3">Alternativo</text:span><text:span text:style-name="T45_4"><text:s/>2:<text:s/></text:span><text:span text:style-name="T45_5">O</text:span><text:span text:style-name="T45_6"><text:s/></text:span><text:span text:style-name="T45_7">cadastro</text:span><text:span text:style-name="T45_8"><text:s/></text:span><text:span text:style-name="T45_9">do</text:span><text:span text:style-name="T45_10"><text:s/></text:span><text:span text:style-name="T45_11">bem</text:span><text:span text:style-name="T45_12"><text:s/></text:span><text:span text:style-name="T45_13">patrimonial</text:span><text:span text:style-name="T45_14"><text:s/></text:span><text:span text:style-name="T45_15">está</text:span><text:span text:style-name="T45_16"><text:s/></text:span><text:span text:style-name="T45_17">pendente</text:span><text:span text:style-name="T45_18">.</text:span></text:p>
            </text:list-item>
            <text:list-item>
              <text:p text:style-name="P46"><text:span text:style-name="T46_1">Fluxo</text:span><text:span text:style-name="T46_2"><text:s/></text:span><text:span text:style-name="T46_3">Alternativo</text:span><text:span text:style-name="T46_4"><text:s/>7:<text:s/></text:span><text:span text:style-name="T46_5">Não</text:span><text:span text:style-name="T46_6"><text:s/></text:span><text:span text:style-name="T46_7">há</text:span><text:span text:style-name="T46_8"><text:s/></text:span><text:span text:style-name="T46_9">mudanças</text:span><text:span text:style-name="T46_10">.</text:span></text:p>
            </text:list-item>
          </text:list>
        </text:list-item>
      </text:list>
      <text:p text:style-name="P47"/>
      <text:p text:style-name="P48"><text:span text:style-name="T48_1">Seção</text:span><text:span text:style-name="T48_2"><text:s/></text:span><text:span text:style-name="T48_3">I</text:span></text:p>
      <text:p text:style-name="P49"><text:span text:style-name="T49_1">E</text:span><text:span text:style-name="T49_2">sta</text:span><text:span text:style-name="T49_3"><text:s/></text:span><text:span text:style-name="T49_4">seção</text:span><text:span text:style-name="T49_5"><text:s/></text:span><text:span text:style-name="T49_6">contém</text:span><text:span text:style-name="T49_7"><text:s/></text:span><text:span text:style-name="T49_8">atributos</text:span><text:span text:style-name="T49_9"><text:s/></text:span><text:span text:style-name="T49_10">componentes</text:span><text:span text:style-name="T49_11"><text:s/></text:span><text:span text:style-name="T49_12">do</text:span><text:span text:style-name="T49_13"><text:s/></text:span><text:span text:style-name="T49_14">Padrão</text:span><text:span text:style-name="T49_15"><text:s/></text:span><text:span text:style-name="T49_16">de</text:span><text:span text:style-name="T49_17"><text:s/></text:span><text:span text:style-name="T49_18">Descrição</text:span><text:span text:style-name="T49_19"><text:s/></text:span><text:span text:style-name="T49_20">da</text:span><text:span text:style-name="T49_21"><text:s/></text:span><text:span text:style-name="T49_22">Informação</text:span><text:span text:style-name="T49_23"><text:s/></text:span><text:span text:style-name="T49_24">referente</text:span><text:span text:style-name="T49_25"><text:s/></text:span><text:span text:style-name="T49_26">à</text:span><text:span text:style-name="T49_27"><text:s/></text:span><text:span text:style-name="T49_28">estrutura</text:span><text:span text:style-name="T49_29"><text:s/></text:span><text:span text:style-name="T49_30">da</text:span><text:span text:style-name="T49_31"><text:s/></text:span><text:span text:style-name="T49_32">base</text:span><text:span text:style-name="T49_33"><text:s/></text:span><text:span text:style-name="T49_34">de</text:span><text:span text:style-name="T49_35"><text:s/></text:span><text:span text:style-name="T49_36">dados</text:span><text:span text:style-name="T49_37"><text:s/></text:span><text:span text:style-name="T49_38">do</text:span><text:span text:style-name="T49_39"><text:s/></text:span><text:span text:style-name="T49_40">Sistema</text:span><text:span text:style-name="T49_41"><text:s/></text:span><text:span text:style-name="T49_42">Memória</text:span><text:span text:style-name="T49_43"><text:s/></text:span><text:span text:style-name="T49_44">Virtual</text:span><text:span text:style-name="T49_45">.</text:span></text:p>
      <text:p text:style-name="P50"/>
      <text:list text:style-name="LS4" xml:id="list10">
        <text:list-item>
          <text:p text:style-name="P51"><text:span text:style-name="T51_1">Informações</text:span><text:span text:style-name="T51_2"><text:s/></text:span><text:span text:style-name="T51_3">Gerais</text:span><text:span text:style-name="T51_4"><text:s/></text:span><text:span text:style-name="T51_5">do</text:span><text:span text:style-name="T51_6"><text:s/></text:span><text:span text:style-name="T51_7">Bem</text:span><text:span text:style-name="T51_8"><text:s/></text:span><text:span text:style-name="T51_9">Patrimonial</text:span></text:p>
        </text:list-item>
      </text:list>
      <text:p text:style-name="P52"/>
      <text:p text:style-name="P53"><text:span text:style-name="T53_1"><text:tab/>1.1<text:tab/></text:span><text:span text:style-name="T53_2">Disponibilização</text:span><text:span text:style-name="T53_3"><text:s/></text:span><text:span text:style-name="T53_4">para</text:span><text:span text:style-name="T53_5"><text:s/></text:span><text:span text:style-name="T53_6">acesso</text:span><text:span text:style-name="T53_7"><text:s/></text:span><text:span text:style-name="T53_8">externo</text:span></text:p>
      <text:p text:style-name="P54"><text:span text:style-name="T54_1"><text:tab/><text:tab/></text:span><text:span text:style-name="T54_2">Tipo</text:span><text:span text:style-name="T54_3"><text:s/></text:span><text:span text:style-name="T54_4">checkbox</text:span><text:span text:style-name="T54_5"><text:s/>–<text:s/></text:span><text:span text:style-name="T54_6">Sim</text:span><text:span text:style-name="T54_7"><text:s/>–<text:s/></text:span><text:span text:style-name="T54_8">Não</text:span></text:p>
      <text:p text:style-name="P55"/>
      <text:p text:style-name="P56"><text:span text:style-name="T56_1">1.2<text:tab/></text:span><text:span text:style-name="T56_2">Natureza</text:span><text:span text:style-name="T56_3"><text:s/></text:span><text:span text:style-name="T56_4">do</text:span><text:span text:style-name="T56_5"><text:s/></text:span><text:span text:style-name="T56_6">Bem</text:span><text:span text:style-name="T56_7"><text:s/></text:span><text:span text:style-name="T56_8">Patrimonial</text:span></text:p>
      <text:p text:style-name="P57"><text:span text:style-name="T57_1">Tipo</text:span><text:span text:style-name="T57_2"><text:s/></text:span><text:span text:style-name="T57_3">checkbox</text:span><text:span text:style-name="T57_4"><text:s/>–<text:s/></text:span><text:span text:style-name="T57_5">Imaterial</text:span><text:span text:style-name="T57_6"><text:s/>–<text:s/></text:span><text:span text:style-name="T57_7">Material</text:span></text:p>
      <text:p text:style-name="P58"/>
      <text:p text:style-name="P59"><text:span text:style-name="T59_1"><text:tab/><text:tab/>1.2.1<text:s/></text:span><text:span text:style-name="T59_2">Natureza</text:span><text:span text:style-name="T59_3"><text:s/></text:span><text:span text:style-name="T59_4">do</text:span><text:span text:style-name="T59_5"><text:s/></text:span><text:span text:style-name="T59_6">Bem</text:span><text:span text:style-name="T59_7"><text:s/></text:span><text:span text:style-name="T59_8">Imaterial</text:span></text:p>
      <text:p text:style-name="P60"/>
      <text:p text:style-name="P61"><text:span text:style-name="T61_1"><text:tab/></text:span><text:span text:style-name="T61_2"><text:tab/><text:s/></text:span><text:span text:style-name="T61_3">Celebrações</text:span><text:span text:style-name="T61_4">,<text:s/></text:span><text:span text:style-name="T61_5">Práticas</text:span><text:span text:style-name="T61_6"><text:s/></text:span><text:span text:style-name="T61_7">Sociais</text:span><text:span text:style-name="T61_8">,<text:s/></text:span><text:span text:style-name="T61_9">Rituais</text:span><text:span text:style-name="T61_10"><text:s/></text:span><text:span text:style-name="T61_11">e</text:span><text:span text:style-name="T61_12"><text:s/></text:span><text:span text:style-name="T61_13">Atos</text:span><text:span text:style-name="T61_14"><text:s/></text:span><text:span text:style-name="T61_15">Festivos</text:span></text:p>
      <text:p text:style-name="P62"><text:span text:style-name="T62_1"><text:tab/><text:tab/></text:span><text:span text:style-name="T62_2">Conhecimentos</text:span><text:span text:style-name="T62_3"><text:s/></text:span><text:span text:style-name="T62_4">e</text:span><text:span text:style-name="T62_5"><text:s/></text:span><text:span text:style-name="T62_6">Práticas</text:span><text:span text:style-name="T62_7"><text:s/></text:span><text:span text:style-name="T62_8">Relacionados</text:span><text:span text:style-name="T62_9"><text:s/></text:span><text:span text:style-name="T62_10">ao</text:span><text:span text:style-name="T62_11"><text:s/></text:span><text:span text:style-name="T62_12">Trabalho</text:span><text:span text:style-name="T62_13"><text:s/></text:span><text:span text:style-name="T62_14">e</text:span><text:span text:style-name="T62_15"><text:s/></text:span><text:span text:style-name="T62_16">à</text:span><text:span text:style-name="T62_17"><text:s/></text:span><text:span text:style-name="T62_18">Natureza</text:span></text:p>
      <text:p text:style-name="P63"><text:span text:style-name="T63_1"><text:tab/><text:tab/><text:s/></text:span><text:span text:style-name="T63_2">Técnicas</text:span><text:span text:style-name="T63_3"><text:s/></text:span><text:span text:style-name="T63_4">Artesanais</text:span><text:span text:style-name="T63_5"><text:s/></text:span><text:span text:style-name="T63_6">Tradicionais</text:span></text:p>
      <text:p text:style-name="P64"><text:span text:style-name="T64_1"><text:tab/><text:tab/><text:s/></text:span><text:span text:style-name="T64_2">Tradições</text:span><text:span text:style-name="T64_3"><text:s/></text:span><text:span text:style-name="T64_4">e</text:span><text:span text:style-name="T64_5"><text:s/></text:span><text:span text:style-name="T64_6">Expressões</text:span><text:span text:style-name="T64_7"><text:s/></text:span><text:span text:style-name="T64_8">orais</text:span></text:p>
      <text:p text:style-name="P65"><text:span text:style-name="T65_1"><text:tab/></text:span></text:p>
      <text:p text:style-name="P66"><text:span text:style-name="T66_1"><text:tab/>1.2.2<text:s/></text:span><text:span text:style-name="T66_2">Natureza</text:span><text:span text:style-name="T66_3"><text:s/></text:span><text:span text:style-name="T66_4">do</text:span><text:span text:style-name="T66_5"><text:s/></text:span><text:span text:style-name="T66_6">Bem</text:span><text:span text:style-name="T66_7"><text:s/></text:span><text:span text:style-name="T66_8">Material</text:span></text:p>
      <text:p text:style-name="P67"/>
      <text:p text:style-name="P68"><text:span text:style-name="T68_1"><text:tab/></text:span><text:span text:style-name="T68_2">Arqueológico</text:span></text:p>
      <text:p text:style-name="P69"><text:span text:style-name="T69_1"><text:tab/></text:span><text:span text:style-name="T69_2">Arquivístico</text:span></text:p>
      <text:p text:style-name="P70"><text:span text:style-name="T70_1"><text:tab/></text:span><text:span text:style-name="T70_2">Audiovisual</text:span></text:p>
      <text:p text:style-name="P71"><text:span text:style-name="T71_1"><text:tab/></text:span><text:span text:style-name="T71_2">Bibliográfico</text:span></text:p>
      <text:p text:style-name="P72"><text:span text:style-name="T72_1"><text:tab/></text:span><text:span text:style-name="T72_2">Edificado</text:span></text:p>
      <text:p text:style-name="P73"><text:span text:style-name="T73_1"><text:tab/></text:span><text:span text:style-name="T73_2">Móvel</text:span><text:span text:style-name="T73_3"><text:s/></text:span><text:span text:style-name="T73_4">E</text:span><text:span text:style-name="T73_5"><text:s/></text:span><text:span text:style-name="T73_6">Integrado</text:span></text:p>
      <text:p text:style-name="P74"><text:span text:style-name="T74_1"><text:tab/></text:span><text:span text:style-name="T74_2">Paisagístico</text:span></text:p>
      <text:p text:style-name="P75"/>
      <text:p text:style-name="P76"><text:span text:style-name="T76_1">1.3<text:tab/></text:span><text:span text:style-name="T76_2">Tipo</text:span><text:span text:style-name="T76_3"><text:s/></text:span><text:span text:style-name="T76_4">do</text:span><text:span text:style-name="T76_5"><text:s/></text:span><text:span text:style-name="T76_6">Bem</text:span><text:span text:style-name="T76_7"><text:s/></text:span><text:span text:style-name="T76_8">Patrimonial</text:span></text:p>
      <text:p text:style-name="P77"><text:span text:style-name="T77_1">Constituído</text:span><text:span text:style-name="T77_2"><text:s/></text:span><text:span text:style-name="T77_3">por</text:span><text:span text:style-name="T77_4"><text:s/></text:span><text:span text:style-name="T77_5">lista</text:span><text:span text:style-name="T77_6"><text:s/></text:span><text:span text:style-name="T77_7">em</text:span><text:span text:style-name="T77_8"><text:s/></text:span><text:span text:style-name="T77_9">ordem</text:span><text:span text:style-name="T77_10"><text:s/></text:span><text:span text:style-name="T77_11">alfabética</text:span><text:span text:style-name="T77_12">,<text:s/></text:span><text:span text:style-name="T77_13">com</text:span><text:span text:style-name="T77_14"><text:s/></text:span><text:span text:style-name="T77_15">as</text:span><text:span text:style-name="T77_16"><text:s/></text:span><text:span text:style-name="T77_17">opções</text:span><text:span text:style-name="T77_18"><text:s/></text:span><text:span text:style-name="T77_19">listadas</text:span><text:span text:style-name="T77_20"><text:s/></text:span><text:span text:style-name="T77_21">na</text:span><text:span text:style-name="T77_22"><text:s/></text:span><text:span text:style-name="T77_23">Natureza</text:span><text:span text:style-name="T77_24"><text:s/></text:span><text:span text:style-name="T77_25">do</text:span><text:span text:style-name="T77_26"><text:s/></text:span><text:span text:style-name="T77_27">Bem</text:span><text:span text:style-name="T77_28"><text:s/></text:span><text:span text:style-name="T77_29">Patrimonial</text:span><text:span text:style-name="T77_30">.</text:span></text:p>
      <text:p text:style-name="P78"/>
      <text:p text:style-name="P79"><text:span text:style-name="T79_1">1.4<text:tab/></text:span><text:span text:style-name="T79_2">Número</text:span><text:span text:style-name="T79_3"><text:s/></text:span><text:span text:style-name="T79_4">de</text:span><text:span text:style-name="T79_5"><text:s/></text:span><text:span text:style-name="T79_6">Registro</text:span></text:p>
      <text:p text:style-name="P80"><text:span text:style-name="T80_1">O</text:span><text:span text:style-name="T80_2"><text:s/></text:span><text:span text:style-name="T80_3">usuário</text:span><text:span text:style-name="T80_4"><text:s/></text:span><text:span text:style-name="T80_5">entra</text:span><text:span text:style-name="T80_6"><text:s/></text:span><text:span text:style-name="T80_7">com</text:span><text:span text:style-name="T80_8"><text:s/></text:span><text:span text:style-name="T80_9">um</text:span><text:span text:style-name="T80_10"><text:s/></text:span><text:span text:style-name="T80_11">número</text:span><text:span text:style-name="T80_12"><text:s/></text:span><text:span text:style-name="T80_13">de</text:span><text:span text:style-name="T80_14"><text:s/></text:span><text:span text:style-name="T80_15">registro</text:span><text:span text:style-name="T80_16"><text:s/></text:span><text:span text:style-name="T80_17">para</text:span><text:span text:style-name="T80_18"><text:s/></text:span><text:span text:style-name="T80_19">o</text:span><text:span text:style-name="T80_20"><text:s/></text:span><text:span text:style-name="T80_21">Bem</text:span><text:span text:style-name="T80_22"><text:s/></text:span><text:span text:style-name="T80_23">Patrimonial</text:span><text:span text:style-name="T80_24">.</text:span></text:p>
      <text:p text:style-name="P81"/>
      <text:p text:style-name="P82"><text:span text:style-name="T82_1">1.5<text:tab/></text:span><text:span text:style-name="T82_2">Título</text:span></text:p>
      <text:p text:style-name="P83"><text:span text:style-name="T83_1">-<text:s/></text:span><text:span text:style-name="T83_2">Campo</text:span><text:span text:style-name="T83_3"><text:s/></text:span><text:span text:style-name="T83_4">Editável</text:span><text:span text:style-name="T83_5"><text:s/></text:span><text:span text:style-name="T83_6">para</text:span><text:span text:style-name="T83_7"><text:s/></text:span><text:span text:style-name="T83_8">o</text:span><text:span text:style-name="T83_9"><text:s/></text:span><text:span text:style-name="T83_10">título</text:span><text:span text:style-name="T83_11"><text:s/>(</text:span><text:span text:style-name="T83_12">A</text:span><text:span text:style-name="T83_13"><text:s/></text:span><text:span text:style-name="T83_14">lista</text:span><text:span text:style-name="T83_15"><text:s/></text:span><text:span text:style-name="T83_16">de</text:span><text:span text:style-name="T83_17"><text:s/></text:span><text:span text:style-name="T83_18">títulos</text:span><text:span text:style-name="T83_19"><text:s/></text:span><text:span text:style-name="T83_20">deve</text:span><text:span text:style-name="T83_21"><text:s/></text:span><text:span text:style-name="T83_22">possuir</text:span><text:span text:style-name="T83_23">,<text:s/></text:span><text:span text:style-name="T83_24">obrigatoriamente</text:span><text:span text:style-name="T83_25">,<text:s/></text:span><text:span text:style-name="T83_26">ao</text:span><text:span text:style-name="T83_27"><text:s/></text:span><text:span text:style-name="T83_28">menos</text:span><text:span text:style-name="T83_29"><text:s/></text:span><text:span text:style-name="T83_30">um</text:span><text:span text:style-name="T83_31"><text:s/></text:span><text:span text:style-name="T83_32">título</text:span><text:span text:style-name="T83_33"><text:s/></text:span><text:span text:style-name="T83_34">principal</text:span><text:span text:style-name="T83_35">)</text:span></text:p>
      <text:p text:style-name="P84"><text:span text:style-name="T84_1">-<text:s/></text:span><text:span text:style-name="T84_2">Campo</text:span><text:span text:style-name="T84_3"><text:s/></text:span><text:span text:style-name="T84_4">Título</text:span><text:span text:style-name="T84_5"><text:s/></text:span><text:span text:style-name="T84_6">Principal</text:span><text:span text:style-name="T84_7"><text:s/>(</text:span><text:span text:style-name="T84_8">tipo</text:span><text:span text:style-name="T84_9"><text:s/></text:span><text:span text:style-name="T84_10">texto</text:span><text:span text:style-name="T84_11">)</text:span></text:p>
      <text:p text:style-name="P85"><text:span text:style-name="T85_1">-<text:s/></text:span><text:span text:style-name="T85_2">Campo</text:span><text:span text:style-name="T85_3"><text:s/></text:span><text:span text:style-name="T85_4">Títulos</text:span><text:span text:style-name="T85_5"><text:s/></text:span><text:span text:style-name="T85_6">Adicionais</text:span><text:span text:style-name="T85_7">:</text:span></text:p>
      <text:p text:style-name="P86"><text:span text:style-name="T86_1">Opção</text:span><text:span text:style-name="T86_2"><text:s/></text:span><text:span text:style-name="T86_3">para</text:span><text:span text:style-name="T86_4"><text:s/></text:span><text:span text:style-name="T86_5">adicionar</text:span><text:span text:style-name="T86_6"><text:s/></text:span><text:span text:style-name="T86_7">novo</text:span><text:span text:style-name="T86_8"><text:s/></text:span><text:span text:style-name="T86_9">título</text:span><text:span text:style-name="T86_10">:</text:span></text:p>
      <text:p text:style-name="P87"><text:span text:style-name="T87_1"><text:tab/></text:span><text:span text:style-name="T87_2">Ao</text:span><text:span text:style-name="T87_3"><text:s/></text:span><text:span text:style-name="T87_4">selecionar</text:span><text:span text:style-name="T87_5"><text:s/></text:span><text:span text:style-name="T87_6">essa</text:span><text:span text:style-name="T87_7"><text:s/></text:span><text:span text:style-name="T87_8">opção</text:span><text:span text:style-name="T87_9">,<text:s/></text:span><text:span text:style-name="T87_10">o</text:span><text:span text:style-name="T87_11"><text:s/></text:span><text:span text:style-name="T87_12">sistema</text:span><text:span text:style-name="T87_13"><text:s/></text:span><text:span text:style-name="T87_14">deve</text:span><text:span text:style-name="T87_15"><text:s/></text:span><text:span text:style-name="T87_16">repetir</text:span><text:span text:style-name="T87_17"><text:s/></text:span><text:span text:style-name="T87_18">os</text:span><text:span text:style-name="T87_19"><text:s/></text:span><text:span text:style-name="T87_20">mesmos</text:span><text:span text:style-name="T87_21"><text:s/></text:span><text:span text:style-name="T87_22">campos</text:span><text:span text:style-name="T87_23"><text:s/>,<text:s/></text:span><text:span text:style-name="T87_24">para</text:span><text:span text:style-name="T87_25"><text:s/></text:span><text:span text:style-name="T87_26">que</text:span><text:span text:style-name="T87_27"><text:s/></text:span><text:span text:style-name="T87_28">seja</text:span><text:span text:style-name="T87_29"><text:s/></text:span><text:span text:style-name="T87_30">cadastrado</text:span><text:span text:style-name="T87_31"><text:s/></text:span><text:span text:style-name="T87_32">um</text:span><text:span text:style-name="T87_33"><text:s/></text:span><text:span text:style-name="T87_34">novo</text:span><text:span text:style-name="T87_35"><text:s/></text:span><text:span text:style-name="T87_36">título</text:span><text:span text:style-name="T87_37">,<text:s/></text:span><text:span text:style-name="T87_38">pois</text:span><text:span text:style-name="T87_39"><text:s/></text:span><text:span text:style-name="T87_40">pode</text:span><text:span text:style-name="T87_41"><text:s/></text:span><text:span text:style-name="T87_42">ser</text:span><text:span text:style-name="T87_43"><text:s/></text:span><text:span text:style-name="T87_44">mais</text:span><text:span text:style-name="T87_45"><text:s/></text:span><text:span text:style-name="T87_46">de</text:span><text:span text:style-name="T87_47"><text:s/></text:span><text:span text:style-name="T87_48">um</text:span><text:span text:style-name="T87_49">.</text:span></text:p>
      <text:p text:style-name="P88"><text:span text:style-name="T88_1"><text:tab/></text:span></text:p>
      <text:p text:style-name="P89"><text:span text:style-name="T89_1">Lista</text:span><text:span text:style-name="T89_2"><text:s/>-<text:s text:c="2"/></text:span><text:span text:style-name="T89_3">Tipo</text:span><text:span text:style-name="T89_4"><text:s/></text:span><text:span text:style-name="T89_5">do</text:span><text:span text:style-name="T89_6"><text:s/></text:span><text:span text:style-name="T89_7">título</text:span><text:span text:style-name="T89_8">,<text:s text:c="2"/></text:span><text:span text:style-name="T89_9">em</text:span><text:span text:style-name="T89_10"><text:s/></text:span><text:span text:style-name="T89_11">ordem</text:span><text:span text:style-name="T89_12"><text:s/></text:span><text:span text:style-name="T89_13">alfabética</text:span><text:span text:style-name="T89_14"><text:s text:c="2"/></text:span><text:span text:style-name="T89_15">com</text:span><text:span text:style-name="T89_16"><text:s/></text:span><text:span text:style-name="T89_17">as</text:span><text:span text:style-name="T89_18"><text:s/></text:span><text:span text:style-name="T89_19">seguintes</text:span><text:span text:style-name="T89_20"><text:s/></text:span><text:span text:style-name="T89_21">opções</text:span><text:span text:style-name="T89_22">:</text:span></text:p>
      <text:p text:style-name="P90"><text:span text:style-name="T90_1">Principal</text:span></text:p>
      <text:p text:style-name="P91"><text:span text:style-name="T91_1"><text:tab/><text:tab/><text:tab/></text:span><text:span text:style-name="T91_2">Equivalente</text:span></text:p>
      <text:p text:style-name="P92"><text:span text:style-name="T92_1"><text:tab/><text:tab/><text:tab/></text:span><text:span text:style-name="T92_2">Atribuído</text:span></text:p>
      <text:p text:style-name="P93"><text:span text:style-name="T93_1"><text:tab/><text:tab/><text:tab/></text:span><text:span text:style-name="T93_2">Subtitulo</text:span></text:p>
      <text:p text:style-name="P94"><text:span text:style-name="T94_1"><text:tab/><text:tab/><text:tab/></text:span><text:span text:style-name="T94_2">Título</text:span><text:span text:style-name="T94_3"><text:s/></text:span><text:span text:style-name="T94_4">anterior</text:span></text:p>
      <text:p text:style-name="P95"><text:span text:style-name="T95_1"><text:tab/><text:tab/><text:tab/></text:span><text:span text:style-name="T95_2">Título</text:span><text:span text:style-name="T95_3"><text:s/></text:span><text:span text:style-name="T95_4">posterior</text:span></text:p>
      <text:p text:style-name="P96"><text:span text:style-name="T96_1"><text:tab/><text:tab/><text:tab/></text:span><text:span text:style-name="T96_2">Título</text:span><text:span text:style-name="T96_3"><text:s/></text:span><text:span text:style-name="T96_4">do</text:span><text:span text:style-name="T96_5"><text:s/></text:span><text:span text:style-name="T96_6">suplemento</text:span></text:p>
      <text:p text:style-name="P97"><text:span text:style-name="T97_1"><text:tab/><text:tab/><text:tab/></text:span><text:span text:style-name="T97_2">Título</text:span><text:span text:style-name="T97_3"><text:s/></text:span><text:span text:style-name="T97_4">correlato</text:span></text:p>
      <text:p text:style-name="P98"/>
      <text:p text:style-name="P99"><text:span text:style-name="T99_1">Campo</text:span><text:span text:style-name="T99_2"><text:s/></text:span><text:span text:style-name="T99_3">Nome</text:span><text:span text:style-name="T99_4"><text:s/></text:span><text:span text:style-name="T99_5">do</text:span><text:span text:style-name="T99_6"><text:s/></text:span><text:span text:style-name="T99_7">Título</text:span><text:span text:style-name="T99_8"><text:s/>(</text:span><text:span text:style-name="T99_9">tipo</text:span><text:span text:style-name="T99_10"><text:s/></text:span><text:span text:style-name="T99_11">texto</text:span><text:span text:style-name="T99_12">,<text:s/></text:span><text:span text:style-name="T99_13">adicionado</text:span><text:span text:style-name="T99_14"><text:s/></text:span><text:span text:style-name="T99_15">se</text:span><text:span text:style-name="T99_16"><text:s/></text:span><text:span text:style-name="T99_17">a</text:span><text:span text:style-name="T99_18"><text:s/></text:span><text:span text:style-name="T99_19">opção</text:span><text:span text:style-name="T99_20"><text:s/></text:span><text:span text:style-name="T99_21">de</text:span><text:span text:style-name="T99_22"><text:s/></text:span><text:span text:style-name="T99_23">adicionar</text:span><text:span text:style-name="T99_24"><text:s/></text:span><text:span text:style-name="T99_25">novo</text:span><text:span text:style-name="T99_26"><text:s/></text:span><text:span text:style-name="T99_27">título</text:span><text:span text:style-name="T99_28"><text:s/></text:span><text:span text:style-name="T99_29">for</text:span><text:span text:style-name="T99_30"><text:s/></text:span><text:span text:style-name="T99_31">selecionada</text:span><text:span text:style-name="T99_32">)</text:span></text:p>
      <text:p text:style-name="P100"/>
      <text:p text:style-name="P101"><text:span text:style-name="T101_1"><text:tab/><text:tab/></text:span></text:p>
      <text:p text:style-name="P102"><text:span text:style-name="T102_1"><text:tab/>-</text:span><text:span text:style-name="T102_2">Opção</text:span><text:span text:style-name="T102_3"><text:s/>“</text:span><text:span text:style-name="T102_4">Complemento</text:span><text:span text:style-name="T102_5">”:<text:s/></text:span><text:span text:style-name="T102_6">Campo</text:span><text:span text:style-name="T102_7"><text:s/></text:span><text:span text:style-name="T102_8">Editável</text:span><text:span text:style-name="T102_9">;</text:span></text:p>
      <text:p text:style-name="P103"/>
      <text:p text:style-name="P104"><text:span text:style-name="T104_1">1.6<text:tab/></text:span><text:span text:style-name="T104_2">Coleção</text:span><text:span text:style-name="T104_3">,<text:s/></text:span><text:span text:style-name="T104_4">Fundo</text:span><text:span text:style-name="T104_5">,<text:s/></text:span><text:span text:style-name="T104_6">Conjunto</text:span><text:span text:style-name="T104_7">,<text:s/></text:span><text:span text:style-name="T104_8">Família</text:span><text:span text:style-name="T104_9">/</text:span><text:span text:style-name="T104_10">Espécie</text:span></text:p>
      <text:p text:style-name="P105"><text:span text:style-name="T105_1">-</text:span><text:span text:style-name="T105_2">Campo</text:span><text:span text:style-name="T105_3"><text:s/></text:span><text:span text:style-name="T105_4">para</text:span><text:span text:style-name="T105_5"><text:s/></text:span><text:span text:style-name="T105_6">o</text:span><text:span text:style-name="T105_7"><text:s/></text:span><text:span text:style-name="T105_8">nome</text:span><text:span text:style-name="T105_9"><text:s/></text:span><text:span text:style-name="T105_10">da</text:span><text:span text:style-name="T105_11"><text:s/></text:span><text:span text:style-name="T105_12">coleção</text:span><text:span text:style-name="T105_13"><text:s/></text:span><text:span text:style-name="T105_14">à</text:span><text:span text:style-name="T105_15"><text:s/></text:span><text:span text:style-name="T105_16">que</text:span><text:span text:style-name="T105_17"><text:s/></text:span><text:span text:style-name="T105_18">pertence</text:span><text:span text:style-name="T105_19"><text:s/></text:span><text:span text:style-name="T105_20">o</text:span><text:span text:style-name="T105_21"><text:s/></text:span><text:span text:style-name="T105_22">item</text:span><text:span text:style-name="T105_23">,<text:s/></text:span><text:span text:style-name="T105_24">conforme</text:span><text:span text:style-name="T105_25"><text:s/></text:span><text:span text:style-name="T105_26">organização</text:span><text:span text:style-name="T105_27"><text:s/></text:span><text:span text:style-name="T105_28">da</text:span><text:span text:style-name="T105_29"><text:s/></text:span><text:span text:style-name="T105_30">instituição</text:span><text:span text:style-name="T105_31">.</text:span></text:p>
      <text:p text:style-name="P106"/>
      <text:p text:style-name="P107"><text:span text:style-name="T107_1">1.7<text:tab/></text:span><text:span text:style-name="T107_2">Localização</text:span><text:span text:style-name="T107_3"><text:s/></text:span><text:span text:style-name="T107_4">Física</text:span><text:span text:style-name="T107_5"><text:s/></text:span><text:span text:style-name="T107_6">Específica</text:span></text:p>
      <text:p text:style-name="P108"><text:span text:style-name="T108_1">-</text:span><text:span text:style-name="T108_2">Campo</text:span><text:span text:style-name="T108_3"><text:s/></text:span><text:span text:style-name="T108_4">Editável</text:span><text:span text:style-name="T108_5"><text:s/></text:span><text:span text:style-name="T108_6">para</text:span><text:span text:style-name="T108_7"><text:s/></text:span><text:span text:style-name="T108_8">localização</text:span><text:span text:style-name="T108_9"><text:s/></text:span><text:span text:style-name="T108_10">física</text:span><text:span text:style-name="T108_11"><text:s/></text:span><text:span text:style-name="T108_12">do</text:span><text:span text:style-name="T108_13"><text:s/></text:span><text:span text:style-name="T108_14">bem</text:span><text:span text:style-name="T108_15"><text:s/></text:span><text:span text:style-name="T108_16">patrimonial</text:span><text:span text:style-name="T108_17"><text:s/></text:span><text:span text:style-name="T108_18">no</text:span><text:span text:style-name="T108_19"><text:s/></text:span><text:span text:style-name="T108_20">acervo</text:span><text:span text:style-name="T108_21">.</text:span></text:p>
      <text:p text:style-name="P109"/>
      <text:p text:style-name="P110"><text:span text:style-name="T110_1">1.8<text:s text:c="2"/></text:span><text:span text:style-name="T110_2">Coordenadas</text:span><text:span text:style-name="T110_3"><text:s/></text:span><text:span text:style-name="T110_4">Geográficas</text:span></text:p>
      <text:p text:style-name="P111"><text:span text:style-name="T111_1">-</text:span><text:span text:style-name="T111_2">Latitude</text:span></text:p>
      <text:p text:style-name="P112"><text:span text:style-name="T112_1">No</text:span><text:span text:style-name="T112_2"><text:s/></text:span><text:span text:style-name="T112_3">Formato</text:span><text:span text:style-name="T112_4"><text:s/></text:span><text:span text:style-name="T112_5">XXº</text:span><text:span text:style-name="T112_6"><text:s/></text:span><text:span text:style-name="T112_7">XX</text:span><text:span text:style-name="T112_8">'<text:s/></text:span><text:span text:style-name="T112_9">XX</text:span><text:span text:style-name="T112_10">”</text:span></text:p>
      <text:p text:style-name="P113"><text:span text:style-name="T113_1">-</text:span><text:span text:style-name="T113_2">Longitude</text:span></text:p>
      <text:p text:style-name="P114"><text:span text:style-name="T114_1">No</text:span><text:span text:style-name="T114_2"><text:s/></text:span><text:span text:style-name="T114_3">Formato</text:span><text:span text:style-name="T114_4"><text:s/></text:span><text:span text:style-name="T114_5">XXº</text:span><text:span text:style-name="T114_6"><text:s/></text:span><text:span text:style-name="T114_7">XX</text:span><text:span text:style-name="T114_8">'<text:s/></text:span><text:span text:style-name="T114_9">XX</text:span><text:span text:style-name="T114_10">”</text:span></text:p>
      <text:p text:style-name="P115"/>
      <text:list text:style-name="LS4" xml:id="list11" text:continue-list="list10">
        <text:list-item>
          <text:p text:style-name="P116"><text:span text:style-name="T116_1">Autoria</text:span></text:p>
        </text:list-item>
      </text:list>
      <text:p text:style-name="P117"/>
      <text:p text:style-name="P118"><text:span text:style-name="T118_1"><text:tab/></text:span><text:span text:style-name="T118_2">Campo</text:span><text:span text:style-name="T118_3"><text:s/></text:span><text:span text:style-name="T118_4">em</text:span><text:span text:style-name="T118_5"><text:s/></text:span><text:span text:style-name="T118_6">ordem</text:span><text:span text:style-name="T118_7"><text:s/></text:span><text:span text:style-name="T118_8">alfabética</text:span><text:span text:style-name="T118_9">,<text:s/></text:span><text:span text:style-name="T118_10">auto</text:span><text:span text:style-name="T118_11">-</text:span><text:span text:style-name="T118_12">completável</text:span><text:span text:style-name="T118_13">,<text:s/></text:span><text:span text:style-name="T118_14">com</text:span><text:span text:style-name="T118_15"><text:s/></text:span><text:span text:style-name="T118_16">a</text:span><text:span text:style-name="T118_17"><text:s/></text:span><text:span text:style-name="T118_18">lista</text:span><text:span text:style-name="T118_19"><text:s/></text:span><text:span text:style-name="T118_20">de</text:span><text:span text:style-name="T118_21"><text:s/></text:span><text:span text:style-name="T118_22">autores</text:span><text:span text:style-name="T118_23"><text:s/></text:span><text:span text:style-name="T118_24">já</text:span><text:span text:style-name="T118_25"><text:s/></text:span><text:span text:style-name="T118_26">cadastrados</text:span><text:span text:style-name="T118_27"><text:s/></text:span><text:span text:style-name="T118_28">conforme</text:span><text:span text:style-name="T118_29"><text:s/></text:span><text:span text:style-name="T118_30">caso</text:span><text:span text:style-name="T118_31"><text:s/></text:span><text:span text:style-name="T118_32">de</text:span><text:span text:style-name="T118_33"><text:s/></text:span><text:span text:style-name="T118_34">uso</text:span><text:span text:style-name="T118_35"><text:s/></text:span><text:span text:style-name="T118_36">de</text:span><text:span text:style-name="T118_37"><text:s/></text:span><text:span text:style-name="T118_38">Cadastro</text:span><text:span text:style-name="T118_39"><text:s/></text:span><text:span text:style-name="T118_40">de</text:span><text:span text:style-name="T118_41"><text:s/></text:span><text:span text:style-name="T118_42">Autoria</text:span><text:span text:style-name="T118_43"><text:s/></text:span><text:span text:style-name="T118_44">e</text:span><text:span text:style-name="T118_45"><text:s/></text:span><text:span text:style-name="T118_46">opção</text:span><text:span text:style-name="T118_47"><text:s/></text:span><text:span text:style-name="T118_48">para</text:span><text:span text:style-name="T118_49"><text:s/></text:span><text:span text:style-name="T118_50">cadastrar</text:span><text:span text:style-name="T118_51"><text:s/></text:span><text:span text:style-name="T118_52">novo</text:span><text:span text:style-name="T118_53"><text:s/></text:span><text:span text:style-name="T118_54">autor</text:span><text:span text:style-name="T118_55">.<text:s/></text:span><text:span text:style-name="T118_56">Ao</text:span><text:span text:style-name="T118_57"><text:s/></text:span><text:span text:style-name="T118_58">selecionar</text:span><text:span text:style-name="T118_59"><text:s/></text:span><text:span text:style-name="T118_60">cadastrar</text:span><text:span text:style-name="T118_61"><text:s/></text:span><text:span text:style-name="T118_62">novo</text:span><text:span text:style-name="T118_63"><text:s/></text:span><text:span text:style-name="T118_64">autor</text:span><text:span text:style-name="T118_65">,<text:s/></text:span><text:span text:style-name="T118_66">o</text:span><text:span text:style-name="T118_67"><text:s/></text:span><text:span text:style-name="T118_68">usuário</text:span><text:span text:style-name="T118_69"><text:s/></text:span><text:span text:style-name="T118_70">deve</text:span><text:span text:style-name="T118_71"><text:s/></text:span><text:span text:style-name="T118_72">ser</text:span><text:span text:style-name="T118_73"><text:s/></text:span><text:span text:style-name="T118_74">levado</text:span><text:span text:style-name="T118_75"><text:s/></text:span><text:span text:style-name="T118_76">para</text:span><text:span text:style-name="T118_77"><text:s/></text:span><text:span text:style-name="T118_78">o</text:span><text:span text:style-name="T118_79"><text:s/></text:span><text:span text:style-name="T118_80">cadastro</text:span><text:span text:style-name="T118_81"><text:s/></text:span><text:span text:style-name="T118_82">de</text:span><text:span text:style-name="T118_83"><text:s/></text:span><text:span text:style-name="T118_84">autoria</text:span><text:span text:style-name="T118_85">,<text:s/></text:span><text:span text:style-name="T118_86">porém</text:span><text:span text:style-name="T118_87">,<text:s/></text:span><text:span text:style-name="T118_88">sem</text:span><text:span text:style-name="T118_89"><text:s/></text:span><text:span text:style-name="T118_90">perder</text:span><text:span text:style-name="T118_91"><text:s/></text:span><text:span text:style-name="T118_92">o</text:span><text:span text:style-name="T118_93"><text:s/></text:span><text:span text:style-name="T118_94">cadastro</text:span><text:span text:style-name="T118_95"><text:s/></text:span><text:span text:style-name="T118_96">do</text:span><text:span text:style-name="T118_97"><text:s/></text:span><text:span text:style-name="T118_98">bem</text:span><text:span text:style-name="T118_99"><text:s/></text:span><text:span text:style-name="T118_100">patrimonial</text:span><text:span text:style-name="T118_101">.</text:span></text:p>
      <text:p text:style-name="P119"/>
      <text:p text:style-name="P120"><text:span text:style-name="T120_1">-</text:span><text:span text:style-name="T120_2">Tipo</text:span><text:span text:style-name="T120_3"><text:s/></text:span><text:span text:style-name="T120_4">de</text:span><text:span text:style-name="T120_5"><text:s/></text:span><text:span text:style-name="T120_6">Autoria</text:span></text:p>
      <text:p text:style-name="P121"><text:span text:style-name="T121_1">Campo</text:span><text:span text:style-name="T121_2"><text:s/></text:span><text:span text:style-name="T121_3">em</text:span><text:span text:style-name="T121_4"><text:s/></text:span><text:span text:style-name="T121_5">ordem</text:span><text:span text:style-name="T121_6"><text:s/></text:span><text:span text:style-name="T121_7">alfabética</text:span><text:span text:style-name="T121_8">,<text:s/></text:span><text:span text:style-name="T121_9">com</text:span><text:span text:style-name="T121_10"><text:s/></text:span><text:span text:style-name="T121_11">a</text:span><text:span text:style-name="T121_12"><text:s/></text:span><text:span text:style-name="T121_13">lista</text:span><text:span text:style-name="T121_14"><text:s/></text:span><text:span text:style-name="T121_15">a</text:span><text:span text:style-name="T121_16"><text:s/></text:span><text:span text:style-name="T121_17">seguir</text:span><text:span text:style-name="T121_18">:</text:span></text:p>
      <text:p text:style-name="P122"><text:span text:style-name="T122_1"><text:tab/><text:tab/>(</text:span><text:span text:style-name="T122_2">pode</text:span><text:span text:style-name="T122_3">-</text:span><text:span text:style-name="T122_4">se</text:span><text:span text:style-name="T122_5"><text:s/></text:span><text:span text:style-name="T122_6">escolher</text:span><text:span text:style-name="T122_7"><text:s/></text:span><text:span text:style-name="T122_8">uma</text:span><text:span text:style-name="T122_9"><text:s/></text:span><text:span text:style-name="T122_10">ou</text:span><text:span text:style-name="T122_11"><text:s/></text:span><text:span text:style-name="T122_12">mais</text:span><text:span text:style-name="T122_13"><text:s/></text:span><text:span text:style-name="T122_14">opções</text:span><text:span text:style-name="T122_15">)</text:span></text:p>
      <text:p text:style-name="P123"><text:span text:style-name="T123_1"><text:tab/><text:tab/></text:span><text:span text:style-name="T123_2">Agência</text:span></text:p>
      <text:p text:style-name="P124"><text:span text:style-name="T124_1"><text:tab/><text:tab/></text:span><text:span text:style-name="T124_2">Autor</text:span></text:p>
      <text:p text:style-name="P125"><text:span text:style-name="T125_1"><text:tab/><text:tab/></text:span><text:span text:style-name="T125_2">Autor</text:span><text:span text:style-name="T125_3"><text:s/></text:span><text:span text:style-name="T125_4">Institucional</text:span></text:p>
      <text:p text:style-name="P126"><text:span text:style-name="T126_1"><text:tab/><text:tab/></text:span><text:span text:style-name="T126_2">Co</text:span><text:span text:style-name="T126_3">-</text:span><text:span text:style-name="T126_4">autor</text:span></text:p>
      <text:p text:style-name="P127"><text:span text:style-name="T127_1"><text:tab/><text:tab/></text:span><text:span text:style-name="T127_2">Compilador</text:span></text:p>
      <text:p text:style-name="P128"><text:span text:style-name="T128_1"><text:tab/><text:tab/></text:span><text:span text:style-name="T128_2">Coordenador</text:span></text:p>
      <text:p text:style-name="P129"><text:span text:style-name="T129_1"><text:tab/><text:tab/></text:span><text:span text:style-name="T129_2">Diretor</text:span></text:p>
      <text:p text:style-name="P130"><text:span text:style-name="T130_1"><text:tab/><text:tab/></text:span><text:span text:style-name="T130_2">Editor</text:span></text:p>
      <text:p text:style-name="P131"><text:span text:style-name="T131_1"><text:tab/><text:tab/></text:span><text:span text:style-name="T131_2">Entidade</text:span><text:span text:style-name="T131_3"><text:s/></text:span><text:span text:style-name="T131_4">produtora</text:span></text:p>
      <text:p text:style-name="P132"><text:span text:style-name="T132_1"><text:tab/><text:tab/></text:span><text:span text:style-name="T132_2">Entrevistador</text:span></text:p>
      <text:p text:style-name="P133"><text:span text:style-name="T133_1"><text:tab/><text:tab/></text:span><text:span text:style-name="T133_2">Estudio</text:span></text:p>
      <text:p text:style-name="P134"><text:span text:style-name="T134_1"><text:tab/><text:tab/></text:span><text:span text:style-name="T134_2">Fabricante</text:span></text:p>
      <text:p text:style-name="P135"><text:span text:style-name="T135_1"><text:tab/><text:tab/></text:span><text:span text:style-name="T135_2">Figurinista</text:span></text:p>
      <text:p text:style-name="P136"><text:span text:style-name="T136_1"><text:tab/><text:tab/></text:span><text:span text:style-name="T136_2">Fotografo</text:span></text:p>
      <text:p text:style-name="P137"><text:span text:style-name="T137_1"><text:tab/><text:tab/></text:span><text:span text:style-name="T137_2">Ilustrador</text:span></text:p>
      <text:p text:style-name="P138"><text:span text:style-name="T138_1"><text:tab/><text:tab/></text:span><text:span text:style-name="T138_2">Palestrante</text:span></text:p>
      <text:p text:style-name="P139"><text:span text:style-name="T139_1"><text:tab/><text:tab/></text:span><text:span text:style-name="T139_2">Prefaciador</text:span></text:p>
      <text:p text:style-name="P140"><text:span text:style-name="T140_1"><text:tab/><text:tab/></text:span><text:span text:style-name="T140_2">Organizador</text:span></text:p>
      <text:p text:style-name="P141"><text:span text:style-name="T141_1"><text:tab/><text:tab/></text:span><text:span text:style-name="T141_2">Tradutor</text:span></text:p>
      <text:p text:style-name="P142"/>
      <text:p text:style-name="P143"/>
      <text:list text:style-name="LS4" xml:id="list12" text:continue-list="list10">
        <text:list-item>
          <text:p text:style-name="P144"><text:span text:style-name="T144_1">Produção</text:span></text:p>
        </text:list-item>
      </text:list>
      <text:p text:style-name="P145"/>
      <text:p text:style-name="P146"><text:span text:style-name="T146_1"><text:tab/></text:span><text:span text:style-name="T146_2">Os</text:span><text:span text:style-name="T146_3"><text:s/></text:span><text:span text:style-name="T146_4">itens</text:span><text:span text:style-name="T146_5"><text:s/></text:span><text:span text:style-name="T146_6">abaixo</text:span><text:span text:style-name="T146_7"><text:s/></text:span><text:span text:style-name="T146_8">devem</text:span><text:span text:style-name="T146_9"><text:s/></text:span><text:span text:style-name="T146_10">ser</text:span><text:span text:style-name="T146_11"><text:s/></text:span><text:span text:style-name="T146_12">do</text:span><text:span text:style-name="T146_13"><text:s/></text:span><text:span text:style-name="T146_14">tipo</text:span><text:span text:style-name="T146_15"><text:s/></text:span><text:span text:style-name="T146_16">campo</text:span><text:span text:style-name="T146_17"><text:s/></text:span><text:span text:style-name="T146_18">editável</text:span><text:span text:style-name="T146_19">,<text:s/></text:span><text:span text:style-name="T146_20">abrindo</text:span><text:span text:style-name="T146_21"><text:s/></text:span><text:span text:style-name="T146_22">opção</text:span><text:span text:style-name="T146_23"><text:s/></text:span><text:span text:style-name="T146_24">para</text:span><text:span text:style-name="T146_25"><text:s/></text:span><text:span text:style-name="T146_26">escrita</text:span><text:span text:style-name="T146_27"><text:s/></text:span><text:span text:style-name="T146_28">somente</text:span><text:span text:style-name="T146_29"><text:s/></text:span><text:span text:style-name="T146_30">se</text:span><text:span text:style-name="T146_31"><text:s/></text:span><text:span text:style-name="T146_32">selecionado</text:span><text:span text:style-name="T146_33">.</text:span></text:p>
      <text:p text:style-name="P147"/>
      <text:list text:style-name="LS5" xml:id="list13">
        <text:list-item>
          <text:list>
            <text:list-item>
              <text:p text:style-name="P148"><text:span text:style-name="T148_1">Local</text:span><text:span text:style-name="T148_2"><text:s/><text:tab/></text:span></text:p>
            </text:list-item>
            <text:list-item>
              <text:p text:style-name="P149"><text:span text:style-name="T149_1">Ano</text:span></text:p>
            </text:list-item>
            <text:list-item>
              <text:p text:style-name="P150"><text:span text:style-name="T150_1">Edição</text:span><text:span text:style-name="T150_2"><text:s/></text:span><text:span text:style-name="T150_3">e</text:span><text:span text:style-name="T150_4">/</text:span><text:span text:style-name="T150_5">ou</text:span><text:span text:style-name="T150_6"><text:s/></text:span><text:span text:style-name="T150_7">Reimpressão</text:span></text:p>
            </text:list-item>
            <text:list-item>
              <text:p text:style-name="P151"><text:span text:style-name="T151_1">Outras</text:span><text:span text:style-name="T151_2"><text:s/></text:span><text:span text:style-name="T151_3">Responsabilidades</text:span></text:p>
            </text:list-item>
          </text:list>
        </text:list-item>
      </text:list>
      <text:p text:style-name="P152"/>
      <text:list text:style-name="LS4" xml:id="list17" text:continue-list="list10">
        <text:list-item>
          <text:p text:style-name="P153"><text:span text:style-name="T153_1">Descrição</text:span></text:p>
        </text:list-item>
      </text:list>
      <text:p text:style-name="P154"/>
      <text:p text:style-name="P155"><text:span text:style-name="T155_1"><text:tab/>4.1<text:tab/></text:span><text:span text:style-name="T155_2">Características</text:span><text:span text:style-name="T155_3"><text:s/></text:span><text:span text:style-name="T155_4">Físicas</text:span><text:span text:style-name="T155_5"><text:s/></text:span><text:span text:style-name="T155_6">e</text:span><text:span text:style-name="T155_7"><text:s/></text:span><text:span text:style-name="T155_8">Técnicas</text:span><text:span text:style-name="T155_9"><text:s/></text:span><text:span text:style-name="T155_10">Executivas</text:span></text:p>
      <text:p text:style-name="P156"><text:span text:style-name="T156_1"><text:tab/><text:tab/></text:span><text:span text:style-name="T156_2">Campo</text:span><text:span text:style-name="T156_3"><text:s/></text:span><text:span text:style-name="T156_4">editável</text:span></text:p>
      <text:p text:style-name="P157"><text:span text:style-name="T157_1"><text:tab/><text:tab/></text:span></text:p>
      <text:p text:style-name="P158"><text:span text:style-name="T158_1"><text:tab/><text:tab/>4.1.1<text:s/></text:span><text:span text:style-name="T158_2">Bens</text:span><text:span text:style-name="T158_3"><text:s/></text:span><text:span text:style-name="T158_4">Arquitetonicos</text:span></text:p>
      <text:p text:style-name="P159"><text:span text:style-name="T159_1"><text:tab/><text:tab/></text:span></text:p>
      <text:p text:style-name="P160"><text:span text:style-name="T160_1"><text:tab/><text:tab/></text:span><text:span text:style-name="T160_2">Condição</text:span><text:span text:style-name="T160_3"><text:s/></text:span><text:span text:style-name="T160_4">Topográfica</text:span></text:p>
      <text:p text:style-name="P161"><text:span text:style-name="T161_1"><text:tab/><text:tab/><text:tab/></text:span><text:span text:style-name="T161_2">Lista</text:span><text:span text:style-name="T161_3"><text:s/></text:span><text:span text:style-name="T161_4">em</text:span><text:span text:style-name="T161_5"><text:s/></text:span><text:span text:style-name="T161_6">ordem</text:span><text:span text:style-name="T161_7"><text:s/></text:span><text:span text:style-name="T161_8">alfabética</text:span><text:span text:style-name="T161_9"><text:s/></text:span><text:span text:style-name="T161_10">com</text:span><text:span text:style-name="T161_11"><text:s/></text:span><text:span text:style-name="T161_12">as</text:span><text:span text:style-name="T161_13"><text:s/></text:span><text:span text:style-name="T161_14">opções</text:span><text:span text:style-name="T161_15"><text:s/></text:span><text:span text:style-name="T161_16">abaixo</text:span></text:p>
      <text:p text:style-name="P162"><text:span text:style-name="T162_1"><text:tab/><text:tab/><text:tab/></text:span><text:span text:style-name="T162_2">Acidentada</text:span><text:span text:style-name="T162_3"><text:s/></text:span><text:span text:style-name="T162_4">Suave</text:span></text:p>
      <text:p text:style-name="P163"><text:span text:style-name="T163_1"><text:tab/><text:tab/><text:tab/></text:span><text:span text:style-name="T163_2">Acidentada</text:span><text:span text:style-name="T163_3"><text:s/></text:span><text:span text:style-name="T163_4">Médio</text:span></text:p>
      <text:p text:style-name="P164"><text:span text:style-name="T164_1"><text:tab/><text:tab/><text:tab/></text:span><text:span text:style-name="T164_2">Acidentada</text:span><text:span text:style-name="T164_3"><text:s/></text:span><text:span text:style-name="T164_4">Abrupta</text:span></text:p>
      <text:p text:style-name="P165"><text:span text:style-name="T165_1"><text:tab/><text:tab/><text:tab/></text:span><text:span text:style-name="T165_2">Plano</text:span></text:p>
      <text:p text:style-name="P166"><text:span text:style-name="T166_1"><text:tab/><text:tab/></text:span></text:p>
      <text:p text:style-name="P167"><text:span text:style-name="T167_1"><text:tab/><text:tab/></text:span><text:span text:style-name="T167_2">Uso</text:span></text:p>
      <text:p text:style-name="P168"><text:span text:style-name="T168_1"><text:tab/><text:tab/><text:tab/></text:span><text:span text:style-name="T168_2">Lista</text:span><text:span text:style-name="T168_3"><text:s/></text:span><text:span text:style-name="T168_4">em</text:span><text:span text:style-name="T168_5"><text:s/></text:span><text:span text:style-name="T168_6">ordem</text:span><text:span text:style-name="T168_7"><text:s/></text:span><text:span text:style-name="T168_8">alfabética</text:span><text:span text:style-name="T168_9"><text:s/></text:span><text:span text:style-name="T168_10">com</text:span><text:span text:style-name="T168_11"><text:s/></text:span><text:span text:style-name="T168_12">as</text:span><text:span text:style-name="T168_13"><text:s/></text:span><text:span text:style-name="T168_14">opções</text:span><text:span text:style-name="T168_15"><text:s/></text:span><text:span text:style-name="T168_16">abaixo</text:span><text:span text:style-name="T168_17">,<text:s/></text:span><text:span text:style-name="T168_18">e</text:span><text:span text:style-name="T168_19"><text:s/></text:span><text:span text:style-name="T168_20">com</text:span><text:span text:style-name="T168_21"><text:s/></text:span><text:span text:style-name="T168_22">campo</text:span><text:span text:style-name="T168_23"><text:s/></text:span><text:span text:style-name="T168_24">editável</text:span><text:span text:style-name="T168_25"><text:s/></text:span><text:span text:style-name="T168_26">para</text:span><text:span text:style-name="T168_27"><text:s/></text:span><text:span text:style-name="T168_28">especificar</text:span><text:span text:style-name="T168_29">,<text:s/></text:span><text:span text:style-name="T168_30">caso</text:span><text:span text:style-name="T168_31"><text:s/></text:span><text:span text:style-name="T168_32">a</text:span><text:span text:style-name="T168_33"><text:s/></text:span><text:span text:style-name="T168_34">opção</text:span><text:span text:style-name="T168_35"><text:s/></text:span><text:span text:style-name="T168_36">seja</text:span><text:span text:style-name="T168_37"><text:s/>''</text:span><text:span text:style-name="T168_38">Outras</text:span><text:span text:style-name="T168_39">''.</text:span></text:p>
      <text:p text:style-name="P169"><text:span text:style-name="T169_1"><text:tab/><text:tab/><text:tab/></text:span><text:span text:style-name="T169_2">Ferroviário</text:span></text:p>
      <text:p text:style-name="P170"><text:span text:style-name="T170_1"><text:tab/><text:tab/><text:tab/></text:span><text:span text:style-name="T170_2">Habitacional</text:span></text:p>
      <text:p text:style-name="P171"><text:span text:style-name="T171_1"><text:tab/><text:tab/><text:tab/></text:span><text:span text:style-name="T171_2">Produção</text:span></text:p>
      <text:p text:style-name="P172"><text:span text:style-name="T172_1"><text:tab/><text:tab/><text:tab/></text:span><text:span text:style-name="T172_2">Religiosa</text:span></text:p>
      <text:p text:style-name="P173"><text:span text:style-name="T173_1"><text:tab/><text:tab/><text:tab/></text:span><text:span text:style-name="T173_2">Outras</text:span></text:p>
      <text:p text:style-name="P174"/>
      <text:p text:style-name="P175"><text:span text:style-name="T175_1"><text:tab/><text:tab/></text:span><text:span text:style-name="T175_2">Pavimentos</text:span></text:p>
      <text:p text:style-name="P176"><text:span text:style-name="T176_1"><text:tab/><text:tab/><text:tab/></text:span><text:span text:style-name="T176_2">Nº</text:span><text:span text:style-name="T176_3"><text:s/></text:span><text:span text:style-name="T176_4">de</text:span><text:span text:style-name="T176_5"><text:s/></text:span><text:span text:style-name="T176_6">ambientes</text:span></text:p>
      <text:p text:style-name="P177"><text:span text:style-name="T177_1"><text:tab/><text:tab/><text:tab/><text:tab/></text:span><text:span text:style-name="T177_2">Campo</text:span><text:span text:style-name="T177_3"><text:s/></text:span><text:span text:style-name="T177_4">editável</text:span><text:span text:style-name="T177_5"><text:s/>(</text:span><text:span text:style-name="T177_6">O</text:span><text:span text:style-name="T177_7"><text:s/></text:span><text:span text:style-name="T177_8">sistema</text:span><text:span text:style-name="T177_9"><text:s/></text:span><text:span text:style-name="T177_10">deve</text:span><text:span text:style-name="T177_11"><text:s/></text:span><text:span text:style-name="T177_12">aceitar</text:span><text:span text:style-name="T177_13"><text:s/></text:span><text:span text:style-name="T177_14">apenas</text:span><text:span text:style-name="T177_15"><text:s/></text:span><text:span text:style-name="T177_16">números</text:span><text:span text:style-name="T177_17">)</text:span></text:p>
      <text:p text:style-name="P178"/>
      <text:p text:style-name="P179"><text:span text:style-name="T179_1"><text:tab/><text:tab/><text:tab/></text:span><text:span text:style-name="T179_2">Nº</text:span><text:span text:style-name="T179_3"><text:s/></text:span><text:span text:style-name="T179_4">de</text:span><text:span text:style-name="T179_5"><text:s/></text:span><text:span text:style-name="T179_6">pavimentos</text:span></text:p>
      <text:p text:style-name="P180"><text:span text:style-name="T180_1"><text:tab/><text:tab/><text:tab/><text:tab/></text:span><text:span text:style-name="T180_2">Campo</text:span><text:span text:style-name="T180_3"><text:s/></text:span><text:span text:style-name="T180_4">editável</text:span><text:span text:style-name="T180_5"><text:s/>(</text:span><text:span text:style-name="T180_6">O</text:span><text:span text:style-name="T180_7"><text:s/></text:span><text:span text:style-name="T180_8">sistema</text:span><text:span text:style-name="T180_9"><text:s/></text:span><text:span text:style-name="T180_10">deve</text:span><text:span text:style-name="T180_11"><text:s/></text:span><text:span text:style-name="T180_12">aceitar</text:span><text:span text:style-name="T180_13"><text:s/></text:span><text:span text:style-name="T180_14">apenas</text:span><text:span text:style-name="T180_15"><text:s/></text:span><text:span text:style-name="T180_16">números</text:span><text:span text:style-name="T180_17">)</text:span></text:p>
      <text:p text:style-name="P181"/>
      <text:p text:style-name="P182"><text:span text:style-name="T182_1"><text:tab/></text:span><text:span text:style-name="T182_2"><text:tab/><text:tab/></text:span><text:span text:style-name="T182_3">Alcova</text:span></text:p>
      <text:p text:style-name="P183"><text:span text:style-name="T183_1"><text:tab/><text:tab/><text:tab/><text:tab/></text:span><text:span text:style-name="T183_2">Tipo</text:span><text:span text:style-name="T183_3"><text:s/></text:span><text:span text:style-name="T183_4">Checkbox</text:span><text:span text:style-name="T183_5"><text:tab/></text:span><text:span text:style-name="T183_6">Sim</text:span><text:span text:style-name="T183_7"><text:s/>-<text:s text:c="2"/></text:span><text:span text:style-name="T183_8">Não</text:span></text:p>
      <text:p text:style-name="P184"/>
      <text:p text:style-name="P185"><text:span text:style-name="T185_1"><text:tab/><text:tab/><text:tab/></text:span><text:span text:style-name="T185_2">Porão</text:span></text:p>
      <text:p text:style-name="P186"><text:span text:style-name="T186_1"><text:tab/><text:tab/><text:tab/><text:tab/></text:span><text:span text:style-name="T186_2">Tipo</text:span><text:span text:style-name="T186_3"><text:s/></text:span><text:span text:style-name="T186_4">Checkbox</text:span><text:span text:style-name="T186_5"><text:tab/></text:span><text:span text:style-name="T186_6">Sim</text:span><text:span text:style-name="T186_7"><text:s/>-<text:s text:c="2"/></text:span><text:span text:style-name="T186_8">Não</text:span></text:p>
      <text:p text:style-name="P187"/>
      <text:p text:style-name="P188"><text:span text:style-name="T188_1"><text:tab/><text:tab/><text:tab/></text:span><text:span text:style-name="T188_2">Sótão</text:span></text:p>
      <text:p text:style-name="P189"><text:span text:style-name="T189_1"><text:tab/><text:tab/><text:tab/><text:tab/></text:span><text:span text:style-name="T189_2">Tipo</text:span><text:span text:style-name="T189_3"><text:s/></text:span><text:span text:style-name="T189_4">Checkbox</text:span><text:span text:style-name="T189_5"><text:tab/></text:span><text:span text:style-name="T189_6">Sim</text:span><text:span text:style-name="T189_7"><text:s/>-<text:s text:c="2"/></text:span><text:span text:style-name="T189_8">Não</text:span></text:p>
      <text:p text:style-name="P190"/>
      <text:p text:style-name="P191"><text:span text:style-name="T191_1"><text:tab/><text:tab/><text:tab/></text:span><text:span text:style-name="T191_2">Outros</text:span></text:p>
      <text:p text:style-name="P192"><text:span text:style-name="T192_1"><text:tab/><text:tab/><text:tab/><text:tab/></text:span><text:span text:style-name="T192_2">Campo</text:span><text:span text:style-name="T192_3"><text:s/></text:span><text:span text:style-name="T192_4">editável</text:span></text:p>
      <text:p text:style-name="P193"><text:span text:style-name="T193_1"><text:tab/><text:tab/><text:tab/></text:span></text:p>
      <text:p text:style-name="P194"><text:span text:style-name="T194_1"><text:tab/>4.1.2<text:s/><text:tab/></text:span><text:span text:style-name="T194_2">Bens</text:span><text:span text:style-name="T194_3"><text:s/></text:span><text:span text:style-name="T194_4">Naturais</text:span></text:p>
      <text:p text:style-name="P195"/>
      <text:p text:style-name="P196"><text:span text:style-name="T196_1"><text:tab/><text:tab/></text:span><text:span text:style-name="T196_2">Relevo</text:span></text:p>
      <text:p text:style-name="P197"><text:span text:style-name="T197_1"><text:tab/><text:tab/></text:span><text:span text:style-name="T197_2">Lista</text:span><text:span text:style-name="T197_3"><text:s/></text:span><text:span text:style-name="T197_4">em</text:span><text:span text:style-name="T197_5"><text:s/></text:span><text:span text:style-name="T197_6">ordem</text:span><text:span text:style-name="T197_7"><text:s/></text:span><text:span text:style-name="T197_8">alfabética</text:span><text:span text:style-name="T197_9"><text:s/></text:span><text:span text:style-name="T197_10">com</text:span><text:span text:style-name="T197_11"><text:s/></text:span><text:span text:style-name="T197_12">as</text:span><text:span text:style-name="T197_13"><text:s/></text:span><text:span text:style-name="T197_14">opções</text:span><text:span text:style-name="T197_15"><text:s/></text:span><text:span text:style-name="T197_16">abaixo</text:span></text:p>
      <text:p text:style-name="P198"><text:span text:style-name="T198_1"><text:tab/><text:tab/><text:tab/></text:span><text:span text:style-name="T198_2">Acidentada</text:span><text:span text:style-name="T198_3"><text:s/></text:span><text:span text:style-name="T198_4">Suave</text:span></text:p>
      <text:p text:style-name="P199"><text:span text:style-name="T199_1"><text:tab/><text:tab/><text:tab/></text:span><text:span text:style-name="T199_2">Acidentada</text:span><text:span text:style-name="T199_3"><text:s/></text:span><text:span text:style-name="T199_4">Médio</text:span></text:p>
      <text:p text:style-name="P200"><text:span text:style-name="T200_1"><text:tab/><text:tab/><text:tab/></text:span><text:span text:style-name="T200_2">Acidentada</text:span><text:span text:style-name="T200_3"><text:s/></text:span><text:span text:style-name="T200_4">Abrupta</text:span></text:p>
      <text:p text:style-name="P201"><text:span text:style-name="T201_1"><text:tab/><text:tab/><text:tab/></text:span><text:span text:style-name="T201_2">Plano</text:span></text:p>
      <text:p text:style-name="P202"/>
      <text:p text:style-name="P203"><text:span text:style-name="T203_1"><text:tab/><text:tab/></text:span><text:span text:style-name="T203_2">Características</text:span><text:span text:style-name="T203_3"><text:s/></text:span><text:span text:style-name="T203_4">do</text:span><text:span text:style-name="T203_5"><text:s/></text:span><text:span text:style-name="T203_6">Meio</text:span><text:span text:style-name="T203_7"><text:s/></text:span><text:span text:style-name="T203_8">Antrópico</text:span></text:p>
      <text:p text:style-name="P204"><text:span text:style-name="T204_1"><text:tab/><text:tab/><text:tab/></text:span><text:span text:style-name="T204_2">Campo</text:span><text:span text:style-name="T204_3"><text:s/></text:span><text:span text:style-name="T204_4">editável</text:span></text:p>
      <text:p text:style-name="P205"/>
      <text:p text:style-name="P206"><text:span text:style-name="T206_1"><text:tab/><text:tab/></text:span><text:span text:style-name="T206_2">Características</text:span><text:span text:style-name="T206_3"><text:s/></text:span><text:span text:style-name="T206_4">Ambientais</text:span></text:p>
      <text:p text:style-name="P207"><text:span text:style-name="T207_1"><text:tab/><text:tab/><text:tab/></text:span><text:span text:style-name="T207_2">Campo</text:span><text:span text:style-name="T207_3"><text:s/></text:span><text:span text:style-name="T207_4">editável</text:span></text:p>
      <text:p text:style-name="P208"/>
      <text:p text:style-name="P209"/>
      <text:p text:style-name="P210"><text:span text:style-name="T210_1"><text:tab/>4.1.3<text:tab/></text:span><text:span text:style-name="T210_2">Bens</text:span><text:span text:style-name="T210_3"><text:s/></text:span><text:span text:style-name="T210_4">Arqueológicos</text:span></text:p>
      <text:p text:style-name="P211"/>
      <text:p text:style-name="P212"><text:span text:style-name="T212_1"><text:tab/><text:tab/></text:span><text:span text:style-name="T212_2">Condição</text:span><text:span text:style-name="T212_3"><text:s/></text:span><text:span text:style-name="T212_4">Topográfica</text:span></text:p>
      <text:p text:style-name="P213"><text:span text:style-name="T213_1"><text:tab/><text:tab/></text:span><text:span text:style-name="T213_2">Lista</text:span><text:span text:style-name="T213_3"><text:s/></text:span><text:span text:style-name="T213_4">em</text:span><text:span text:style-name="T213_5"><text:s/></text:span><text:span text:style-name="T213_6">ordem</text:span><text:span text:style-name="T213_7"><text:s/></text:span><text:span text:style-name="T213_8">alfabética</text:span><text:span text:style-name="T213_9"><text:s/></text:span><text:span text:style-name="T213_10">com</text:span><text:span text:style-name="T213_11"><text:s/></text:span><text:span text:style-name="T213_12">as</text:span><text:span text:style-name="T213_13"><text:s/></text:span><text:span text:style-name="T213_14">opções</text:span><text:span text:style-name="T213_15"><text:s/></text:span><text:span text:style-name="T213_16">abaixo</text:span></text:p>
      <text:p text:style-name="P214"><text:span text:style-name="T214_1"><text:tab/><text:tab/><text:tab/></text:span><text:span text:style-name="T214_2">Acidentada</text:span><text:span text:style-name="T214_3"><text:s/></text:span><text:span text:style-name="T214_4">Suave</text:span></text:p>
      <text:p text:style-name="P215"><text:span text:style-name="T215_1"><text:tab/><text:tab/><text:tab/></text:span><text:span text:style-name="T215_2">Acidentada</text:span><text:span text:style-name="T215_3"><text:s/></text:span><text:span text:style-name="T215_4">Médio</text:span></text:p>
      <text:p text:style-name="P216"><text:span text:style-name="T216_1"><text:tab/><text:tab/><text:tab/></text:span><text:span text:style-name="T216_2">Acidentada</text:span><text:span text:style-name="T216_3"><text:s/></text:span><text:span text:style-name="T216_4">Abrupta</text:span></text:p>
      <text:p text:style-name="P217"><text:span text:style-name="T217_1"><text:tab/><text:tab/><text:tab/></text:span><text:span text:style-name="T217_2">Plano</text:span></text:p>
      <text:p text:style-name="P218"/>
      <text:p text:style-name="P219"><text:span text:style-name="T219_1"><text:tab/><text:tab/></text:span><text:span text:style-name="T219_2">Sítio</text:span><text:span text:style-name="T219_3"><text:s/></text:span><text:span text:style-name="T219_4">da</text:span><text:span text:style-name="T219_5"><text:s/></text:span><text:span text:style-name="T219_6">Paisagem</text:span></text:p>
      <text:p text:style-name="P220"><text:span text:style-name="T220_1"><text:tab/><text:tab/><text:tab/></text:span><text:span text:style-name="T220_2">Campo</text:span><text:span text:style-name="T220_3"><text:s/></text:span><text:span text:style-name="T220_4">editável</text:span></text:p>
      <text:p text:style-name="P221"/>
      <text:p text:style-name="P222"><text:span text:style-name="T222_1"><text:tab/><text:tab/></text:span><text:span text:style-name="T222_2">Água</text:span><text:span text:style-name="T222_3"><text:s/></text:span><text:span text:style-name="T222_4">Próxima</text:span></text:p>
      <text:p text:style-name="P223"><text:span text:style-name="T223_1"><text:tab/><text:tab/><text:tab/></text:span><text:span text:style-name="T223_2">Campo</text:span><text:span text:style-name="T223_3"><text:s/></text:span><text:span text:style-name="T223_4">editável</text:span></text:p>
      <text:p text:style-name="P224"/>
      <text:p text:style-name="P225"><text:span text:style-name="T225_1"><text:tab/><text:tab/></text:span><text:span text:style-name="T225_2">Possui</text:span><text:span text:style-name="T225_3"><text:s/></text:span><text:span text:style-name="T225_4">Vegetação</text:span></text:p>
      <text:p text:style-name="P226"><text:span text:style-name="T226_1"><text:tab/><text:tab/><text:tab/></text:span><text:span text:style-name="T226_2">Campo</text:span><text:span text:style-name="T226_3"><text:s/></text:span><text:span text:style-name="T226_4">editável</text:span></text:p>
      <text:p text:style-name="P227"/>
      <text:p text:style-name="P228"><text:span text:style-name="T228_1"><text:tab/><text:tab/></text:span><text:span text:style-name="T228_2">Exposição</text:span></text:p>
      <text:p text:style-name="P229"><text:span text:style-name="T229_1"><text:tab/><text:tab/></text:span><text:span text:style-name="T229_2">Lista</text:span><text:span text:style-name="T229_3"><text:s/></text:span><text:span text:style-name="T229_4">em</text:span><text:span text:style-name="T229_5"><text:s/></text:span><text:span text:style-name="T229_6">ordem</text:span><text:span text:style-name="T229_7"><text:s/></text:span><text:span text:style-name="T229_8">alfabética</text:span><text:span text:style-name="T229_9"><text:s/></text:span><text:span text:style-name="T229_10">com</text:span><text:span text:style-name="T229_11"><text:s/></text:span><text:span text:style-name="T229_12">as</text:span><text:span text:style-name="T229_13"><text:s/></text:span><text:span text:style-name="T229_14">opções</text:span><text:span text:style-name="T229_15"><text:s/></text:span><text:span text:style-name="T229_16">abaixo</text:span></text:p>
      <text:p text:style-name="P230"><text:span text:style-name="T230_1"><text:tab/><text:tab/><text:tab/></text:span><text:span text:style-name="T230_2">Céu</text:span><text:span text:style-name="T230_3"><text:s/></text:span><text:span text:style-name="T230_4">Aberto</text:span></text:p>
      <text:p text:style-name="P231"><text:span text:style-name="T231_1"><text:tab/><text:tab/><text:tab/></text:span><text:span text:style-name="T231_2">Abrigada</text:span></text:p>
      <text:p text:style-name="P232"><text:span text:style-name="T232_1"><text:tab/><text:tab/><text:tab/></text:span><text:span text:style-name="T232_2">Submersa</text:span></text:p>
      <text:p text:style-name="P233"><text:span text:style-name="T233_1"><text:tab/><text:tab/><text:tab/></text:span><text:span text:style-name="T233_2">Soterrada</text:span></text:p>
      <text:p text:style-name="P234"/>
      <text:p text:style-name="P235"><text:span text:style-name="T235_1"><text:tab/><text:tab/></text:span><text:span text:style-name="T235_2">Uso</text:span><text:span text:style-name="T235_3"><text:s/></text:span><text:span text:style-name="T235_4">Atual</text:span></text:p>
      <text:p text:style-name="P236"><text:span text:style-name="T236_1"><text:tab/><text:tab/><text:tab/></text:span><text:span text:style-name="T236_2">Campo</text:span><text:span text:style-name="T236_3"><text:s/></text:span><text:span text:style-name="T236_4">editável</text:span></text:p>
      <text:p text:style-name="P237"/>
      <text:p text:style-name="P238"><text:span text:style-name="T238_1"><text:tab/><text:tab/></text:span><text:span text:style-name="T238_2">Outros</text:span></text:p>
      <text:p text:style-name="P239"><text:span text:style-name="T239_1"><text:tab/><text:tab/><text:tab/></text:span><text:span text:style-name="T239_2">Campo</text:span><text:span text:style-name="T239_3"><text:s/></text:span><text:span text:style-name="T239_4">editável</text:span></text:p>
      <text:p text:style-name="P240"/>
      <text:p text:style-name="P241"><text:span text:style-name="T241_1"><text:tab/><text:tab/></text:span><text:span text:style-name="T241_2">Notas</text:span></text:p>
      <text:p text:style-name="P242"><text:span text:style-name="T242_1"><text:tab/><text:tab/><text:tab/></text:span><text:span text:style-name="T242_2">Campo</text:span><text:span text:style-name="T242_3"><text:s/></text:span><text:span text:style-name="T242_4">editável</text:span></text:p>
      <text:p text:style-name="P243"/>
      <text:p text:style-name="P244"><text:span text:style-name="T244_1"><text:s text:c="4"/></text:span></text:p>
      <text:p text:style-name="P245"><text:span text:style-name="T245_1"><text:s text:c="5"/>4.2<text:s text:c="3"/></text:span><text:span text:style-name="T245_2">Dimensões</text:span><text:span text:style-name="T245_3"><text:s/></text:span><text:span text:style-name="T245_4">e</text:span><text:span text:style-name="T245_5"><text:s/></text:span><text:span text:style-name="T245_6">Quantificações</text:span></text:p>
      <text:p text:style-name="P246"><text:span text:style-name="T246_1"><text:tab/></text:span><text:span text:style-name="T246_2">Campo</text:span><text:span text:style-name="T246_3"><text:s/></text:span><text:span text:style-name="T246_4">editável</text:span></text:p>
      <text:p text:style-name="P247"/>
      <text:p text:style-name="P248"><text:span text:style-name="T248_1"><text:s/>4.2.1<text:s/></text:span><text:span text:style-name="T248_2">Medidas</text:span><text:span text:style-name="T248_3"><text:s/></text:span><text:span text:style-name="T248_4">Gerais</text:span><text:span text:style-name="T248_5"><text:s/></text:span><text:span text:style-name="T248_6">do</text:span><text:span text:style-name="T248_7"><text:s/></text:span><text:span text:style-name="T248_8">Bem</text:span><text:span text:style-name="T248_9"><text:s/></text:span><text:span text:style-name="T248_10">Arquitetônico</text:span></text:p>
      <text:p text:style-name="P249"><text:span text:style-name="T249_1"><text:s/><text:tab/></text:span><text:span text:style-name="T249_2">Tipo</text:span><text:span text:style-name="T249_3"><text:s/></text:span><text:span text:style-name="T249_4">campo</text:span><text:span text:style-name="T249_5"><text:s/></text:span><text:span text:style-name="T249_6">editável</text:span><text:span text:style-name="T249_7">,<text:s/></text:span><text:span text:style-name="T249_8">abrindo</text:span><text:span text:style-name="T249_9"><text:s/></text:span><text:span text:style-name="T249_10">opção</text:span><text:span text:style-name="T249_11"><text:s/></text:span><text:span text:style-name="T249_12">para</text:span><text:span text:style-name="T249_13"><text:s/></text:span><text:span text:style-name="T249_14">escrita</text:span><text:span text:style-name="T249_15"><text:s/></text:span><text:span text:style-name="T249_16">somente</text:span><text:span text:style-name="T249_17"><text:s/></text:span><text:span text:style-name="T249_18">se</text:span><text:span text:style-name="T249_19"><text:s/></text:span><text:span text:style-name="T249_20">selecionado</text:span><text:span text:style-name="T249_21">.</text:span></text:p>
      <text:p text:style-name="P250"><text:span text:style-name="T250_1"><text:tab/><text:tab/></text:span></text:p>
      <text:p text:style-name="P251"><text:span text:style-name="T251_1"><text:tab/><text:tab/></text:span><text:span text:style-name="T251_2">Área</text:span><text:span text:style-name="T251_3"><text:s/></text:span><text:span text:style-name="T251_4">Total</text:span></text:p>
      <text:p text:style-name="P252"><text:span text:style-name="T252_1"><text:tab/><text:tab/></text:span><text:span text:style-name="T252_2">Altura</text:span><text:span text:style-name="T252_3"><text:s/></text:span><text:span text:style-name="T252_4">fachada</text:span><text:span text:style-name="T252_5"><text:s/></text:span><text:span text:style-name="T252_6">frontal</text:span></text:p>
      <text:p text:style-name="P253"><text:span text:style-name="T253_1"><text:tab/><text:tab/></text:span><text:span text:style-name="T253_2">Altura</text:span><text:span text:style-name="T253_3"><text:s/></text:span><text:span text:style-name="T253_4">fachada</text:span><text:span text:style-name="T253_5"><text:s/></text:span><text:span text:style-name="T253_6">posterior</text:span></text:p>
      <text:p text:style-name="P254"><text:span text:style-name="T254_1"><text:tab/><text:tab/></text:span><text:span text:style-name="T254_2">Largura</text:span></text:p>
      <text:p text:style-name="P255"><text:span text:style-name="T255_1"><text:tab/><text:tab/></text:span><text:span text:style-name="T255_2">Profundidade</text:span></text:p>
      <text:p text:style-name="P256"><text:span text:style-name="T256_1"><text:tab/><text:tab/></text:span><text:span text:style-name="T256_2">Altura</text:span><text:span text:style-name="T256_3"><text:s/></text:span><text:span text:style-name="T256_4">da</text:span><text:span text:style-name="T256_5"><text:s/></text:span><text:span text:style-name="T256_6">Cumeeira</text:span></text:p>
      <text:p text:style-name="P257"><text:span text:style-name="T257_1"><text:tab/><text:tab/></text:span><text:span text:style-name="T257_2">Altura</text:span><text:span text:style-name="T257_3"><text:s/></text:span><text:span text:style-name="T257_4">Total</text:span></text:p>
      <text:p text:style-name="P258"><text:span text:style-name="T258_1"><text:tab/><text:tab/></text:span><text:span text:style-name="T258_2">Pé</text:span><text:span text:style-name="T258_3"><text:s/></text:span><text:span text:style-name="T258_4">direito</text:span><text:span text:style-name="T258_5"><text:s/></text:span><text:span text:style-name="T258_6">térreo</text:span></text:p>
      <text:p text:style-name="P259"><text:span text:style-name="T259_1"><text:tab/><text:tab/></text:span><text:span text:style-name="T259_2">Pé</text:span><text:span text:style-name="T259_3"><text:s/></text:span><text:span text:style-name="T259_4">direito</text:span><text:span text:style-name="T259_5"><text:s/></text:span><text:span text:style-name="T259_6">tipo</text:span></text:p>
      <text:p text:style-name="P260"/>
      <text:p text:style-name="P261"><text:span text:style-name="T261_1"><text:tab/></text:span><text:span text:style-name="T261_2"><text:s/>4.2.2<text:s/></text:span><text:span text:style-name="T261_3">Medidas</text:span><text:span text:style-name="T261_4"><text:s/></text:span><text:span text:style-name="T261_5">Gerais</text:span><text:span text:style-name="T261_6"><text:s/></text:span><text:span text:style-name="T261_7">do</text:span><text:span text:style-name="T261_8"><text:s/></text:span><text:span text:style-name="T261_9">Bem</text:span><text:span text:style-name="T261_10"><text:s/></text:span><text:span text:style-name="T261_11">Arqueológico</text:span></text:p>
      <text:p text:style-name="P262"><text:span text:style-name="T262_1"><text:tab/><text:tab/></text:span><text:span text:style-name="T262_2">Tipo</text:span><text:span text:style-name="T262_3"><text:s/></text:span><text:span text:style-name="T262_4">campo</text:span><text:span text:style-name="T262_5"><text:s/></text:span><text:span text:style-name="T262_6">editável</text:span><text:span text:style-name="T262_7">,<text:s/></text:span><text:span text:style-name="T262_8">abrindo</text:span><text:span text:style-name="T262_9"><text:s/></text:span><text:span text:style-name="T262_10">opção</text:span><text:span text:style-name="T262_11"><text:s/></text:span><text:span text:style-name="T262_12">para</text:span><text:span text:style-name="T262_13"><text:s/></text:span><text:span text:style-name="T262_14">escrita</text:span><text:span text:style-name="T262_15"><text:s/></text:span><text:span text:style-name="T262_16">somente</text:span><text:span text:style-name="T262_17"><text:s/></text:span><text:span text:style-name="T262_18">se</text:span><text:span text:style-name="T262_19"><text:s/></text:span><text:span text:style-name="T262_20">selecionado</text:span><text:span text:style-name="T262_21">.</text:span></text:p>
      <text:p text:style-name="P263"><text:span text:style-name="T263_1"><text:tab/><text:tab/></text:span></text:p>
      <text:p text:style-name="P264"><text:span text:style-name="T264_1"><text:tab/><text:tab/></text:span><text:span text:style-name="T264_2">Área</text:span><text:span text:style-name="T264_3"><text:s/></text:span><text:span text:style-name="T264_4">Total</text:span></text:p>
      <text:p text:style-name="P265"><text:span text:style-name="T265_1"><text:tab/><text:tab/></text:span><text:span text:style-name="T265_2">Comprimento</text:span></text:p>
      <text:p text:style-name="P266"><text:span text:style-name="T266_1"><text:tab/><text:tab/></text:span><text:span text:style-name="T266_2">Altura</text:span></text:p>
      <text:p text:style-name="P267"><text:span text:style-name="T267_1"><text:tab/><text:tab/></text:span><text:span text:style-name="T267_2">Largura</text:span></text:p>
      <text:p text:style-name="P268"><text:span text:style-name="T268_1"><text:tab/><text:tab/></text:span><text:span text:style-name="T268_2">Profundidade</text:span></text:p>
      <text:p text:style-name="P269"/>
      <text:p text:style-name="P270"><text:span text:style-name="T270_1"><text:s text:c="4"/><text:tab/><text:s text:c="2"/>4.3<text:s text:c="2"/></text:span><text:span text:style-name="T270_2">Conteúdo</text:span></text:p>
      <text:p text:style-name="P271"><text:span text:style-name="T271_1"><text:tab/><text:tab/></text:span><text:span text:style-name="T271_2">Campo</text:span><text:span text:style-name="T271_3"><text:s/></text:span><text:span text:style-name="T271_4">editável</text:span></text:p>
      <text:p text:style-name="P272"/>
      <text:p text:style-name="P273"><text:span text:style-name="T273_1"><text:s text:c="6"/><text:tab/><text:s text:c="2"/>4.4<text:s/></text:span><text:span text:style-name="T273_2">Meio</text:span><text:span text:style-name="T273_3"><text:s/></text:span><text:span text:style-name="T273_4">de</text:span><text:span text:style-name="T273_5"><text:s/></text:span><text:span text:style-name="T273_6">Acesso</text:span></text:p>
      <text:p text:style-name="P274"><text:span text:style-name="T274_1"><text:tab/><text:tab/></text:span><text:span text:style-name="T274_2">Campo</text:span><text:span text:style-name="T274_3"><text:s/></text:span><text:span text:style-name="T274_4">editável</text:span></text:p>
      <text:p text:style-name="P275"><text:span text:style-name="T275_1"><text:tab/></text:span></text:p>
      <text:p text:style-name="P276"/>
      <text:p text:style-name="P277"><text:span text:style-name="T277_1"><text:s/><text:tab/>5.<text:s/></text:span><text:span text:style-name="T277_2">Audiovisual</text:span></text:p>
      <text:p text:style-name="P278"/>
      <text:p text:style-name="P279"><text:span text:style-name="T279_1"><text:tab/></text:span><text:span text:style-name="T279_2">Campo</text:span><text:span text:style-name="T279_3"><text:s/></text:span><text:span text:style-name="T279_4">para</text:span><text:span text:style-name="T279_5"><text:s/></text:span><text:span text:style-name="T279_6">buscar</text:span><text:span text:style-name="T279_7"><text:s/></text:span><text:span text:style-name="T279_8">uma</text:span><text:span text:style-name="T279_9"><text:s/></text:span><text:span text:style-name="T279_10">imagem</text:span><text:span text:style-name="T279_11"><text:s/></text:span><text:span text:style-name="T279_12">ou</text:span><text:span text:style-name="T279_13"><text:s/></text:span><text:span text:style-name="T279_14">um</text:span><text:span text:style-name="T279_15"><text:s/></text:span><text:span text:style-name="T279_16">vídeo</text:span><text:span text:style-name="T279_17"><text:s/></text:span><text:span text:style-name="T279_18">para</text:span><text:span text:style-name="T279_19"><text:s/></text:span><text:span text:style-name="T279_20">fazer</text:span><text:span text:style-name="T279_21"><text:s/></text:span><text:span text:style-name="T279_22">upload</text:span></text:p>
      <text:p text:style-name="P280"><text:span text:style-name="T280_1"><text:tab/></text:span><text:span text:style-name="T280_2">Deve</text:span><text:span text:style-name="T280_3"><text:s/></text:span><text:span text:style-name="T280_4">ter</text:span><text:span text:style-name="T280_5"><text:s/></text:span><text:span text:style-name="T280_6">opção</text:span><text:span text:style-name="T280_7"><text:s/>''</text:span><text:span text:style-name="T280_8">Adicionar</text:span><text:span text:style-name="T280_9"><text:s/></text:span><text:span text:style-name="T280_10">nova</text:span><text:span text:style-name="T280_11"><text:s/></text:span><text:span text:style-name="T280_12">imagem</text:span><text:span text:style-name="T280_13">/</text:span><text:span text:style-name="T280_14">vídeo</text:span><text:span text:style-name="T280_15">'',<text:s/></text:span><text:span text:style-name="T280_16">no</text:span><text:span text:style-name="T280_17"><text:s/></text:span><text:span text:style-name="T280_18">caso</text:span><text:span text:style-name="T280_19"><text:s/></text:span><text:span text:style-name="T280_20">em</text:span><text:span text:style-name="T280_21"><text:s/></text:span><text:span text:style-name="T280_22">que</text:span><text:span text:style-name="T280_23"><text:s/></text:span><text:span text:style-name="T280_24">se</text:span><text:span text:style-name="T280_25"><text:s/></text:span><text:span text:style-name="T280_26">queira</text:span><text:span text:style-name="T280_27"><text:s/></text:span><text:span text:style-name="T280_28">adicionar</text:span><text:span text:style-name="T280_29"><text:s/></text:span><text:span text:style-name="T280_30">mais</text:span><text:span text:style-name="T280_31"><text:s/></text:span><text:span text:style-name="T280_32">de</text:span><text:span text:style-name="T280_33"><text:s/></text:span><text:span text:style-name="T280_34">uma</text:span><text:span text:style-name="T280_35"><text:s/><text:tab/></text:span><text:span text:style-name="T280_36">imagem</text:span><text:span text:style-name="T280_37">.</text:span></text:p>
      <text:p text:style-name="P281"/>
      <text:p text:style-name="P282"/>
      <text:p text:style-name="P283"><text:span text:style-name="T283_1">Título</text:span></text:p>
      <text:p text:style-name="P284"><text:span text:style-name="T284_1"><text:tab/><text:tab/></text:span><text:span text:style-name="T284_2">Campo</text:span><text:span text:style-name="T284_3"><text:s/></text:span><text:span text:style-name="T284_4">editável</text:span></text:p>
      <text:p text:style-name="P285"/>
      <text:p text:style-name="P286"/>
      <text:p text:style-name="P287"><text:span text:style-name="T287_1">Descrição</text:span></text:p>
      <text:p text:style-name="P288"><text:span text:style-name="T288_1"><text:tab/><text:tab/></text:span><text:span text:style-name="T288_2">Campo</text:span><text:span text:style-name="T288_3"><text:s/></text:span><text:span text:style-name="T288_4">editável</text:span><text:span text:style-name="T288_5"><text:s text:c="3"/></text:span></text:p>
      <text:p text:style-name="P289"/>
      <text:p text:style-name="P290"/>
      <text:p text:style-name="P291"><text:span text:style-name="T291_1">6.<text:s/></text:span><text:span text:style-name="T291_2">Diagnóstico</text:span><text:span text:style-name="T291_3"><text:s/></text:span><text:span text:style-name="T291_4">e</text:span><text:span text:style-name="T291_5"><text:s/></text:span><text:span text:style-name="T291_6">Intervenção</text:span></text:p>
      <text:p text:style-name="P292"/>
      <text:p text:style-name="P293"><text:span text:style-name="T293_1"><text:tab/><text:tab/>6.1<text:s/></text:span><text:span text:style-name="T293_2">Estado</text:span><text:span text:style-name="T293_3"><text:s/></text:span><text:span text:style-name="T293_4">de</text:span><text:span text:style-name="T293_5"><text:s/></text:span><text:span text:style-name="T293_6">Conservação</text:span><text:span text:style-name="T293_7"><text:s/></text:span><text:span text:style-name="T293_8">e</text:span><text:span text:style-name="T293_9"><text:s/></text:span><text:span text:style-name="T293_10">Preservação</text:span></text:p>
      <text:p text:style-name="P294"><text:span text:style-name="T294_1"><text:tab/><text:tab/><text:tab/><text:tab/></text:span><text:span text:style-name="T294_2">Campo</text:span><text:span text:style-name="T294_3"><text:s/></text:span><text:span text:style-name="T294_4">Editável</text:span></text:p>
      <text:p text:style-name="P295"><text:span text:style-name="T295_1"><text:tab/><text:tab/></text:span></text:p>
      <text:p text:style-name="P296"><text:span text:style-name="T296_1"><text:tab/><text:tab/><text:tab/></text:span><text:span text:style-name="T296_2">Estado</text:span><text:span text:style-name="T296_3"><text:s/></text:span><text:span text:style-name="T296_4">de</text:span><text:span text:style-name="T296_5"><text:s/></text:span><text:span text:style-name="T296_6">Preservação</text:span></text:p>
      <text:p text:style-name="P297"><text:span text:style-name="T297_1"><text:tab/><text:tab/><text:tab/><text:tab/></text:span><text:span text:style-name="T297_2">Lista</text:span><text:span text:style-name="T297_3"><text:s/></text:span><text:span text:style-name="T297_4">em</text:span><text:span text:style-name="T297_5"><text:s/></text:span><text:span text:style-name="T297_6">ordem</text:span><text:span text:style-name="T297_7"><text:s/></text:span><text:span text:style-name="T297_8">alfabética</text:span><text:span text:style-name="T297_9"><text:s/></text:span><text:span text:style-name="T297_10">com</text:span><text:span text:style-name="T297_11"><text:s/></text:span><text:span text:style-name="T297_12">as</text:span><text:span text:style-name="T297_13"><text:s/></text:span><text:span text:style-name="T297_14">opções</text:span><text:span text:style-name="T297_15"><text:s/></text:span><text:span text:style-name="T297_16">abaixo</text:span></text:p>
      <text:p text:style-name="P298"><text:span text:style-name="T298_1"><text:tab/><text:tab/><text:tab/><text:tab/></text:span><text:span text:style-name="T298_2">íntegro</text:span></text:p>
      <text:p text:style-name="P299"><text:span text:style-name="T299_1"><text:tab/><text:tab/><text:tab/><text:tab/></text:span><text:span text:style-name="T299_2">pouco</text:span><text:span text:style-name="T299_3"><text:s/></text:span><text:span text:style-name="T299_4">alterado</text:span></text:p>
      <text:p text:style-name="P300"><text:span text:style-name="T300_1"><text:tab/><text:tab/><text:tab/><text:tab/></text:span><text:span text:style-name="T300_2">muito</text:span><text:span text:style-name="T300_3"><text:s/></text:span><text:span text:style-name="T300_4">alterado</text:span></text:p>
      <text:p text:style-name="P301"><text:span text:style-name="T301_1"><text:tab/><text:tab/><text:tab/><text:tab/></text:span><text:span text:style-name="T301_2">descaraterizado</text:span></text:p>
      <text:p text:style-name="P302"/>
      <text:p text:style-name="P303"><text:span text:style-name="T303_1"><text:tab/><text:tab/><text:tab/></text:span><text:span text:style-name="T303_2">Estado</text:span><text:span text:style-name="T303_3"><text:s/></text:span><text:span text:style-name="T303_4">de</text:span><text:span text:style-name="T303_5"><text:s/></text:span><text:span text:style-name="T303_6">Conservação</text:span></text:p>
      <text:p text:style-name="P304"><text:span text:style-name="T304_1"><text:tab/><text:tab/><text:tab/><text:tab/></text:span><text:span text:style-name="T304_2">Lista</text:span><text:span text:style-name="T304_3"><text:s/></text:span><text:span text:style-name="T304_4">em</text:span><text:span text:style-name="T304_5"><text:s/></text:span><text:span text:style-name="T304_6">ordem</text:span><text:span text:style-name="T304_7"><text:s/></text:span><text:span text:style-name="T304_8">alfabética</text:span><text:span text:style-name="T304_9"><text:s/></text:span><text:span text:style-name="T304_10">com</text:span><text:span text:style-name="T304_11"><text:s/></text:span><text:span text:style-name="T304_12">as</text:span><text:span text:style-name="T304_13"><text:s/></text:span><text:span text:style-name="T304_14">opções</text:span><text:span text:style-name="T304_15"><text:s/></text:span><text:span text:style-name="T304_16">abaixo</text:span></text:p>
      <text:p text:style-name="P305"><text:span text:style-name="T305_1"><text:tab/><text:tab/><text:tab/><text:tab/></text:span><text:span text:style-name="T305_2">bom</text:span></text:p>
      <text:p text:style-name="P306"><text:span text:style-name="T306_1"><text:tab/><text:tab/><text:tab/><text:tab/></text:span><text:span text:style-name="T306_2">precário</text:span></text:p>
      <text:p text:style-name="P307"><text:span text:style-name="T307_1"><text:tab/><text:tab/><text:tab/><text:tab/></text:span><text:span text:style-name="T307_2">em</text:span><text:span text:style-name="T307_3"><text:s/></text:span><text:span text:style-name="T307_4">arruinamento</text:span></text:p>
      <text:p text:style-name="P308"><text:span text:style-name="T308_1"><text:tab/><text:tab/><text:tab/><text:tab/></text:span><text:span text:style-name="T308_2">arruinado</text:span></text:p>
      <text:p text:style-name="P309"/>
      <text:p text:style-name="P310"><text:span text:style-name="T310_1"><text:tab/><text:tab/>6.2<text:s/></text:span><text:span text:style-name="T310_2">Notas</text:span><text:span text:style-name="T310_3"><text:s/></text:span><text:span text:style-name="T310_4">Estado</text:span><text:span text:style-name="T310_5"><text:s/></text:span><text:span text:style-name="T310_6">de</text:span><text:span text:style-name="T310_7"><text:s/></text:span><text:span text:style-name="T310_8">Conservação</text:span></text:p>
      <text:p text:style-name="P311"><text:span text:style-name="T311_1"><text:tab/><text:tab/><text:tab/><text:tab/></text:span><text:span text:style-name="T311_2">Campo</text:span><text:span text:style-name="T311_3"><text:s/></text:span><text:span text:style-name="T311_4">editável</text:span></text:p>
      <text:p text:style-name="P312"/>
      <text:p text:style-name="P313"><text:span text:style-name="T313_1"><text:tab/><text:tab/>6.3<text:s/></text:span><text:span text:style-name="T313_2">Intervenção</text:span><text:span text:style-name="T313_3"><text:s/></text:span><text:span text:style-name="T313_4">no</text:span><text:span text:style-name="T313_5"><text:s/></text:span><text:span text:style-name="T313_6">bem</text:span></text:p>
      <text:p text:style-name="P314"><text:span text:style-name="T314_1"><text:tab/><text:tab/><text:tab/></text:span><text:span text:style-name="T314_2">Tipo</text:span><text:span text:style-name="T314_3"><text:s/></text:span><text:span text:style-name="T314_4">checkbox</text:span><text:span text:style-name="T314_5"><text:tab/></text:span><text:span text:style-name="T314_6">Sim</text:span><text:span text:style-name="T314_7"><text:s/>–<text:s/></text:span><text:span text:style-name="T314_8">Não</text:span></text:p>
      <text:p text:style-name="P315"><text:span text:style-name="T315_1"><text:tab/><text:tab/><text:tab/></text:span><text:span text:style-name="T315_2">Somente</text:span><text:span text:style-name="T315_3"><text:s/></text:span><text:span text:style-name="T315_4">se</text:span><text:span text:style-name="T315_5"><text:s/></text:span><text:span text:style-name="T315_6">o</text:span><text:span text:style-name="T315_7"><text:s/></text:span><text:span text:style-name="T315_8">usuário</text:span><text:span text:style-name="T315_9"><text:s/></text:span><text:span text:style-name="T315_10">escolher</text:span><text:span text:style-name="T315_11"><text:s/></text:span><text:span text:style-name="T315_12">sim</text:span><text:span text:style-name="T315_13">,<text:s/></text:span><text:span text:style-name="T315_14">os</text:span><text:span text:style-name="T315_15"><text:s/></text:span><text:span text:style-name="T315_16">campos</text:span><text:span text:style-name="T315_17"><text:s/></text:span><text:span text:style-name="T315_18">abaixo</text:span><text:span text:style-name="T315_19"><text:s/></text:span><text:span text:style-name="T315_20">devem</text:span><text:span text:style-name="T315_21"><text:s/></text:span><text:span text:style-name="T315_22">ser</text:span><text:span text:style-name="T315_23"><text:s/></text:span><text:span text:style-name="T315_24">liberados</text:span><text:span text:style-name="T315_25"><text:s/></text:span><text:span text:style-name="T315_26">para</text:span><text:span text:style-name="T315_27"><text:s/></text:span><text:span text:style-name="T315_28">edição</text:span></text:p>
      <text:p text:style-name="P316"/>
      <text:p text:style-name="P317"><text:span text:style-name="T317_1"><text:tab/><text:tab/><text:tab/><text:tab/></text:span></text:p>
      <text:p text:style-name="P318"><text:span text:style-name="T318_1"><text:s text:c="5"/><text:tab/></text:span><text:span text:style-name="T318_2">Data</text:span><text:span text:style-name="T318_3"><text:s/></text:span><text:span text:style-name="T318_4">da</text:span><text:span text:style-name="T318_5"><text:s/></text:span><text:span text:style-name="T318_6">intervenção</text:span></text:p>
      <text:p text:style-name="P319"><text:span text:style-name="T319_1"><text:s/><text:tab/><text:tab/></text:span><text:span text:style-name="T319_2">Campo</text:span><text:span text:style-name="T319_3"><text:s/></text:span><text:span text:style-name="T319_4">editável</text:span></text:p>
      <text:p text:style-name="P320"><text:span text:style-name="T320_1"><text:s/><text:tab/></text:span></text:p>
      <text:p text:style-name="P321"><text:span text:style-name="T321_1"><text:s/><text:tab/></text:span><text:span text:style-name="T321_2">Responsável</text:span><text:span text:style-name="T321_3"><text:s/></text:span><text:span text:style-name="T321_4">pela</text:span><text:span text:style-name="T321_5"><text:s/></text:span><text:span text:style-name="T321_6">Intervenção</text:span></text:p>
      <text:p text:style-name="P322"><text:span text:style-name="T322_1"><text:s/><text:tab/><text:tab/></text:span><text:span text:style-name="T322_2">Campo</text:span><text:span text:style-name="T322_3"><text:s/></text:span><text:span text:style-name="T322_4">editável</text:span></text:p>
      <text:p text:style-name="P323"/>
      <text:p text:style-name="P324"><text:span text:style-name="T324_1"><text:tab/></text:span><text:span text:style-name="T324_2">Descrição</text:span></text:p>
      <text:p text:style-name="P325"><text:span text:style-name="T325_1"><text:tab/><text:tab/></text:span><text:span text:style-name="T325_2">Campo</text:span><text:span text:style-name="T325_3"><text:s/></text:span><text:span text:style-name="T325_4">editável</text:span></text:p>
      <text:p text:style-name="P326"><text:span text:style-name="T326_1"><text:tab/></text:span></text:p>
      <text:p text:style-name="P327"><text:span text:style-name="T327_1"><text:tab/></text:span><text:span text:style-name="T327_2">Opção</text:span><text:span text:style-name="T327_3"><text:s/></text:span><text:span text:style-name="T327_4">para</text:span><text:span text:style-name="T327_5"><text:s/></text:span><text:span text:style-name="T327_6">adicionar</text:span><text:span text:style-name="T327_7"><text:s/></text:span><text:span text:style-name="T327_8">outra</text:span><text:span text:style-name="T327_9"><text:s/></text:span><text:span text:style-name="T327_10">intervenção</text:span><text:span text:style-name="T327_11">,<text:s/></text:span><text:span text:style-name="T327_12">caso</text:span><text:span text:style-name="T327_13"><text:s/></text:span><text:span text:style-name="T327_14">haja</text:span><text:span text:style-name="T327_15"><text:s/></text:span><text:span text:style-name="T327_16">mais</text:span><text:span text:style-name="T327_17"><text:s/></text:span><text:span text:style-name="T327_18">de</text:span><text:span text:style-name="T327_19"><text:s/></text:span><text:span text:style-name="T327_20">uma</text:span><text:span text:style-name="T327_21">.</text:span></text:p>
      <text:p text:style-name="P328"/>
      <text:p text:style-name="P329"><text:span text:style-name="T329_1">7.<text:s/></text:span><text:span text:style-name="T329_2">Condições</text:span><text:span text:style-name="T329_3"><text:s/></text:span><text:span text:style-name="T329_4">de</text:span><text:span text:style-name="T329_5"><text:s/></text:span><text:span text:style-name="T329_6">disponibilidade</text:span><text:span text:style-name="T329_7">,<text:s/></text:span><text:span text:style-name="T329_8">uso</text:span><text:span text:style-name="T329_9"><text:s/></text:span><text:span text:style-name="T329_10">e</text:span><text:span text:style-name="T329_11"><text:s/></text:span><text:span text:style-name="T329_12">proteção</text:span></text:p>
      <text:p text:style-name="P330"/>
      <text:p text:style-name="P331"><text:span text:style-name="T331_1">Disponibilidade</text:span><text:span text:style-name="T331_2">:</text:span></text:p>
      <text:p text:style-name="P332"><text:span text:style-name="T332_1">Lista</text:span><text:span text:style-name="T332_2"><text:s/></text:span><text:span text:style-name="T332_3">em</text:span><text:span text:style-name="T332_4"><text:s/></text:span><text:span text:style-name="T332_5">ordem</text:span><text:span text:style-name="T332_6"><text:s/></text:span><text:span text:style-name="T332_7">alfabética</text:span><text:span text:style-name="T332_8"><text:s/></text:span><text:span text:style-name="T332_9">com</text:span><text:span text:style-name="T332_10"><text:s/></text:span><text:span text:style-name="T332_11">as</text:span><text:span text:style-name="T332_12"><text:s/></text:span><text:span text:style-name="T332_13">opções</text:span><text:span text:style-name="T332_14"><text:s/></text:span><text:span text:style-name="T332_15">abaixo</text:span></text:p>
      <text:p text:style-name="P333"><text:span text:style-name="T333_1"><text:tab/><text:tab/></text:span><text:span text:style-name="T333_2">Acervo</text:span><text:span text:style-name="T333_3"><text:s/>(</text:span><text:span text:style-name="T333_4">Estante</text:span><text:span text:style-name="T333_5">,<text:s/></text:span><text:span text:style-name="T333_6">Reserva</text:span><text:span text:style-name="T333_7"><text:s/></text:span><text:span text:style-name="T333_8">Técnica</text:span><text:span text:style-name="T333_9">,<text:s/></text:span><text:span text:style-name="T333_10">etc</text:span><text:span text:style-name="T333_11">);</text:span></text:p>
      <text:p text:style-name="P334"><text:span text:style-name="T334_1"><text:tab/><text:tab/></text:span><text:span text:style-name="T334_2">Evento</text:span><text:span text:style-name="T334_3"><text:s/>(</text:span><text:span text:style-name="T334_4">Exposição</text:span><text:span text:style-name="T334_5">,<text:s/></text:span><text:span text:style-name="T334_6">Feira</text:span><text:span text:style-name="T334_7">,<text:s/></text:span><text:span text:style-name="T334_8">etc</text:span><text:span text:style-name="T334_9">);</text:span></text:p>
      <text:p text:style-name="P335"><text:span text:style-name="T335_1"><text:tab/><text:tab/></text:span><text:span text:style-name="T335_2">Exposição</text:span><text:span text:style-name="T335_3"><text:s/></text:span><text:span text:style-name="T335_4">Permanente</text:span></text:p>
      <text:p text:style-name="P336"><text:span text:style-name="T336_1"><text:tab/><text:tab/></text:span><text:span text:style-name="T336_2">Empréstimo</text:span></text:p>
      <text:p text:style-name="P337"><text:span text:style-name="T337_1"><text:tab/><text:tab/></text:span><text:span text:style-name="T337_2">Restauro</text:span><text:span text:style-name="T337_3"><text:s/>(</text:span><text:span text:style-name="T337_4">Encadernação</text:span><text:span text:style-name="T337_5">,<text:s/></text:span><text:span text:style-name="T337_6">Pequenos</text:span><text:span text:style-name="T337_7"><text:s/></text:span><text:span text:style-name="T337_8">Consertos</text:span><text:span text:style-name="T337_9">,<text:s/></text:span><text:span text:style-name="T337_10">etc</text:span><text:span text:style-name="T337_11">).</text:span></text:p>
      <text:p text:style-name="P338"><text:span text:style-name="T338_1"><text:tab/><text:tab/></text:span><text:span text:style-name="T338_2">Baixa</text:span><text:span text:style-name="T338_3"><text:s/></text:span><text:span text:style-name="T338_4">do</text:span><text:span text:style-name="T338_5"><text:s/></text:span><text:span text:style-name="T338_6">Patrimônio</text:span></text:p>
      <text:p text:style-name="P339"><text:span text:style-name="T339_1"><text:tab/></text:span></text:p>
      <text:p text:style-name="P340"><text:span text:style-name="T340_1"><text:tab/><text:s/></text:span><text:span text:style-name="T340_2">Se</text:span><text:span text:style-name="T340_3"><text:s/></text:span><text:span text:style-name="T340_4">opção</text:span><text:span text:style-name="T340_5"><text:s/></text:span><text:span text:style-name="T340_6">no</text:span><text:span text:style-name="T340_7"><text:s/></text:span><text:span text:style-name="T340_8">campo</text:span><text:span text:style-name="T340_9"><text:s/></text:span><text:span text:style-name="T340_10">Disponibilidade</text:span><text:span text:style-name="T340_11"><text:s/></text:span><text:span text:style-name="T340_12">for</text:span><text:span text:style-name="T340_13"><text:s/>''</text:span><text:span text:style-name="T340_14">Acervo</text:span><text:span text:style-name="T340_15">'',<text:s/></text:span><text:span text:style-name="T340_16">liberar</text:span><text:span text:style-name="T340_17"><text:s/></text:span><text:span text:style-name="T340_18">essa</text:span><text:span text:style-name="T340_19"><text:s/></text:span><text:span text:style-name="T340_20">opção</text:span><text:span text:style-name="T340_21"><text:s/></text:span><text:span text:style-name="T340_22">para</text:span><text:span text:style-name="T340_23"><text:s/></text:span><text:span text:style-name="T340_24">preenchimento</text:span></text:p>
      <text:p text:style-name="P341"><text:span text:style-name="T341_1"><text:tab/></text:span><text:span text:style-name="T341_2">Condições</text:span><text:span text:style-name="T341_3"><text:s/></text:span><text:span text:style-name="T341_4">de</text:span><text:span text:style-name="T341_5"><text:s/></text:span><text:span text:style-name="T341_6">Acesso</text:span><text:span text:style-name="T341_7">:</text:span></text:p>
      <text:p text:style-name="P342"><text:span text:style-name="T342_1"><text:tab/></text:span><text:span text:style-name="T342_2">Tipo</text:span><text:span text:style-name="T342_3"><text:s/></text:span><text:span text:style-name="T342_4">Checkbox</text:span><text:span text:style-name="T342_5"><text:tab/></text:span></text:p>
      <text:p text:style-name="P343"><text:span text:style-name="T343_1"><text:tab/><text:tab/></text:span><text:span text:style-name="T343_2">Livre</text:span></text:p>
      <text:p text:style-name="P344"><text:span text:style-name="T344_1"><text:tab/><text:s text:c="2"/></text:span><text:span text:style-name="T344_2"><text:tab/></text:span><text:span text:style-name="T344_3">Sob</text:span><text:span text:style-name="T344_4"><text:s/></text:span><text:span text:style-name="T344_5">Consulta</text:span></text:p>
      <text:p text:style-name="P345"/>
      <text:p text:style-name="P346"><text:span text:style-name="T346_1">Se</text:span><text:span text:style-name="T346_2"><text:s/></text:span><text:span text:style-name="T346_3">opção</text:span><text:span text:style-name="T346_4"><text:s/></text:span><text:span text:style-name="T346_5">no</text:span><text:span text:style-name="T346_6"><text:s/></text:span><text:span text:style-name="T346_7">campo</text:span><text:span text:style-name="T346_8"><text:s/></text:span><text:span text:style-name="T346_9">Disponibilidade</text:span><text:span text:style-name="T346_10"><text:s/></text:span><text:span text:style-name="T346_11">for</text:span><text:span text:style-name="T346_12"><text:s/></text:span><text:span text:style-name="T346_13">diferente</text:span><text:span text:style-name="T346_14"><text:s/></text:span><text:span text:style-name="T346_15">de</text:span><text:span text:style-name="T346_16"><text:s/>“</text:span><text:span text:style-name="T346_17">Acervo</text:span><text:span text:style-name="T346_18">”<text:s/></text:span><text:span text:style-name="T346_19">e</text:span><text:span text:style-name="T346_20"><text:s/>“</text:span><text:span text:style-name="T346_21">Baixa</text:span><text:span text:style-name="T346_22"><text:s/></text:span><text:span text:style-name="T346_23">do</text:span><text:span text:style-name="T346_24"><text:s/></text:span><text:span text:style-name="T346_25">Patrimônio</text:span><text:span text:style-name="T346_26">”,<text:s/></text:span><text:span text:style-name="T346_27">liberar</text:span><text:span text:style-name="T346_28"><text:s/></text:span><text:span text:style-name="T346_29">essa</text:span><text:span text:style-name="T346_30"><text:s/></text:span><text:span text:style-name="T346_31">opção</text:span><text:span text:style-name="T346_32"><text:s/></text:span><text:span text:style-name="T346_33">para</text:span><text:span text:style-name="T346_34"><text:s/></text:span><text:span text:style-name="T346_35">preenchimento</text:span></text:p>
      <text:p text:style-name="P347"><text:span text:style-name="T347_1">Data</text:span><text:span text:style-name="T347_2"><text:s/></text:span><text:span text:style-name="T347_3">de</text:span><text:span text:style-name="T347_4"><text:s/></text:span><text:span text:style-name="T347_5">Retorno</text:span><text:span text:style-name="T347_6">:</text:span></text:p>
      <text:p text:style-name="P348"><text:span text:style-name="T348_1"><text:tab/></text:span><text:span text:style-name="T348_2">Campo</text:span><text:span text:style-name="T348_3"><text:s/></text:span><text:span text:style-name="T348_4">editável</text:span></text:p>
      <text:p text:style-name="P349"><text:span text:style-name="T349_1"><text:tab/></text:span></text:p>
      <text:p text:style-name="P350"><text:span text:style-name="T350_1"><text:tab/></text:span><text:span text:style-name="T350_2">Condições</text:span><text:span text:style-name="T350_3"><text:s/></text:span><text:span text:style-name="T350_4">de</text:span><text:span text:style-name="T350_5"><text:s/></text:span><text:span text:style-name="T350_6">Reprodução</text:span><text:span text:style-name="T350_7">:</text:span></text:p>
      <text:p text:style-name="P351"><text:span text:style-name="T351_1"><text:tab/></text:span><text:span text:style-name="T351_2">Tipo</text:span><text:span text:style-name="T351_3"><text:s/></text:span><text:span text:style-name="T351_4">Checkbox</text:span><text:span text:style-name="T351_5"><text:tab/></text:span></text:p>
      <text:p text:style-name="P352"><text:span text:style-name="T352_1"><text:tab/><text:tab/></text:span><text:span text:style-name="T352_2">Não</text:span></text:p>
      <text:p text:style-name="P353"><text:span text:style-name="T353_1"><text:tab/><text:s text:c="2"/><text:tab/></text:span><text:span text:style-name="T353_2">Sob</text:span><text:span text:style-name="T353_3"><text:s/></text:span><text:span text:style-name="T353_4">Consulta</text:span></text:p>
      <text:p text:style-name="P354"><text:span text:style-name="T354_1"><text:tab/></text:span></text:p>
      <text:p text:style-name="P355"><text:span text:style-name="T355_1"><text:tab/></text:span><text:span text:style-name="T355_2">Notas</text:span><text:span text:style-name="T355_3"><text:s/></text:span><text:span text:style-name="T355_4">sobre</text:span><text:span text:style-name="T355_5"><text:s/></text:span><text:span text:style-name="T355_6">Uso</text:span><text:span text:style-name="T355_7"><text:s/></text:span><text:span text:style-name="T355_8">e</text:span><text:span text:style-name="T355_9"><text:s/></text:span><text:span text:style-name="T355_10">Aproveitamento</text:span></text:p>
      <text:p text:style-name="P356"><text:span text:style-name="T356_1"><text:tab/><text:tab/></text:span><text:span text:style-name="T356_2">Campo</text:span><text:span text:style-name="T356_3"><text:s/></text:span><text:span text:style-name="T356_4">editável</text:span></text:p>
      <text:p text:style-name="P357"/>
      <text:p text:style-name="P358"><text:span text:style-name="T358_1"><text:tab/></text:span><text:span text:style-name="T358_2">Proteção</text:span><text:span text:style-name="T358_3">:</text:span></text:p>
      <text:p text:style-name="P359"><text:span text:style-name="T359_1"><text:tab/></text:span><text:span text:style-name="T359_2">Tipo</text:span><text:span text:style-name="T359_3"><text:s/></text:span><text:span text:style-name="T359_4">Checkbox</text:span><text:span text:style-name="T359_5"><text:tab/></text:span></text:p>
      <text:p text:style-name="P360"><text:span text:style-name="T360_1"><text:tab/><text:tab/></text:span><text:span text:style-name="T360_2">Sim</text:span></text:p>
      <text:p text:style-name="P361"><text:span text:style-name="T361_1"><text:tab/><text:tab/></text:span><text:span text:style-name="T361_2">Não</text:span></text:p>
      <text:p text:style-name="P362"><text:span text:style-name="T362_1"><text:tab/><text:s text:c="2"/><text:tab/></text:span><text:span text:style-name="T362_2">Em</text:span><text:span text:style-name="T362_3"><text:s/></text:span><text:span text:style-name="T362_4">Processo</text:span></text:p>
      <text:p text:style-name="P363"/>
      <text:p text:style-name="P364"><text:span text:style-name="T364_1"><text:tab/><text:tab/></text:span><text:span text:style-name="T364_2">Caso</text:span><text:span text:style-name="T364_3"><text:s/></text:span><text:span text:style-name="T364_4">a</text:span><text:span text:style-name="T364_5"><text:s/></text:span><text:span text:style-name="T364_6">opção</text:span><text:span text:style-name="T364_7"><text:s/></text:span><text:span text:style-name="T364_8">seja</text:span><text:span text:style-name="T364_9"><text:s/>''</text:span><text:span text:style-name="T364_10">Não</text:span><text:span text:style-name="T364_11">'',<text:s/></text:span><text:span text:style-name="T364_12">não</text:span><text:span text:style-name="T364_13"><text:s/></text:span><text:span text:style-name="T364_14">mostrar</text:span><text:span text:style-name="T364_15"><text:s/></text:span><text:span text:style-name="T364_16">os</text:span><text:span text:style-name="T364_17"><text:s/></text:span><text:span text:style-name="T364_18">campos</text:span><text:span text:style-name="T364_19"><text:s/></text:span><text:span text:style-name="T364_20">abaixo</text:span></text:p>
      <text:p text:style-name="P365"><text:span text:style-name="T365_1"><text:tab/><text:tab/></text:span><text:span text:style-name="T365_2">Instituição</text:span><text:span text:style-name="T365_3">:</text:span></text:p>
      <text:p text:style-name="P366"><text:span text:style-name="T366_1"><text:tab/><text:tab/><text:tab/></text:span><text:span text:style-name="T366_2">Campo</text:span><text:span text:style-name="T366_3"><text:s/></text:span><text:span text:style-name="T366_4">Editável</text:span></text:p>
      <text:p text:style-name="P367"><text:span text:style-name="T367_1"><text:tab/></text:span></text:p>
      <text:p text:style-name="P368"><text:span text:style-name="T368_1"><text:tab/><text:tab/></text:span><text:span text:style-name="T368_2">Legislação</text:span><text:span text:style-name="T368_3">/</text:span><text:span text:style-name="T368_4">Número</text:span><text:span text:style-name="T368_5"><text:s/></text:span><text:span text:style-name="T368_6">do</text:span><text:span text:style-name="T368_7"><text:s/></text:span><text:span text:style-name="T368_8">Processo</text:span><text:span text:style-name="T368_9">:</text:span></text:p>
      <text:p text:style-name="P369"><text:span text:style-name="T369_1"><text:tab/><text:tab/><text:tab/></text:span><text:span text:style-name="T369_2">Campo</text:span><text:span text:style-name="T369_3"><text:s/></text:span><text:span text:style-name="T369_4">Editável</text:span></text:p>
      <text:p text:style-name="P370"/>
      <text:p text:style-name="P371"/>
      <text:p text:style-name="P372"><text:span text:style-name="T372_1">8.<text:s/></text:span><text:span text:style-name="T372_2">Histórico</text:span><text:span text:style-name="T372_3"><text:s/></text:span><text:span text:style-name="T372_4">e</text:span><text:span text:style-name="T372_5"><text:s/></text:span><text:span text:style-name="T372_6">Procedência</text:span></text:p>
      <text:p text:style-name="P373"/>
      <text:p text:style-name="P374"><text:span text:style-name="T374_1">Tipo</text:span><text:span text:style-name="T374_2"><text:s/></text:span><text:span text:style-name="T374_3">de</text:span><text:span text:style-name="T374_4"><text:s/></text:span><text:span text:style-name="T374_5">Aquisição</text:span><text:span text:style-name="T374_6">:</text:span></text:p>
      <text:p text:style-name="P375"><text:span text:style-name="T375_1">Lista</text:span><text:span text:style-name="T375_2"><text:s/></text:span><text:span text:style-name="T375_3">em</text:span><text:span text:style-name="T375_4"><text:s/></text:span><text:span text:style-name="T375_5">ordem</text:span><text:span text:style-name="T375_6"><text:s/></text:span><text:span text:style-name="T375_7">alfabética</text:span><text:span text:style-name="T375_8"><text:s/></text:span><text:span text:style-name="T375_9">com</text:span><text:span text:style-name="T375_10"><text:s/></text:span><text:span text:style-name="T375_11">as</text:span><text:span text:style-name="T375_12"><text:s/></text:span><text:span text:style-name="T375_13">opções</text:span><text:span text:style-name="T375_14"><text:s/></text:span><text:span text:style-name="T375_15">abaixo</text:span></text:p>
      <text:p text:style-name="P376"><text:span text:style-name="T376_1">Compra</text:span></text:p>
      <text:p text:style-name="P377"><text:span text:style-name="T377_1"><text:tab/><text:tab/></text:span><text:span text:style-name="T377_2">Permuta</text:span></text:p>
      <text:p text:style-name="P378"><text:span text:style-name="T378_1"><text:tab/><text:tab/></text:span><text:span text:style-name="T378_2">Doação</text:span><text:span text:style-name="T378_3"><text:s/></text:span><text:span text:style-name="T378_4">Institucional</text:span></text:p>
      <text:p text:style-name="P379"><text:span text:style-name="T379_1"><text:tab/><text:tab/></text:span><text:span text:style-name="T379_2">Doação</text:span><text:span text:style-name="T379_3"><text:s/></text:span><text:span text:style-name="T379_4">Pessoal</text:span></text:p>
      <text:p text:style-name="P380"><text:span text:style-name="T380_1"><text:tab/><text:tab/></text:span><text:span text:style-name="T380_2">Comodato</text:span></text:p>
      <text:p text:style-name="P381"/>
      <text:p text:style-name="P382"/>
      <text:p text:style-name="P383"><text:span text:style-name="T383_1">Valor</text:span><text:span text:style-name="T383_2"><text:s/></text:span><text:span text:style-name="T383_3">Venal</text:span><text:span text:style-name="T383_4"><text:s/></text:span><text:span text:style-name="T383_5">da</text:span><text:span text:style-name="T383_6"><text:s/></text:span><text:span text:style-name="T383_7">Época</text:span><text:span text:style-name="T383_8"><text:s/></text:span><text:span text:style-name="T383_9">da</text:span><text:span text:style-name="T383_10"><text:s/></text:span><text:span text:style-name="T383_11">Transação</text:span><text:span text:style-name="T383_12">:</text:span></text:p>
      <text:p text:style-name="P384"><text:span text:style-name="T384_1"><text:s/><text:tab/></text:span><text:span text:style-name="T384_2">Campo</text:span><text:span text:style-name="T384_3"><text:s/></text:span><text:span text:style-name="T384_4">editável</text:span></text:p>
      <text:p text:style-name="P385"/>
      <text:p text:style-name="P386"><text:span text:style-name="T386_1">Dados</text:span><text:span text:style-name="T386_2"><text:s/></text:span><text:span text:style-name="T386_3">do</text:span><text:span text:style-name="T386_4"><text:s/></text:span><text:span text:style-name="T386_5">Documento</text:span><text:span text:style-name="T386_6"><text:s/></text:span><text:span text:style-name="T386_7">de</text:span><text:span text:style-name="T386_8"><text:s/></text:span><text:span text:style-name="T386_9">Aquisição</text:span><text:span text:style-name="T386_10">:</text:span></text:p>
      <text:p text:style-name="P387"><text:span text:style-name="T387_1"><text:tab/></text:span><text:span text:style-name="T387_2">Campo</text:span><text:span text:style-name="T387_3"><text:s/></text:span><text:span text:style-name="T387_4">editável</text:span></text:p>
      <text:p text:style-name="P388"/>
      <text:p text:style-name="P389"><text:span text:style-name="T389_1">Primeiro</text:span><text:span text:style-name="T389_2"><text:s/></text:span><text:span text:style-name="T389_3">Proprietário</text:span></text:p>
      <text:p text:style-name="P390"><text:span text:style-name="T390_1"><text:tab/></text:span><text:span text:style-name="T390_2">Campo</text:span><text:span text:style-name="T390_3"><text:s/></text:span><text:span text:style-name="T390_4">editável</text:span></text:p>
      <text:p text:style-name="P391"/>
      <text:p text:style-name="P392"><text:span text:style-name="T392_1">Histórico</text:span></text:p>
      <text:p text:style-name="P393"><text:span text:style-name="T393_1"><text:tab/></text:span><text:span text:style-name="T393_2">Campo</text:span><text:span text:style-name="T393_3"><text:s/></text:span><text:span text:style-name="T393_4">editável</text:span></text:p>
      <text:p text:style-name="P394"/>
      <text:p text:style-name="P395"><text:span text:style-name="T395_1">Instrimentos</text:span><text:span text:style-name="T395_2"><text:s/></text:span><text:span text:style-name="T395_3">de</text:span><text:span text:style-name="T395_4"><text:s/></text:span><text:span text:style-name="T395_5">Pesquisa</text:span></text:p>
      <text:p text:style-name="P396"><text:span text:style-name="T396_1"><text:tab/></text:span><text:span text:style-name="T396_2">Campo</text:span><text:span text:style-name="T396_3"><text:s/></text:span><text:span text:style-name="T396_4">editável</text:span></text:p>
      <text:p text:style-name="P397"/>
      <text:p text:style-name="P398"/>
      <text:p text:style-name="P399"><text:span text:style-name="T399_1">9.<text:s/></text:span><text:span text:style-name="T399_2">Assuntos</text:span><text:span text:style-name="T399_3"><text:s/></text:span><text:span text:style-name="T399_4">e</text:span><text:span text:style-name="T399_5"><text:s/></text:span><text:span text:style-name="T399_6">Descritores</text:span></text:p>
      <text:p text:style-name="P400"/>
      <text:p text:style-name="P401"><text:span text:style-name="T401_1">9.1<text:tab/></text:span><text:span text:style-name="T401_2">Descritor</text:span></text:p>
      <text:p text:style-name="P402"><text:span text:style-name="T402_1">Campo</text:span><text:span text:style-name="T402_2"><text:s/></text:span><text:span text:style-name="T402_3">editável</text:span><text:span text:style-name="T402_4"><text:s/></text:span><text:span text:style-name="T402_5">com</text:span><text:span text:style-name="T402_6"><text:s/></text:span><text:span text:style-name="T402_7">a</text:span><text:span text:style-name="T402_8"><text:s/></text:span><text:span text:style-name="T402_9">seguinte</text:span><text:span text:style-name="T402_10"><text:s/></text:span><text:span text:style-name="T402_11">Descrição</text:span><text:span text:style-name="T402_12"><text:s/></text:span><text:span text:style-name="T402_13">antes</text:span><text:span text:style-name="T402_14"><text:s/></text:span><text:span text:style-name="T402_15">de</text:span><text:span text:style-name="T402_16"><text:s/></text:span><text:span text:style-name="T402_17">ser</text:span><text:span text:style-name="T402_18"><text:s/></text:span><text:span text:style-name="T402_19">preenchido</text:span></text:p>
      <text:p text:style-name="P403"><text:span text:style-name="T403_1"><text:s/></text:span><text:span text:style-name="T403_2">Descrição</text:span><text:span text:style-name="T403_3">:<text:s/>''<text:s/></text:span><text:span text:style-name="T403_4">Termos</text:span><text:span text:style-name="T403_5"><text:s/></text:span><text:span text:style-name="T403_6">controlados</text:span><text:span text:style-name="T403_7">,<text:s/></text:span><text:span text:style-name="T403_8">retirados</text:span><text:span text:style-name="T403_9"><text:s/></text:span><text:span text:style-name="T403_10">de</text:span><text:span text:style-name="T403_11"><text:s/></text:span><text:span text:style-name="T403_12">um</text:span><text:span text:style-name="T403_13"><text:s/></text:span><text:span text:style-name="T403_14">vocabulário</text:span><text:span text:style-name="T403_15"><text:s/></text:span><text:span text:style-name="T403_16">pré</text:span><text:span text:style-name="T403_17">-</text:span><text:span text:style-name="T403_18">definido</text:span><text:span text:style-name="T403_19">,<text:s/></text:span><text:span text:style-name="T403_20">que</text:span><text:span text:style-name="T403_21"><text:s/></text:span><text:span text:style-name="T403_22">traduzem</text:span><text:span text:style-name="T403_23"><text:s/></text:span><text:span text:style-name="T403_24">o</text:span><text:span text:style-name="T403_25"><text:s/></text:span><text:span text:style-name="T403_26">conteúdo</text:span><text:span text:style-name="T403_27"><text:s/></text:span><text:span text:style-name="T403_28">temático</text:span><text:span text:style-name="T403_29"><text:s/></text:span><text:span text:style-name="T403_30">do</text:span><text:span text:style-name="T403_31"><text:s/></text:span><text:span text:style-name="T403_32">bem</text:span><text:span text:style-name="T403_33"><text:s/></text:span><text:span text:style-name="T403_34">patrimonial</text:span><text:span text:style-name="T403_35">.<text:s/></text:span><text:span text:style-name="T403_36">Limite</text:span><text:span text:style-name="T403_37"><text:s/></text:span><text:span text:style-name="T403_38">de</text:span><text:span text:style-name="T403_39"><text:s/>5<text:s/></text:span><text:span text:style-name="T403_40">palavras</text:span><text:span text:style-name="T403_41"><text:s/></text:span><text:span text:style-name="T403_42">chave</text:span><text:span text:style-name="T403_43">''</text:span></text:p>
      <text:p text:style-name="P404"/>
      <text:p text:style-name="P405"><text:span text:style-name="T405_1">Limitar</text:span><text:span text:style-name="T405_2"><text:s/></text:span><text:span text:style-name="T405_3">até</text:span><text:span text:style-name="T405_4"><text:s/></text:span><text:span text:style-name="T405_5">cinco</text:span><text:span text:style-name="T405_6"><text:s/></text:span><text:span text:style-name="T405_7">palavra</text:span><text:span text:style-name="T405_8"><text:s/></text:span><text:span text:style-name="T405_9">chave</text:span><text:span text:style-name="T405_10"><text:s/></text:span><text:span text:style-name="T405_11">para</text:span><text:span text:style-name="T405_12"><text:s/></text:span><text:span text:style-name="T405_13">cada</text:span><text:span text:style-name="T405_14"><text:s/></text:span><text:span text:style-name="T405_15">bem</text:span><text:span text:style-name="T405_16"><text:s/></text:span><text:span text:style-name="T405_17">patrimonial</text:span><text:span text:style-name="T405_18">.</text:span></text:p>
      <text:p text:style-name="P406"/>
      <text:p text:style-name="P407"><text:span text:style-name="T407_1">9.2<text:tab/></text:span><text:span text:style-name="T407_2">Assunto</text:span></text:p>
      <text:p text:style-name="P408"><text:span text:style-name="T408_1">Campo</text:span><text:span text:style-name="T408_2"><text:s/></text:span><text:span text:style-name="T408_3">editável</text:span><text:span text:style-name="T408_4"><text:s/></text:span><text:span text:style-name="T408_5">com</text:span><text:span text:style-name="T408_6"><text:s/></text:span><text:span text:style-name="T408_7">a</text:span><text:span text:style-name="T408_8"><text:s/></text:span><text:span text:style-name="T408_9">seguinte</text:span><text:span text:style-name="T408_10"><text:s/></text:span><text:span text:style-name="T408_11">Descrição</text:span><text:span text:style-name="T408_12"><text:s/></text:span><text:span text:style-name="T408_13">antes</text:span><text:span text:style-name="T408_14"><text:s/></text:span><text:span text:style-name="T408_15">de</text:span><text:span text:style-name="T408_16"><text:s/></text:span><text:span text:style-name="T408_17">ser</text:span><text:span text:style-name="T408_18"><text:s/></text:span><text:span text:style-name="T408_19">preenchido</text:span></text:p>
      <text:p text:style-name="P409"><text:span text:style-name="T409_1">Descrição</text:span><text:span text:style-name="T409_2">:<text:s/></text:span><text:span text:style-name="T409_3">palavras</text:span><text:span text:style-name="T409_4">-</text:span><text:span text:style-name="T409_5">chave</text:span><text:span text:style-name="T409_6"><text:s/></text:span><text:span text:style-name="T409_7">que</text:span><text:span text:style-name="T409_8"><text:s/></text:span><text:span text:style-name="T409_9">traduzem</text:span><text:span text:style-name="T409_10"><text:s/></text:span><text:span text:style-name="T409_11">o</text:span><text:span text:style-name="T409_12"><text:s/></text:span><text:span text:style-name="T409_13">conteúdo</text:span><text:span text:style-name="T409_14"><text:s/></text:span><text:span text:style-name="T409_15">temático</text:span><text:span text:style-name="T409_16"><text:s/></text:span><text:span text:style-name="T409_17">do</text:span><text:span text:style-name="T409_18"><text:s/></text:span><text:span text:style-name="T409_19">bem</text:span><text:span text:style-name="T409_20"><text:s/></text:span><text:span text:style-name="T409_21">patrimonial</text:span></text:p>
      <text:p text:style-name="P410"/>
      <text:p text:style-name="P411"/>
      <text:p text:style-name="P412"><text:span text:style-name="T412_1">10.<text:s/></text:span><text:span text:style-name="T412_2">Fonte</text:span><text:span text:style-name="T412_3"><text:s/></text:span><text:span text:style-name="T412_4">de</text:span><text:span text:style-name="T412_5"><text:s/></text:span><text:span text:style-name="T412_6">Informação</text:span></text:p>
      <text:p text:style-name="P413"/>
      <text:p text:style-name="P414"><text:span text:style-name="T414_1"><text:tab/><text:tab/></text:span><text:span text:style-name="T414_2">Campo</text:span><text:span text:style-name="T414_3"><text:s/></text:span><text:span text:style-name="T414_4">editável</text:span><text:span text:style-name="T414_5"><text:s/></text:span><text:span text:style-name="T414_6">com</text:span><text:span text:style-name="T414_7"><text:s/></text:span><text:span text:style-name="T414_8">opção</text:span><text:span text:style-name="T414_9"><text:s/></text:span><text:span text:style-name="T414_10">de</text:span><text:span text:style-name="T414_11"><text:s/></text:span><text:span text:style-name="T414_12">abrir</text:span><text:span text:style-name="T414_13"><text:s/></text:span><text:span text:style-name="T414_14">novos</text:span><text:span text:style-name="T414_15"><text:s/></text:span><text:span text:style-name="T414_16">campos</text:span><text:span text:style-name="T414_17"><text:s/></text:span><text:span text:style-name="T414_18">para</text:span><text:span text:style-name="T414_19"><text:s/></text:span><text:span text:style-name="T414_20">mais</text:span><text:span text:style-name="T414_21"><text:s/></text:span><text:span text:style-name="T414_22">de</text:span><text:span text:style-name="T414_23"><text:s/></text:span><text:span text:style-name="T414_24">uma</text:span><text:span text:style-name="T414_25"><text:s/></text:span><text:span text:style-name="T414_26">fonte</text:span><text:span text:style-name="T414_27">.</text:span></text:p>
      <text:p text:style-name="P415"/>
      <text:p text:style-name="P416"><text:span text:style-name="T416_1">11.<text:s/></text:span><text:span text:style-name="T416_2">Responsável</text:span><text:span text:style-name="T416_3"><text:s/></text:span><text:span text:style-name="T416_4">pela</text:span><text:span text:style-name="T416_5"><text:s/></text:span><text:span text:style-name="T416_6">Pesquisa</text:span></text:p>
      <text:p text:style-name="P417"/>
      <text:p text:style-name="P418"><text:span text:style-name="T418_1"><text:tab/></text:span><text:span text:style-name="T418_2">Os</text:span><text:span text:style-name="T418_3"><text:s/></text:span><text:span text:style-name="T418_4">Campos</text:span><text:span text:style-name="T418_5"><text:s/></text:span><text:span text:style-name="T418_6">Abaixo</text:span><text:span text:style-name="T418_7"><text:s/></text:span><text:span text:style-name="T418_8">são</text:span><text:span text:style-name="T418_9"><text:s/></text:span><text:span text:style-name="T418_10">do</text:span><text:span text:style-name="T418_11"><text:s/></text:span><text:span text:style-name="T418_12">tipo</text:span><text:span text:style-name="T418_13"><text:s/></text:span><text:span text:style-name="T418_14">editáveis</text:span><text:span text:style-name="T418_15">,<text:s/></text:span><text:span text:style-name="T418_16">com</text:span><text:span text:style-name="T418_17"><text:s/></text:span><text:span text:style-name="T418_18">opção</text:span><text:span text:style-name="T418_19"><text:s/></text:span><text:span text:style-name="T418_20">de</text:span><text:span text:style-name="T418_21"><text:s/></text:span><text:span text:style-name="T418_22">adiconar</text:span><text:span text:style-name="T418_23"><text:s/></text:span><text:span text:style-name="T418_24">mais</text:span><text:span text:style-name="T418_25"><text:s/></text:span><text:span text:style-name="T418_26">de</text:span><text:span text:style-name="T418_27"><text:s/></text:span><text:span text:style-name="T418_28">um</text:span><text:span text:style-name="T418_29"><text:s/></text:span><text:span text:style-name="T418_30">responsável</text:span><text:span text:style-name="T418_31"><text:s/></text:span><text:span text:style-name="T418_32">pela</text:span><text:span text:style-name="T418_33"><text:s/><text:tab/></text:span><text:span text:style-name="T418_34">pesquisa</text:span></text:p>
      <text:p text:style-name="P419"/>
      <text:p text:style-name="P420"><text:span text:style-name="T420_1">12.1<text:tab/></text:span><text:span text:style-name="T420_2">Nome</text:span></text:p>
      <text:p text:style-name="P421"><text:span text:style-name="T421_1">12.2<text:tab/></text:span><text:span text:style-name="T421_2">Data</text:span></text:p>
      <text:p text:style-name="P422"><text:span text:style-name="T422_1">12.3<text:tab/></text:span><text:span text:style-name="T422_2">Notas</text:span><text:span text:style-name="T422_3"><text:s/></text:span><text:span text:style-name="T422_4">do</text:span><text:span text:style-name="T422_5"><text:s/></text:span><text:span text:style-name="T422_6">Pesquisador</text:span></text:p>
      <text:p text:style-name="P423"/>
      <text:p text:style-name="P424"><text:span text:style-name="T424_1"><text:tab/></text:span></text:p>
      <text:p text:style-name="P425"/>
      <text:p text:style-name="P426"/>
      <text:p text:style-name="P427"/>
      <text:p text:style-name="P428"/>
      <text:p text:style-name="P42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ahoma" svg:font-family="Tahom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4.445cm" text:min-label-distance="0.952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8.255cm" text:min-label-distance="0.952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2.065cm" text:min-label-distance="0.952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3">
      <text:list-level-style-bullet text:bullet-char="–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–" text:style-name="List3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–" text:style-name="List3Level2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–" text:style-name="List3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–" text:style-name="List3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–" text:style-name="List3Level5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–" text:style-name="List3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–" text:style-name="List3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–" text:style-name="List3Level8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5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2" text:style-name="List5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3" text:style-name="List5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4" text:style-name="List5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5" text:style-name="List5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6" text:style-name="List5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7" text:style-name="List5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8" text:style-name="List5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9" text:style-name="List5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3.175cm" fo:padding-right="0cm" fo:margin-right="3.175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able1" style:family="table">
      <style:table-properties table:align="left" style:width="15.452cm" fo:margin-left="0cm"/>
    </style:style>
    <style:style style:name="Column1" style:family="table-column">
      <style:table-column-properties style:column-width="1.852cm"/>
    </style:style>
    <style:style style:name="Column2" style:family="table-column">
      <style:table-column-properties style:column-width="10.566cm"/>
    </style:style>
    <style:style style:name="Column3" style:family="table-column">
      <style:table-column-properties style:column-width="3.034cm"/>
    </style:style>
    <style:style style:name="Row1" style:family="table-row"/>
    <style:style style:name="Cell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6" style:family="paragraph" style:parent-style-name="Standard">
      <style:paragraph-properties fo:text-align="left" fo:break-before="auto" fo:text-indent="0cm" fo:line-height="100%" fo:margin-top="0.071cm" fo:margin-bottom="0cm" fo:margin-left="0cm" fo:margin-right="0.12cm" fo:orphans="2" fo:widows="2" style:writing-mode="lr-tb">
        <style:tab-stops>
          <style:tab-stop style:type="left" style:leader-style="none" style:position="2.002cm"/>
        </style:tab-stops>
      </style:paragraph-properties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" style:family="table-row"/>
    <style:style style:name="Cell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7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8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P11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able2" style:family="table">
      <style:table-properties table:align="left" style:width="15.431cm" fo:margin-left="0cm"/>
    </style:style>
    <style:style style:name="Column4" style:family="table-column">
      <style:table-column-properties style:column-width="5.577cm"/>
    </style:style>
    <style:style style:name="Column5" style:family="table-column">
      <style:table-column-properties style:column-width="5.577cm"/>
    </style:style>
    <style:style style:name="Column6" style:family="table-column">
      <style:table-column-properties style:column-width="4.276cm"/>
    </style:style>
    <style:style style:name="Row3" style:family="table-row"/>
    <style:style style:name="Cell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.635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Cell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4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column table:style-name="Column3"/>
          <table:table-row table:style-name="Row1">
            <table:table-cell table:style-name="Cell1">
              <text:p text:style-name="P2"><draw:frame svg:x="0cm" svg:y="0cm" svg:width="1.512cm" svg:height="1.266cm" draw:style-name="FR1" text:anchor-type="as-char" draw:z-index="0"><draw:image xlink:href="Pictures/image1.png" xlink:type="simple" xlink:show="embed" xlink:actuate="onLoad"/></draw:frame></text:p>
              <text:p text:style-name="P3"/>
            </table:table-cell>
            <table:table-cell table:style-name="Cell2">
              <text:p text:style-name="P4"/>
              <text:p text:style-name="P5"><text:span text:style-name="T5_1">Documento</text:span><text:span text:style-name="T5_2"><text:s/></text:span><text:span text:style-name="T5_3">de</text:span><text:span text:style-name="T5_4"><text:s/></text:span><text:span text:style-name="T5_5">Especificação</text:span><text:span text:style-name="T5_6"><text:s/></text:span><text:span text:style-name="T5_7">de</text:span><text:span text:style-name="T5_8"><text:s/></text:span><text:span text:style-name="T5_9">Casos</text:span><text:span text:style-name="T5_10"><text:s/></text:span><text:span text:style-name="T5_11">de</text:span><text:span text:style-name="T5_12"><text:s/></text:span><text:span text:style-name="T5_13">Uso</text:span></text:p>
            </table:table-cell>
            <table:table-cell table:style-name="Cell3">
              <text:p text:style-name="P6"><text:span text:style-name="T6_1">Versão</text:span><text:span text:style-name="T6_2"><text:s/></text:span><text:span text:style-name="T6_3">do</text:span><text:span text:style-name="T6_4"><text:s/></text:span><text:span text:style-name="T6_5">documento</text:span><text:span text:style-name="T6_6">:<text:s/>1.0</text:span></text:p>
            </table:table-cell>
          </table:table-row>
          <table:table-row table:style-name="Row2">
            <table:table-cell table:style-name="Cell4">
              <text:p text:style-name="P7"/>
            </table:table-cell>
            <table:table-cell table:style-name="Cell5">
              <text:p text:style-name="P8"/>
            </table:table-cell>
            <table:table-cell table:style-name="Cell6">
              <text:p text:style-name="P9"><text:span text:style-name="T9_1"><text:s text:c="2"/></text:span><text:span text:style-name="T9_2">Data</text:span><text:span text:style-name="T9_3">:<text:s text:c="2"/>&lt;</text:span><text:span text:style-name="T9_4">01</text:span><text:span text:style-name="T9_5">/</text:span><text:span text:style-name="T9_6">10</text:span><text:span text:style-name="T9_7">/201</text:span><text:span text:style-name="T9_8">4</text:span><text:span text:style-name="T9_9">&gt;</text:span></text:p>
            </table:table-cell>
          </table:table-row>
        </table:table>
        <text:p text:style-name="P10"/>
      </style:header>
      <style:footer>
        <text:p text:style-name="P11"/>
        <table:table table:style-name="Table2">
          <table:table-column table:style-name="Column4"/>
          <table:table-column table:style-name="Column5"/>
          <table:table-column table:style-name="Column6"/>
          <table:table-row table:style-name="Row3">
            <table:table-cell table:style-name="Cell7">
              <text:p text:style-name="P12"><text:span text:style-name="T12_1">Confidencial</text:span></text:p>
            </table:table-cell>
            <table:table-cell table:style-name="Cell8">
              <text:p text:style-name="P13"><text:span text:style-name="T13_1">ICMC</text:span><text:span text:style-name="T13_2"><text:s/>–<text:s/></text:span><text:span text:style-name="T13_3">USP</text:span><text:span text:style-name="T13_4">,<text:s/>201</text:span><text:span text:style-name="T13_5">4</text:span></text:p>
            </table:table-cell>
            <table:table-cell table:style-name="Cell9">
              <text:p text:style-name="P14"><text:span text:style-name="T14_1">Página</text:span><text:span text:style-name="T14_2"><text:s/></text:span><text:span text:style-name="T14_3"><text:page-number text:select-page="current"/></text:span><text:span text:style-name="T14_4"><text:s/></text:span><text:span text:style-name="T14_5">de</text:span><text:span text:style-name="T14_6"><text:s/></text:span><text:span text:style-name="T14_7"><text:page-count/></text:span></text:p>
            </table:table-cell>
          </table:table-row>
        </table:table>
        <text:p text:style-name="P1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